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0.61mm"/>
    </style:style>
    <style:style style:name="co2" style:family="table-column">
      <style:table-column-properties fo:break-before="auto" style:column-width="65.81mm"/>
    </style:style>
    <style:style style:name="co3" style:family="table-column">
      <style:table-column-properties fo:break-before="auto" style:column-width="299.5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00.54mm" fo:break-before="auto" style:use-optimal-row-height="true"/>
    </style:style>
    <style:style style:name="ro3" style:family="table-row">
      <style:table-row-properties style:row-height="62.44mm" fo:break-before="auto" style:use-optimal-row-height="true"/>
    </style:style>
    <style:style style:name="ro4" style:family="table-row">
      <style:table-row-properties style:row-height="71.97mm" fo:break-before="auto" style:use-optimal-row-height="true"/>
    </style:style>
    <style:style style:name="ro5" style:family="table-row">
      <style:table-row-properties style:row-height="76.73mm" fo:break-before="auto" style:use-optimal-row-height="true"/>
    </style:style>
    <style:style style:name="ro6" style:family="table-row">
      <style:table-row-properties style:row-height="114.83mm" fo:break-before="auto" style:use-optimal-row-height="true"/>
    </style:style>
    <style:style style:name="ro7" style:family="table-row">
      <style:table-row-properties style:row-height="95.78mm" fo:break-before="auto" style:use-optimal-row-height="true"/>
    </style:style>
    <style:style style:name="ro8" style:family="table-row">
      <style:table-row-properties style:row-height="90.22mm" fo:break-before="auto" style:use-optimal-row-height="true"/>
    </style:style>
    <style:style style:name="ro9" style:family="table-row">
      <style:table-row-properties style:row-height="67.2mm" fo:break-before="auto" style:use-optimal-row-height="true"/>
    </style:style>
    <style:style style:name="ro10" style:family="table-row">
      <style:table-row-properties style:row-height="119.59mm" fo:break-before="auto" style:use-optimal-row-height="true"/>
    </style:style>
    <style:style style:name="ro11" style:family="table-row">
      <style:table-row-properties style:row-height="105.3mm" fo:break-before="auto" style:use-optimal-row-height="true"/>
    </style:style>
    <style:style style:name="ro12" style:family="table-row">
      <style:table-row-properties style:row-height="214.84mm" fo:break-before="auto" style:use-optimal-row-height="true"/>
    </style:style>
    <style:style style:name="ro13" style:family="table-row">
      <style:table-row-properties style:row-height="52.92mm" fo:break-before="auto" style:use-optimal-row-height="true"/>
    </style:style>
    <style:style style:name="ro14" style:family="table-row">
      <style:table-row-properties style:row-height="86.25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ZeeNews" table:style-name="ta1">
        <table:table-column table:style-name="co1" table:default-cell-style-name="ce1"/>
        <table:table-column table:style-name="co2" table:default-cell-style-name="Default"/>
        <table:table-column table:style-name="co3" table:default-cell-style-name="ce1"/>
        <table:table-row table:style-name="ro1">
          <table:table-cell office:value-type="string" calcext:value-type="string">
            <text:p>Title</text:p>
          </table:table-cell>
          <table:table-cell office:value-type="string" calcext:value-type="string">
            <text:p>Date and Time</text:p>
          </table:table-cell>
          <table:table-cell office:value-type="string" calcext:value-type="string">
            <text:p>Story</text:p>
          </table:table-cell>
        </table:table-row>
        <table:table-row table:style-name="ro2">
          <table:table-cell office:value-type="string" calcext:value-type="string">
            <text:p>Rahul Gandhi Remarks: 'राहुल गांधी की संसद सदस्यता खत्म कर दें', बीजेपी सांसद ने स्पीकर को लिखा पत्र</text:p>
          </table:table-cell>
          <table:table-cell office:value-type="string" calcext:value-type="string">
            <text:p>ABP Live15 Mar 2023 05:15 PM (IST) <text:s/></text:p>
          </table:table-cell>
          <table:table-cell office:value-type="string" calcext:value-type="string">
            <text:p>['By: ABP Live | Updated at : 15 Mar 2023 05:15 PM (IST) <text:s/>', '\n', 'बीजेपी सांसद निशिकांत दुबे (फाइल फोटो) <text:s/>( Image Source : PTI )', 'BJP on Rahul Gandhi Remarks: कांग्रेस के पूर्व अध्यक्ष और मौजूदा वायनाड सांसद राहुल गांधी (Rahul Gandhi) के लंदन में हाल में दिए बयानों पर बवाल मचा है. एक तरफ संसद के बजट सत्र के दूसरे चरण की कार्यवाही राहुल के बयानों को लेकर हंगामे की भेंट चढ़ रही है तो वहीं बीजेपी सांसद निशिकांत दुबे ने कांग्रेस नेता के खिलाफ एक नया पत्र लोकसभा अध्यक्ष ओम बिरला को लिख दिया है.', 'बुधवार (15 मार्च) को लोकसभा अध्यक्ष को भेजे पत्र में बीजेपी सांसद निशिकांत दुबे ने राहुल गांधी की संसद सदस्यता खत्म करने की मांग की है.\xa0राहुल गांधी के विदेश में दिए गए हाल के बयानों को बीजेपी सांसद ने संसद की गंभीर अवमानना करार दिया है.', 'राहुल गांधी का वो बयान जिस पर मचा है बवाल', 'राहुल के जिस बयान पर सबसे ज्यादा हंमामा हो रहा है, वह संसद में माइक बंद करने को लेकर है. इसी महीने 6 मार्च को लंदन में हाउस ऑफ पार्लियामेंट के परिसर में ब्रिटिश सांसदों के साथ राहुल गांधी ने मुलाकात की थी. परिसर के ग्रैंड कमेटी रूम में ब्रिटेन की विपक्षी लेबर पार्टी के भारतीय मूल के सांसद वीरेंद्र शर्मा ने राहुल गांधी की मेजबानी एक कार्यक्रम के जरिये की थी. इसी कार्यक्रम में राहुल गांधी ने कहा था कि संसद में विपक्षी नेताओं के माइक बंद कर दिए जाते हैं.', "उन्होंने कहा था कि भारत में हमारे माइक काम कर रहे हैं, वे खराब नहीं है लेकिन आप उन्हें नहीं चला सकते हैं. उन्होंने कहा, ''भारत में संसद में जब मैंने अपनी बात रखने की कोशिश की तो मेरे साथ कई बार हुआ.'' उन्होंने दावा किया कि भारत में विपक्ष को दबाया जा रहा है. इसी के साथ लोकतंत्र और आरएसएस समेत कई मुद्दों पर राहुल गांधी ने बयान दिए थे, जिन्हें लेकर वह और कांग्रेस पार्टी बीजेपी के निशाने पर है.", 'लोकभा अध्यक्ष को भेजे पत्र में बीजेपी सांसद ने क्या लिखा?', "झारखंड के गोड्डा से लोकसभा सांसद निशिकांत दुबे ने मांग की है कि एक विशेष समिति को कांग्रेस सांसद की सदस्यता बर्खास्त करने के बारे में विचार करना चाहिए. इंडिया टुडे की रिपोर्ट के मुताबिक, निशिकांत दुबे ने अपने पत्र में लिखा, ''उनके (राहुल गांधी) आचरण को या तो विशेषाधिकार समिति या विशेष समिति की ओर से पूरी तरह जांचे जाने की जरूरत है और उसके बाद सदन को विचार करना चाहिए कि क्या ऐसे सदस्य को निष्कासित कर दिया जाना चाहिए ताकि संसद और अन्य लोकतांत्रिक संस्थानों की रक्षा की जा सके. उन्होंने लिखा कि यह स्पष्ट संदेश दिए जाने की जरूरत है कि आगे से कोई भी उच्च संस्थानों के गौरव और सम्मान से खिलवाड़ नहीं कर सकता है.\xa0", 'बता दें कि इससे पहले भी बीजेपी राहुल गांधी की संसद सदस्यता खत्म करने की मांग कर चुकी है. दरअसल, राष्ट्रपति के अभिभाषण पर धन्यवाद प्रस्ताव के दौरान प्रधानमंत्री नरेंद्र ने भाषण दिया था, जिसे लेकर राहुल गांधी ने टिप्पणियां की थीं, जिनका बीजेपी की ओर से विरोध किया गया था.', "'ये यूरोप को बुलाने की बात कर रहे हैं'", "वहीं, निशिकांत दुबे ने अपने हैंडल से एक वीडियो भी ट्वीट किया है, जिसमें वह कहते दिख रहे हैं, ''राहुल गांधी ने देश की गरिमा को आघात पहुंचाया है. ये यूरोप को बुलाने की बात कर रहे हैं... अंग्रेजों को भारत छुड़वा दिया लेकिन फिर से अंग्रेजों को बुलाने की बात करते हैं, फिर से अमेरिका को लाने की बात करते हैं और कहते हैं कि लोकतंत्र खतरे में है. स्पीकर को चैलेंज करते हैं कि मेरा माइक बंद कर देते हैं क्योंकि माइक तो स्पीकर ही बंद करते हैं. प्रधानमंत्री के ऊपर जिस तरह से अनर्गल बयानबाजी कर रहे हैं.'' उन्होंने कहा कि इनकी (राहुल गांधी) सदस्यता कैसे रद्द हो, उसका प्रयास किया जा रहा है.", 'यह भी पढ़ें- Rahul Gandhi Remarks: ‘राहुल गांधी देंगे जवाब’, स्मृति ईरानी के पीएम से नफरत, देश से नफरत के आरोप पर बोले मल्लिकार्जुन खरगे', "Uddhav vs Shinde: 'शिंदे कैंप के विधायकों को उद्धव ठाकरे के कांग्रेस-NCP से गठबंधन पर एतराज था तो...', सुप्रीम कोर्ट की अहम टिप्पणी", 'SCO Summit: एससीओ समिट के लिए भारत ने पाकिस्तान के रक्षा मंत्री को भेजा न्यौता, अगले महीने दिल्ली में होगी मीटिंग', 'Karnataka Election 2023: टिकट बंटवारे से पहले दावेदारों ने बढ़ाई BJP की टेंशन, सीएम बसवराज बोम्मई ने क्या कुछ कहा?', 'Shiv Sena Symbol Row: एकनाथ शिंदे गुट को शिवसेना का चिह्न देने के मामले में EC ने SC में दाखिल किया जवाब, कहा- सही था फैसला', 'H3N2: सावधान! पैर पसार रहा H3N2 इन्फ्लूएंजा वायरस, इस केंद्र शासित प्रदेश में 26 मार्च तक स्कूल बंद', 'Budget Session: राहुल गांधी के बयान और JPC की मांग पर संसद में संग्राम जारी, विपक्ष ने निकाला मार्च, सरकार बोली- ध्यान हटाने की है कोशिश | बड़ी बातें', '89 साल के देवगौड़ा के लिए कर्नाटक का चुनाव इस बार सबसे मुश्किल क्यों?', 'Salman Khan Security: ABP न्यूज़ पर लॉरेंस बिश्नोई के इंटरव्यू के बाद मुंबई पुलिस हुई एक्टिव, सलमान खान की सुरक्षा का रिव्यू शुरू', 'स्टीम आयरन को यूज करते वक्त ज्यादातर लोग करते हैं ये <text:s/>गलतियां... ये है इस्तेमाल करने का सही तरीका', 'Weekend Maariage: क्या है वीकेंड मैरिज, जिसमें शादी होती है मगर आप सिंगल रह सकते हैं...']</text:p>
          </table:table-cell>
        </table:table-row>
        <table:table-row table:style-name="ro3">
          <table:table-cell office:value-type="string" calcext:value-type="string">
            <text:p>Uddhav vs Shinde: 'शिंदे कैंप के विधायकों को उद्धव ठाकरे के कांग्रेस-NCP से गठबंधन पर एतराज था तो...', सुप्रीम कोर्ट की अहम टिप्पणी</text:p>
          </table:table-cell>
          <table:table-cell office:value-type="string" calcext:value-type="string">
            <text:p>निपुण सहगल15 Mar 2023 05:14 PM (IST) <text:s/></text:p>
          </table:table-cell>
          <table:table-cell office:value-type="string" calcext:value-type="string">
            <text:p>['By: निपुण सहगल | Updated at : 15 Mar 2023 05:14 PM (IST) <text:s/>', '\n', 'एकनाथ शिंदे (फाइल फोटो) <text:s/>( Image Source : PTI )', 'Uddhav Thackeray Vs Eknath Shinde: महाराष्ट्र के शिंदे बनाम उद्धव विवाद पर सुप्रीम कोर्ट की संविधान पीठ में चल रही सुनवाई बुधवार (15 मार्च) को भी पूरी नहीं हो सकी. कल यानी गुरुवार (16 मार्च) को 9वें दिन सुनवाई पूरी होगी.', 'सुनवाई में कोर्ट ने इस बात पर सवाल उठाया कि अगर शिंदे कैंप के विधायकों को उद्धव के कांग्रेस-एनसीपी से गठबंधन पर एतराज था तो वह 3 साल तक सरकार के साथ क्यों रहे. सीजेआई डीवाई चंद्रचूड ने कहा कि अचानक से 34 लोगों कहने लगते हैं कि यह सही नहीं है.', 'गर्वनर को लेकर क्या कहा?\xa0सुप्रीम कोर्ट ने कहा कि राज्यपाल को अपनी शक्ति का इस्तेमाल सावधानी से करना चाहिए. उन्हें पता होना चाहिए है कि विश्वास मत बुलाने से सरकार गिर सकती है. ऐसे में किसी भी शक्ति का इस्तेमाल करते हुए गर्वनर को सभी बातों को ध्यान रखना चाहिए.\xa0', 'मामला क्या है?बता दें कि एकनाथ शिंदे ने पिछले साल जून में बगावत कर दी थी. इसके बाद उन्होंने बीजेपी के साथ मिलकर सरकार बना ली. इस कारण उद्धव ठाकरे की सरकार गिर गई. इसके बाद ठाकरे गुट ने सुप्रीम कोर्ट का दरवाजा खटखटाया.', 'इस समय तत्कालीन गर्वनर भगत सिंह कोश्यारी के उद्धव ठाकरे को फ्लोर टेस्ट करने के लिए कहने और\xa0 विधायकों को बर्खास्तगी नोटिस जारी करने सहित अन्य मुद्दों को लेकर सुप्रीम कोर्ट में सुनवाई चल रही है.\xa0', "वहीं चुनाव आयोग ने शिंदे गुट को असली शिवसेना को रूप में मान्यता देते हुए एकनाथ शिंदे को 'तीर-कमान' चुनाव चिह्न दे दिया है.\xa0", 'ये भी पढ़ें- Maharashtra Politics: शिंदे खेमे को सुप्रीम कोर्ट से राहत, असली शिवसेना पर चुनाव आयोग का आदेश बरकरार', 'SCO Summit: एससीओ समिट के लिए भारत ने पाकिस्तान के रक्षा मंत्री को भेजा न्यौता, अगले महीने दिल्ली में होगी मीटिंग', 'Karnataka Election 2023: टिकट बंटवारे से पहले दावेदारों ने बढ़ाई BJP की टेंशन, सीएम बसवराज बोम्मई ने क्या कुछ कहा?', 'Shiv Sena Symbol Row: एकनाथ शिंदे गुट को शिवसेना का चिह्न देने के मामले में EC ने SC में दाखिल किया जवाब, कहा- सही था फैसला', 'H3N2: सावधान! पैर पसार रहा H3N2 इन्फ्लूएंजा वायरस, इस केंद्र शासित प्रदेश में 26 मार्च तक स्कूल बंद', 'Budget Session: राहुल गांधी के बयान और JPC की मांग पर संसद में संग्राम जारी, विपक्ष ने निकाला मार्च, सरकार बोली- ध्यान हटाने की है कोशिश | बड़ी बातें', '89 साल के देवगौड़ा के लिए कर्नाटक का चुनाव इस बार सबसे मुश्किल क्यों?', 'Salman Khan Security: ABP न्यूज़ पर लॉरेंस बिश्नोई के इंटरव्यू के बाद मुंबई पुलिस हुई एक्टिव, सलमान खान की सुरक्षा का रिव्यू शुरू', 'स्टीम आयरन को यूज करते वक्त ज्यादातर लोग करते हैं ये <text:s/>गलतियां... ये है इस्तेमाल करने का सही तरीका', 'Weekend Maariage: क्या है वीकेंड मैरिज, जिसमें शादी होती है मगर आप सिंगल रह सकते हैं...', "1984 Anti Sikh Riots: 'तलवार और पेट्रोल बम लेकर आए थे लोग', तापसी पन्नू ने सुनाया 1984 दंगे का भयानक मंजर, बताया कैसे बचा परिवार"]</text:p>
          </table:table-cell>
        </table:table-row>
        <table:table-row table:style-name="ro4">
          <table:table-cell office:value-type="string" calcext:value-type="string">
            <text:p>SCO Summit: एससीओ समिट के लिए भारत ने पाकिस्तान के रक्षा मंत्री को भेजा न्यौता, अगले महीने दिल्ली में होगी मीटिंग</text:p>
          </table:table-cell>
          <table:table-cell office:value-type="string" calcext:value-type="string">
            <text:p>ABP Live15 Mar 2023 05:11 PM (IST) <text:s/></text:p>
          </table:table-cell>
          <table:table-cell office:value-type="string" calcext:value-type="string">
            <text:p>['By: ABP Live | Updated at : 15 Mar 2023 05:11 PM (IST) <text:s/>', '\n', 'एससीओ समिट (फाइल फोटो) <text:s/>( Image Source : PTI )', 'India Invites Pakistan In SCO Summit: अगले महीने दिल्ली में होने वाली रक्षा मंत्रियों शंघाई सहयोग संगठन की बैठक के लिए भारत ने पाकिस्तान के रक्षा मंत्री ख्वाजा आसिफ को निमंत्रण भेजा है. एससीओ के रक्षा मंत्रियों की बैठक में सदस्य देशों को औपचारिक तौर पर आमंत्रित किया गया है. शंघाई सहयोग संगठन के देशों में भारत, पाकिस्तान, चीन, कजाकिस्तान, किर्गिस्तान, रूस, तजाकिस्तान और उज्बेकिस्तान शामिल हैं और फिलहाल भारत इस संगठन का अध्यक्ष है.', 'इस बैठक के लिए सभी मंत्रियों ने अपने समकक्ष सभी एससीओ सदस्य मंत्रियों को आमंत्रित किया है जिसमें गृह मंत्री ने पाकिस्तान के गृह मंत्री को भी आमंत्रित किया है. इसके साथ ही राष्ट्रीय सुरक्षा सलाहकार ने अपने समकक्ष को भी आमंत्रित किया है. मंगलवार (14 मार्च) को विदेश मंत्रालय ने पाकिस्तान के विदेश मंत्री को भी आमंत्रित किया है.', 'इससे पहले भी किया गया है आमंत्रित', 'भारत ने इससे पहले एससीओ के चीफ जस्टिस वाली बैठक के लिए पाकिस्तान के चीफ जस्टिस उमर अता बांदियाल को भी आमंत्रित किया था. हालांकि, वो इस बैठक में शामिल नहीं हुए थे. उनकी जगह पर जस्टिस मुनीब अख्तर वीडियो कॉन्फ्रेंसिंग के जरिए बैठक में शामिल हुए थे.', 'गोवा में होगी विदेश मंत्रियों की बैठक', 'एससीओ के रक्षा मंत्रियों की बैठक अप्रैल में होगा तो वहीं, विदेश मंत्रियों की बैठक मई के महीने में गोवा में होने वाली है. वहीं, पाकिस्तान सरकार का कहना है कि अभी इस बारे में कोई फैसला नहीं लिया गया है कि विदेश मंत्री बिलावल भुट्टो और रक्षा मंत्री ख्वाजा आसिफ भारत में होने वाली इन बैठकों में शामिल होंगे या नहीं. भारत ने पाकिस्तान के विदेश मंत्री सहित चीन के विदेश मंत्री किन गांग को भी इस बैठक में आमंत्रित किया है.', 'क्या है एससीओ समिट?', 'शंघाई सहयोग संगठन की स्थापना साल 1996 में 26 अप्रैल को हुई थी. इसकी स्थापना सदस्य देशों के बीच आर्थिक, राजनीतिक, और सैन्य सहयोग को बढ़ावा देने के लिए की गई थी. इसकी बैठक हर साल आयोजित की जाती है और इस साल एससीओ की अध्यक्षता भारत के पास है. \xa0', 'ये भी पढ़ें: बिलावल भुट्टो के भारत दौरे को लेकर कंफ्यूज पाकिस्तान, कह रहा हम अभी फैसला...', "Uddhav vs Shinde: 'शिंदे कैंप के विधायकों को उद्धव ठाकरे के कांग्रेस-NCP से गठबंधन पर एतराज था तो...', सुप्रीम कोर्ट की अहम टिप्पणी", 'Karnataka Election 2023: टिकट बंटवारे से पहले दावेदारों ने बढ़ाई BJP की टेंशन, सीएम बसवराज बोम्मई ने क्या कुछ कहा?', 'Shiv Sena Symbol Row: एकनाथ शिंदे गुट को शिवसेना का चिह्न देने के मामले में EC ने SC में दाखिल किया जवाब, कहा- सही था फैसला', 'H3N2: सावधान! पैर पसार रहा H3N2 इन्फ्लूएंजा वायरस, इस केंद्र शासित प्रदेश में 26 मार्च तक स्कूल बंद', 'Budget Session: राहुल गांधी के बयान और JPC की मांग पर संसद में संग्राम जारी, विपक्ष ने निकाला मार्च, सरकार बोली- ध्यान हटाने की है कोशिश | बड़ी बातें', '89 साल के देवगौड़ा के लिए कर्नाटक का चुनाव इस बार सबसे मुश्किल क्यों?', 'Salman Khan Security: ABP न्यूज़ पर लॉरेंस बिश्नोई के इंटरव्यू के बाद मुंबई पुलिस हुई एक्टिव, सलमान खान की सुरक्षा का रिव्यू शुरू', 'स्टीम आयरन को यूज करते वक्त ज्यादातर लोग करते हैं ये <text:s/>गलतियां... ये है इस्तेमाल करने का सही तरीका', 'Weekend Maariage: क्या है वीकेंड मैरिज, जिसमें शादी होती है मगर आप सिंगल रह सकते हैं...', "1984 Anti Sikh Riots: 'तलवार और पेट्रोल बम लेकर आए थे लोग', तापसी पन्नू ने सुनाया 1984 दंगे का भयानक मंजर, बताया कैसे बचा परिवार"]</text:p>
          </table:table-cell>
        </table:table-row>
        <table:table-row table:style-name="ro4">
          <table:table-cell office:value-type="string" calcext:value-type="string">
            <text:p>Karnataka Election 2023: टिकट बंटवारे से पहले दावेदारों ने बढ़ाई BJP की टेंशन, सीएम बसवराज बोम्मई ने क्या कुछ कहा?</text:p>
          </table:table-cell>
          <table:table-cell office:value-type="string" calcext:value-type="string">
            <text:p>ABP Live15 Mar 2023 04:56 PM (IST) <text:s/></text:p>
          </table:table-cell>
          <table:table-cell office:value-type="string" calcext:value-type="string">
            <text:p>['By: ABP Live | Updated at : 15 Mar 2023 04:56 PM (IST) <text:s/>', '\n', 'कर्नाटक के मुख्यमंत्री बसवराज बोम्मई <text:s/>( Image Source : ANI File Photo )', 'CM Basavaraj Bommai On Karnataka Election: कर्नाटक में कुछ ही महीनों में विधानसभा चुनाव होने वाले हैं. बीजेपी के सामने सत्ता में वापसी की बड़ी चुनौती है. वहीं, बीजेपी में टिकट को लेकर मारामारी की खबरें सामने आ रही हैं. अब इस पर मुख्यमंत्री बसवराज बोम्मई की प्रतिक्रिया भी सामने आ चुकी है. मुख्यमंत्री बोम्मई ने इस पर खुशी जाहिर की और दावा किया कि यह साबित करता है कि बीजेपी चुनाव जीत रही है.', 'सीएम बोम्मई ने बुधवार (15 मार्च) को कहा, "यह स्वाभाविक है कि जो पार्टी जीतेगी उसमें प्रतिस्पर्धा होगी, इसलिए बीजेपी में टिकट के लिए होड़ स्वाभाविक है." उन्होंने आगे कहा, "हमारी पार्टी और उसका नेतृत्व इस स्थिति को संभालने में सक्षम है." उन्होंने आगे कहा, "आलाकमान जिसे भी टिकट देगा, सभी उसका समर्थन करेंगे और सुनिश्चित करेंगे कि पार्टी पूर्ण बहुमत से जीते."', 'बोम्मई ने कांग्रेस पर साधा निशाना', 'मुख्यमंत्री बोम्मई ने कहा, "सभी वर्तमान विधायकों को टिकट देने का कोई उदाहरण नहीं है. हर चुनाव अलग होता है." उन्होंने साफ कर दिया कि सर्वे, प्रदर्शन और अन्य दिशा-निर्देशों के बाद ही टिकट दिया जाएगा. मुख्यमंत्री ने इस दौरान कांग्रेस पर भी जमकर निशाना साधा. उन्होंने कहा, "कांग्रेस के चुनावी वादे कभी पूरे नहीं हो सकते, क्योंकि विपक्षी दल कभी सत्ता में नहीं आ सकती." बता दें कि प्रदेश में मई से पहले विधानसभा चुनाव होने हैं.', 'पार्टी ने 150 सीटें जीतने का लक्ष्य रखा', 'बीजेपी ने इस बार प्रदेश की 224 विधानसभा सीटों में कम से कम 150 सीटें जीतने का लक्ष्य रखा है. पार्टी के कुछ सूत्रों के अनुसार, टिकट के लिए मारामारी से बागियों के उभरने की संभावना अधिक है, जो कई सीटों पर पार्टी के लिए मुसीबत खड़ी कर सकते हैं. पार्टी सूत्रों ने कहा, "कई निर्वाचन क्षेत्रों में पुराने नेताओं के साथ कई नए उम्मीदवार हैं और पार्टी को उनके बीच संतुलन बनाना होगा. उम्मीदवारों का फैसला करते समय सर्वे के आधार पर किया जाएगा."\xa0', "ये भी पढ़ें-Uddhav vs Shinde: 'शिंदे कैंप के विधायकों को उद्धव ठाकरे के कांग्रेस-NCP से गठबंधन पर एतराज था तो...', सुप्रीम कोर्ट की अहम टिप्पणी", "Uddhav vs Shinde: 'शिंदे कैंप के विधायकों को उद्धव ठाकरे के कांग्रेस-NCP से गठबंधन पर एतराज था तो...', सुप्रीम कोर्ट की अहम टिप्पणी", 'Shiv Sena Symbol Row: एकनाथ शिंदे गुट को शिवसेना का चिह्न देने के मामले में EC ने SC में दाखिल किया जवाब, कहा- सही था फैसला', 'H3N2: सावधान! पैर पसार रहा H3N2 इन्फ्लूएंजा वायरस, इस केंद्र शासित प्रदेश में 26 मार्च तक स्कूल बंद', 'Budget Session: राहुल गांधी के बयान और JPC की मांग पर संसद में संग्राम जारी, विपक्ष ने निकाला मार्च, सरकार बोली- ध्यान हटाने की है कोशिश | बड़ी बातें', "Suicide Cases: ‘राष्ट्रीय पुरुष आयोग बनाएं', शादी के बाद सुसाइड केस का जिक्र करते हुए सुप्रीम कोर्ट में याचिका दायर", '89 साल के देवगौड़ा के लिए कर्नाटक का चुनाव इस बार सबसे मुश्किल क्यों?', 'Salman Khan Security: ABP न्यूज़ पर लॉरेंस बिश्नोई के इंटरव्यू के बाद मुंबई पुलिस हुई एक्टिव, सलमान खान की सुरक्षा का रिव्यू शुरू', 'Weekend Maariage: क्या है वीकेंड मैरिज, जिसमें शादी होती है मगर आप सिंगल रह सकते हैं...', "1984 Anti Sikh Riots: 'तलवार और पेट्रोल बम लेकर आए थे लोग', तापसी पन्नू ने सुनाया 1984 दंगे का भयानक मंजर, बताया कैसे बचा परिवार", 'क्या अब फॉर्मासिस्ट भी डॉक्टर की तरह दवाई लिख पाएंगे? यहां इस कानून को मिली मंजूरी']</text:p>
          </table:table-cell>
        </table:table-row>
        <table:table-row table:style-name="ro5">
          <table:table-cell office:value-type="string" calcext:value-type="string">
            <text:p>Shiv Sena Symbol Row: एकनाथ शिंदे गुट को शिवसेना का चिह्न देने के मामले में EC ने SC में दाखिल किया जवाब, कहा- सही था फैसला</text:p>
          </table:table-cell>
          <table:table-cell office:value-type="string" calcext:value-type="string">
            <text:p>निपुण सहगल15 Mar 2023 04:49 PM (IST) <text:s/></text:p>
          </table:table-cell>
          <table:table-cell office:value-type="string" calcext:value-type="string">
            <text:p>['By: निपुण सहगल | Updated at : 15 Mar 2023 04:49 PM (IST) <text:s/>', '\n', 'सुप्रीम कोर्ट <text:s/>( Image Source : PTI )', 'Election Commission On Shiv Sena Symbol Issue: शिवसेना के दो गुट होने के बाद इसके चुनाव चिह्न को लेकर विवाद पर चुनाव आयोग ने सुप्रीम कोर्ट में जवाब दाखिल कर दिया है. चुनाव आयोग ने चुनाव आयोग ने शिंदे खेमे को चुनाव चिह्न आवंटित करने के अपने फैसले को सही ठहराया और कहा कि यह एक तर्कसंगत आदेश था और इसमें उद्धव खेमे के उठाए गए सभी मुद्दे शामिल हैं.\xa0', 'इससे पहले सुप्रीम कोर्ट ने शिदे गुट को राहत देते हुए कहा था कि फिलहाल शिंदे गुट के पास ही शिवसेना का नाम और सिंबल रहेगा. वहीं उद्धव ठाकरे के पास (उद्धव बालासाहेब ठाकरे) नाम और मशाल चुनाव चिह्न होगा. इसके साथ ही सुप्रीम कोर्ट ने चुनाव आयोग और शिंदे गुट से जवाब देने के लिए कहा था. चुनाव आयोग ने जवाब देते हुए कहा कि याचिकाकर्ता (उद्धव ठाकरे) की तरफ से रखी बातों का खंडन करते हैं. चुनाव आयोग का फैसला प्रशासनिक नहीं, अर्ध-न्यायिक था. फैसला लेने वाली संस्था को पक्ष बना कर जवाब नहीं मांगा जा सकता.', 'उद्धव की अर्जी पर नोटिस', 'सुप्रीम कोर्ट ने कहा था कि वह चुनाव आयोग के फैसले पर रोक नहीं लगा सकता. सुप्रीम कोर्ट की टिप्पणी से स्पष्ट हो गया कि फिलहाल शिंदे गुट ही असली शिवसेना कहलाएगा. इसके अलावा सुप्रीम कोर्ट ने चुनाव आयोग के फैसले के खिलाफ उद्धव की अर्जी पर नोटिस जारी किया था. कोर्ट ने दो हफ्ते के अंदर शिंदे गुट और चुनाव आयोग से जवाब मांगा था.', 'शिवसेना चुनाव चिन्ह मामले में चुनाव आयोग ने SC में दाखिल किया जवाब। कहा-* याचिकाकर्ता (उद्धव ठाकरे) की तरफ से रखी बातों का खंडन करते हैं* चुनाव आयोग का फैसला प्रशासनिक नहीं, अर्ध-न्यायिक था* फैसला लेने वाली संस्था को पक्ष बना कर जवाब नहीं मांगा जा सकता', '\n\n', 'चीफ जस्टिस डी वाई चंद्रचूड़, न्यायमूर्ति पीएस नरसिम्हा और न्यायमूर्ति जेबी पारदीवाला की बेंच ने नोटिस जारी किया लेकिन शिंदे खेमे को असली शिवसेना मानने वाले निर्वाचन आयोग के फैसले पर रोक लगाने से इनकार करते हुए कहा कि यह दूसरे पक्ष को सुने बिना नहीं किया जा सकता है.', 'शिंदे खेमे के वकील ने पीठ से कहा कि वह इस बीच ठाकरे गुट के विधायकों को अयोग्य घोषित करने के लिए कोई विप जारी नहीं करेगा या प्रक्रिया शुरू नहीं करेगा. बेंच ने कहा, ‘ठीक है, नोटिस जारी किया जाता है. जवाबी हलफनामा दो हफ्ते के भीतर दाखिल करें.’', 'ये भी पढ़ें: Bhushan Desai: उद्धव गुट को लगा झटका, उनके वफादार सुभाष देसाई के पुत्र ने थामा सीएम शिंदे की शिवसेना का हाथ', "Uddhav vs Shinde: 'शिंदे कैंप के विधायकों को उद्धव ठाकरे के कांग्रेस-NCP से गठबंधन पर एतराज था तो...', सुप्रीम कोर्ट की अहम टिप्पणी", 'H3N2: सावधान! पैर पसार रहा H3N2 इन्फ्लूएंजा वायरस, इस केंद्र शासित प्रदेश में 26 मार्च तक स्कूल बंद', 'Budget Session: राहुल गांधी के बयान और JPC की मांग पर संसद में संग्राम जारी, विपक्ष ने निकाला मार्च, सरकार बोली- ध्यान हटाने की है कोशिश | बड़ी बातें', "Suicide Cases: ‘राष्ट्रीय पुरुष आयोग बनाएं', शादी के बाद सुसाइड केस का जिक्र करते हुए सुप्रीम कोर्ट में याचिका दायर", 'Rahul Gandhi Remarks: ‘राहुल गांधी देंगे जवाब’, स्मृति ईरानी के पीएम से नफरत, देश से नफरत के आरोप पर बोले मल्लिकार्जुन खरगे', '89 साल के देवगौड़ा के लिए कर्नाटक का चुनाव इस बार सबसे मुश्किल क्यों?', 'Salman Khan Security: ABP न्यूज़ पर लॉरेंस बिश्नोई के इंटरव्यू के बाद मुंबई पुलिस हुई एक्टिव, सलमान खान की सुरक्षा का रिव्यू शुरू', 'Weekend Maariage: क्या है वीकेंड मैरिज, जिसमें शादी होती है मगर आप सिंगल रह सकते हैं...', "1984 Anti Sikh Riots: 'तलवार और पेट्रोल बम लेकर आए थे लोग', तापसी पन्नू ने सुनाया 1984 दंगे का भयानक मंजर, बताया कैसे बचा परिवार", 'क्या अब फॉर्मासिस्ट भी डॉक्टर की तरह दवाई लिख पाएंगे? यहां इस कानून को मिली मंजूरी']</text:p>
          </table:table-cell>
        </table:table-row>
        <table:table-row table:style-name="ro4">
          <table:table-cell office:value-type="string" calcext:value-type="string">
            <text:p>H3N2: सावधान! पैर पसार रहा H3N2 इन्फ्लूएंजा वायरस, इस केंद्र शासित प्रदेश में 26 मार्च तक स्कूल बंद</text:p>
          </table:table-cell>
          <table:table-cell office:value-type="string" calcext:value-type="string">
            <text:p><text:s/>&lt;/span&gt;15 Mar 2023 04:40 PM (IST) <text:s/></text:p>
          </table:table-cell>
          <table:table-cell office:value-type="string" calcext:value-type="string">
            <text:p>['By: एबीपी न्यूज, एजेंसी | Updated at : 15 Mar 2023 04:40 PM (IST) <text:s/>', '\n', 'एच3एन2 का बढ़ता खतरा <text:s/>( Image Source : PTI )', 'Puducherry H3N2 Influenza: केंद्र शासित प्रदेश पुडुचेरी में सरकार ने एच3एन2 इन्फ्लूएंजा (H3N2) वायरस के बढ़ते प्रभाव के मद्देनजर बुधवार (15 मार्च) को 16 मार्च से 26 मार्च तक आठवीं कक्षा तक के सभी स्कूलों में छुट्टी की घोषणा की. ये फैसला एच3एन2 के बढ़ते खतरे को देखते हुए लिया गया है.\xa0', 'विशेष रूप से बच्चों में एच3एन2 इन्फ्लुएंजा के बढ़ते प्रभाव के कारण पुडुचेरी, कराईकल, माहे और यनम के सभी चार क्षेत्रों के स्कूलों के लिए यह आदेश लागू होगा. \xa0शून्य काल के दौरान विधानसभा में गृह और शिक्षा मंत्री ए. नम्माशिवयम (A. Nammasivayam) ने कहा कि बच्चों में इन्फ्लूएंजा के प्रसार को देखते हुए सरकार ने पहली क्लास से आठवीं कक्षा तक के सभी सरकारी और प्राइवेट स्कूलों में 26 मार्च तक अवकाश का ऐलान किया. पुडुचेरी के स्वास्थ्य विभाग ने 11 मार्च को कहा था कि यहां में चार मार्च तक एच3एन2 की तरह या उससे संबंधित 79 मामले सामने आए हैं.\xa0', 'एच3एन2 को क्यों बढ़ रहा है?इंद्रप्रस्थ अपोलो अस्पताल के रेस्पिरेटरी, क्रिटिकल केयर एंड स्लीप मेडिसिन कंसलटेंट के सलाहकार डॉ विनी कांट्रो ने बढ़ते मामले के संभावित कारणों के बारे में बताया कि मौसमी बदलाव, वायरस के उत्परिवर्तन और अर्थव्यवस्था पूरी तरह खुल जाने के कारण हो सकता हैय\xa0', 'उन्होंने कहा, “बच्चे स्कूल जा रहे हैं और वे इसे बुजुर्गों तक पहुंचा रहे हैं. एक देश से दूसरे देश की यात्राएं हो रही हैं. पिछले दो सालों में कोविड प्रमुख वायरस रहा है और उस दौरान प्रतिबंध भी रहे, लेकिन प्रतिबंधों में छूट और सामान्य स्थिति की वापसी के साथ ही इसका (एच3एन2 वायरस का) प्रकोप देखा जा रहा है.\xa0', 'देश में कितने lकेस है?केंद्रीय स्वास्थ्य मंत्रालाय के शुक्रवार को जारी किए गए आंकड़ों के मुताबिक, इस साल 2 जनवरी से 5 मार्च तक 451 एच3एन2 इन्फ्लूएंजा के मामले आए हैं. देश में सबसे पहली मौत कर्नाटक में हुई थी. इसको लेकर केंद्रीय स्वास्थ्य मंत्री मनुसख मंडाविया ने हाल ही में बैठक भी की थी.\xa0', 'ये भी पढ़ें- H3N2 Influenza: किडनी की सेहत बिगाड़ सकता है H3N2 इन्फ्लूएंजा, इस बीमारी से हैं परेशान तो सावधान और सतर्क रहें', "Uddhav vs Shinde: 'शिंदे कैंप के विधायकों को उद्धव ठाकरे के कांग्रेस-NCP से गठबंधन पर एतराज था तो...', सुप्रीम कोर्ट की अहम टिप्पणी", 'Karnataka Election 2023: टिकट बंटवारे से पहले दावेदारों ने बढ़ाई BJP की टेंशन, सीएम बसवराज बोम्मई ने क्या कुछ कहा?', 'Shiv Sena Symbol Row: एकनाथ शिंदे गुट को शिवसेना का चिह्न देने के मामले में EC ने SC में दाखिल किया जवाब, कहा- सही था फैसला', 'Budget Session: राहुल गांधी के बयान और JPC की मांग पर संसद में संग्राम जारी, विपक्ष ने निकाला मार्च, सरकार बोली- ध्यान हटाने की है कोशिश | बड़ी बातें', "Suicide Cases: ‘राष्ट्रीय पुरुष आयोग बनाएं', शादी के बाद सुसाइड केस का जिक्र करते हुए सुप्रीम कोर्ट में याचिका दायर", '89 साल के देवगौड़ा के लिए कर्नाटक का चुनाव इस बार सबसे मुश्किल क्यों?', 'Salman Khan Security: ABP न्यूज़ पर लॉरेंस बिश्नोई के इंटरव्यू के बाद मुंबई पुलिस हुई एक्टिव, सलमान खान की सुरक्षा का रिव्यू शुरू', 'Weekend Maariage: क्या है वीकेंड मैरिज, जिसमें शादी होती है मगर आप सिंगल रह सकते हैं...', "1984 Anti Sikh Riots: 'तलवार और पेट्रोल बम लेकर आए थे लोग', तापसी पन्नू ने सुनाया 1984 दंगे का भयानक मंजर, बताया कैसे बचा परिवार", 'क्या अब फॉर्मासिस्ट भी डॉक्टर की तरह दवाई लिख पाएंगे? यहां इस कानून को मिली मंजूरी']</text:p>
          </table:table-cell>
        </table:table-row>
        <table:table-row table:style-name="ro6">
          <table:table-cell office:value-type="string" calcext:value-type="string">
            <text:p>Budget Session: राहुल गांधी के बयान और JPC की मांग पर संसद में संग्राम जारी, विपक्ष ने निकाला मार्च, सरकार बोली- ध्यान हटाने की है कोशिश | बड़ी बातें</text:p>
          </table:table-cell>
          <table:table-cell office:value-type="string" calcext:value-type="string">
            <text:p>ABP Live15 Mar 2023 04:18 PM (IST) <text:s/></text:p>
          </table:table-cell>
          <table:table-cell office:value-type="string" calcext:value-type="string">
            <text:p>['By: ABP Live | Updated at : 15 Mar 2023 04:18 PM (IST) <text:s/>', '\n', 'विपक्षी दलों का मार्च <text:s/>( Image Source : PTI )', 'Parliament Budget Session: संसद के बजट सत्र के दूसरे चरण में लगातार तीसरे दिन हंगामा जारी रहा. विपक्षी पार्टियां जहां अडानी मामले में जेपीसी की मांग पर अड़ी है. वहीं सत्ता पक्ष राहुल गांधी के माइक बंद कर देने वाले बयान पर माफी की मांग को लेकर पीछे हटने को तैयार नहीं है. दिनभर की 10 बड़ी बातें-', '1. सरकार और विपक्ष के हंगामे को देखते हुए लोकसभा और राज्यसभा दोनों ही सदनों की कार्यवाही कल तक के लिए स्थगित कर दी गई. इससे पहले सोमवार और मंगलवार को भी सदन की कार्यवाही नहीं चल सकी.', '2.\xa0कांग्रेस समेत 16 विपक्षी दलों के नेताओं ने अडानी समूह से जुड़े मामले में प्रवर्तन निदेशालय (ईडी) के समक्ष ज्ञापन देने के लिए बुधवार (15 मार्च) को संसद भवन से मार्च निकाला, हालांकि पुलिस ने उन्हें विजय चौक पर ही रोक लिया. \xa0ईडी मुख्यालय के लिए संसद भवन से निकलने के बाद ही पुलिस ने विजय चौक पर विपक्षी सांसदों को रोका. पुलिस ने विजय चौक के निकट बैरिकेडिंग लगा रखे थे.', '3. विपक्षी दलों के मार्च में ममता बनर्जी की पार्टी टीएमसी ने हिस्सा नहीं लिया. टीएमसी के सांसदों ने घरेलू रसोई गैस (LPG) की कीमतों में वृद्धि को लेकर संसद भवन परिसर में महात्मा गांधी की प्रतिमा के सामने प्रदर्शन किया.\xa0', '4.\xa0राज्यसभा में नेता प्रतिपक्ष और कांग्रेस अध्यक्ष मल्लिकार्जुन खरगे ने कहा कि हम अडानी समूह के घोटाले के मामले में ज्ञापन देने के लिए ईडी निदेशक से मिलने जा रहे थे, लेकिन सरकार ने हमें रोक लिया और विजय चौक तक भी जाने नहीं दिया. उन्होंने कहा कि विपक्ष इस मामले पर ईडी के समक्ष विस्तृत पक्ष रखना चाहता है और आगे जाने की कोशिश करेगा. कांग्रेस समेत कई विपक्षी दल ने अडानी समूह के खिलाफ तीन पेजों का ज्ञापन तैयार किया है जिसमें शेल कंपनियों समेत कई आरोप लगाए गए हैं.\xa0', '5.\xa0कांग्रेस सांसद अधीर रंजन चौधरी ने कहा कि अडानी ग्रुप के मामले पर जेपीसी जांच की मांग कर रहे हैं. बीजेपी यह नहीं चाहती. ऐसे में बीजेपी का असली चेहरा दिख रहा है. कांग्रेस से केंद्र सरकार डर रही है. इस पर केंद्रीय मंत्री जी.किशन रेड्डी ने कहा कि हम सभी विषयों पर चर्चा करने के लिए तैयार हैं. हम पीछे हटने वाले नहीं है. हम विपक्ष की समस्या समझ रहे हैं. चुनाव आने वाला है इसलिए वो कीचड़ फेंकने का प्रयास करते हैं मगर उन्हें नहीं पता कि कीचड़ में ही कमल खिलेगा. \xa0', '6.\xa0कांग्रेस सहित अन्य विपक्षी दलों के आरोपों पर केंद्रीय मंत्री प्रह्लाद जोशी ने कहा कि विपक्ष ये सब ध्यान हटाने के लिए कर रही है क्योंकि उनके सांसदों को पता है कि राहुल गांधी ने जो किया है वो गलत है. इस पर चर्चा नहीं हो इसलिए ऐसा किया जा रहा है. साथ ही राहुल गांधी से माफी की मांग की है.\xa0', '7.\xa0कांग्रेस अध्यक्ष खरगे ने राहुल गांधी की माफी मांगने को लेकर कहा कि पार्टी नेता राहुल गांधी के ब्रिटेन के बयान पर माफी मांगने का कोई सवाल ही नहीं है और ऐसी मांग कर रहे लोगों को प्रधानमंत्री नरेंद्र मोदी देश की जनता को अपमानित करने वाले विदेश में दिये गये बयानों पर जवाब देना चाहिए. दरअसल राहुल गांधी ने ब्रिटेन दौरे के दौरान कहा था कि सदन में विपक्ष के लिए माइक बंद कर दिए जाते हैं. मोदी सरकार लोकतंत्र पर हमला कर रही है.\xa0', '8. कांग्रेस ने राहुल गांधी पर हमले को लेकर केंद्रीय मंत्री स्मृति ईरानी पर पलटवार करते हुए बुधवार को आरोप लगाया कि वह ‘राहुल गांधी ट्रोल मंत्रालय’ की मंत्री हैं. केंद्रीय मंत्री स्मृति ईरानी ने बुधवार को कांग्रेस नेता राहुल गांधी की ब्रिटेन में उनकी हालिया टिप्पणी को लेकर आलोचना की और कहा कि भारत का लोकतंत्र खतरे में नहीं है, लेकिन विदेशों में उन्होंने जिस तरह का ‘व्यवहार’ किया, उसके लिए लोगों ने उनकी पार्टी को ‘राजनीतिक तबाही’ की ओर धकेल दिया है.', '9. हाल ही में लंदन में एक कार्यक्रम में राहुल गांधी ने आरोप लगाया था कि भारतीय लोकतंत्र के ढांचे पर ‘‘बर्बर हमला’’ हो रहा है. उन्होंने अफसोस जताया कि अमेरिका और यूरोप समेत दुनिया के लोकतांत्रिक हिस्से इस पर ध्यान देने में नाकाम रहे हैं. राहुल ने व्याख्यान में यह आरोप भी लगाया था कि प्रधानमंत्री नरेन्द्र मोदी भारत के लोकतांत्रिक ढांचे को नष्ट कर रहे हैं.', '10. बीजेपी सांसद निशिकांत दुबे ने पूरे मामले पर लोकसभा स्पीकर ओम बिड़ला को लेटर लिखकर राहुल गांधी को बर्खास्त करने की मांग की है.\xa0 उन्होंने कहा कि राहुल गांधी ने देश के खिलाफ बयान दिया है.\xa0', "ये भी पढ़ें- Parliament Budget Session: 'जिस देश ने बनाया था गुलाम, उसी से मदद मांग रहे राहुल गांधी', स्मृति ईरानी बोलीं- टुकड़े-टुकड़े गैंग के समर्थक...", 'Uddhav Vs Shinde: उद्धव ठाकरे को एक और झटका, पूर्व स्वास्थ्य मंत्री और करीबी नेता शिंदे गुट में होंगे शामिल', "Rahul Gandhi Remarks: 'राहुल गांधी की संसद सदस्यता खत्म कर दें', बीजेपी सांसद ने स्पीकर को लिखा पत्र", "Uddhav vs Shinde: 'शिंदे कैंप के विधायकों को उद्धव ठाकरे के कांग्रेस-NCP से गठबंधन पर एतराज था तो...', सुप्रीम कोर्ट की अहम टिप्पणी", 'SCO Summit: एससीओ समिट के लिए भारत ने पाकिस्तान के रक्षा मंत्री को भेजा न्यौता, अगले महीने दिल्ली में होगी मीटिंग', 'Karnataka Election 2023: टिकट बंटवारे से पहले दावेदारों ने बढ़ाई BJP की टेंशन, सीएम बसवराज बोम्मई ने क्या कुछ कहा?', '89 साल के देवगौड़ा के लिए कर्नाटक का चुनाव इस बार सबसे मुश्किल क्यों?', 'Salman Khan Security: ABP न्यूज़ पर लॉरेंस बिश्नोई के इंटरव्यू के बाद मुंबई पुलिस हुई एक्टिव, सलमान खान की सुरक्षा का रिव्यू शुरू', 'स्टीम आयरन को यूज करते वक्त ज्यादातर लोग करते हैं ये <text:s/>गलतियां... ये है इस्तेमाल करने का सही तरीका', 'Shiv Sena Symbol Row: एकनाथ शिंदे गुट को शिवसेना का चिह्न देने के मामले में EC ने SC में दाखिल किया जवाब, कहा- सही था फैसला', 'Weekend Maariage: क्या है वीकेंड मैरिज, जिसमें शादी होती है मगर आप सिंगल रह सकते हैं...']</text:p>
          </table:table-cell>
        </table:table-row>
        <table:table-row table:style-name="ro4">
          <table:table-cell office:value-type="string" calcext:value-type="string">
            <text:p>Suicide Cases: ‘राष्ट्रीय पुरुष आयोग बनाएं', शादी के बाद सुसाइड केस का जिक्र करते हुए सुप्रीम कोर्ट में याचिका दायर</text:p>
          </table:table-cell>
          <table:table-cell office:value-type="string" calcext:value-type="string">
            <text:p>ABP Live15 Mar 2023 04:16 PM (IST) <text:s/></text:p>
          </table:table-cell>
          <table:table-cell office:value-type="string" calcext:value-type="string">
            <text:p>['By: ABP Live | Updated at : 15 Mar 2023 04:16 PM (IST) <text:s/>', '\n', 'सुप्रीम कोर्ट <text:s/>( Image Source : ANI File Photo )', 'National Commission For Men: सुप्रीम कोर्ट में एक याचिका दायर की गई है, जिसमें पुरुषों के लिए राष्ट्रीय आयोग की मांग की गई है. याचिका में कहा गया कि शादीशुदा मर्दो में आत्महत्या करने के मामलों में बढ़ोतरी हो रही है. याचिका में राष्ट्रीय अपराध रिकॉर्ड ब्यूरो (NCRB) का आंकड़ा दिया गया है. इससे निपटने के लिए गाइडलाइंस जारी करने और राष्ट्रीय पुरुष आयोग बनाने की मांग की गई है.', 'अधिवक्ता महेश कुमार तिवारी की ओर से सुप्रीम कोर्ट में यह याचिका दायर की गई है. याचिका में अपील की गई है कि घरेलू हिंसा के शिकार विवाहित पुरुषों के लिए राष्ट्रीय पुरुष आयोग बनाया जाए. याचिका में एनसीआरबी के आंकड़ों का हवाला देते हुए कहा गया, वर्ष 2021 में दावा किया गया कि उस वर्ष पूरे देश में 1,64,033 लोगों ने आत्महत्या की. याचिका में कहा गया है कि इनमें से आत्महत्या करने वाले विवाहित पुरुषों की संख्या 81,063 थी जबकि 28,680 विवाहित महिलाएं थीं.', 'पुरुषों के लिए आयोग बनाने की मांग', 'याचिका में एनसीआरबी के आंकड़ों का हवाला देते हुए कहा गया, "वर्ष 2021 में पारिवारिक समस्याओं के कारण तकरीबन 33.2 फीसदी पुरुषों ने और 4.8 प्रतिशत पुरुषों ने विवाह संबंधी वजहों से अपना जीवन समाप्त कर लिया था." याचिका में विवाहित पुरुषों द्वारा आत्महत्या के मुद्दे से निपटने और घरेलू हिंसा से पीड़ित पुरुषों की शिकायतों पर कार्रवाई करने के लिए राष्ट्रीय मानवाधिकार आयोग को निर्देश देने का भी अनुरोध किया गया है.', 'गृह मंत्रालय से की गई यह अपील', 'याचिका में केंद्र को गृह मंत्रालय के जरिए पुलिस विभाग को यह निर्देश देने का अनुरोध भी किया गया है कि घरेलू हिंसा के शिकार पुरुषों की शिकायतें तत्काल स्वीकार की जाएं. याचिका में मांग की गई कि घरेलू हिंसा या पारिवारिक समस्या और विवाह संबंधी मुद्दों से पीड़ित विवाहित पुरुषों की आत्महत्या के मुद्दे पर अनुसंधान करने के लिए भारत के विधि आयोग को एक निर्देश/सिफारिश जारी करें और राष्ट्रीय जैसे मंच का गठन करने के लिए आवश्यक रिपोर्ट तैयार करें.', 'ये भी पढ़ें-Jail Inmates Of UP: यूपी के जेलों में ओबीसी और दलित कैदियों की संख्या अधिक, जानें क्या कहते हैं सरकार के आंकड़े', 'SCO Summit: एससीओ समिट के लिए भारत ने पाकिस्तान के रक्षा मंत्री को भेजा न्यौता, अगले महीने दिल्ली में होगी मीटिंग', "Uddhav vs Shinde: 'शिंदे कैंप के विधायकों को उद्धव ठाकरे के कांग्रेस-NCP से गठबंधन पर एतराज था तो...', सुप्रीम कोर्ट की अहम टिप्पणी", 'Karnataka Election 2023: टिकट बंटवारे से पहले दावेदारों ने बढ़ाई BJP की टेंशन, सीएम बसवराज बोम्मई ने क्या कुछ कहा?', 'Shiv Sena Symbol Row: एकनाथ शिंदे गुट को शिवसेना का चिह्न देने के मामले में EC ने SC में दाखिल किया जवाब, कहा- सही था फैसला', 'H3N2: सावधान! पैर पसार रहा H3N2 इन्फ्लूएंजा वायरस, इस केंद्र शासित प्रदेश में 26 मार्च तक स्कूल बंद', 'Budget Session: राहुल गांधी के बयान और JPC की मांग पर संसद में संग्राम जारी, विपक्ष ने निकाला मार्च, सरकार बोली- ध्यान हटाने की है कोशिश | बड़ी बातें', '89 साल के देवगौड़ा के लिए कर्नाटक का चुनाव इस बार सबसे मुश्किल क्यों?', 'Salman Khan Security: ABP न्यूज़ पर लॉरेंस बिश्नोई के इंटरव्यू के बाद मुंबई पुलिस हुई एक्टिव, सलमान खान की सुरक्षा का रिव्यू शुरू', 'स्टीम आयरन को यूज करते वक्त ज्यादातर लोग करते हैं ये <text:s/>गलतियां... ये है इस्तेमाल करने का सही तरीका', 'Weekend Maariage: क्या है वीकेंड मैरिज, जिसमें शादी होती है मगर आप सिंगल रह सकते हैं...']</text:p>
          </table:table-cell>
        </table:table-row>
        <table:table-row table:style-name="ro4">
          <table:table-cell office:value-type="string" calcext:value-type="string">
            <text:p>Rahul Gandhi Remarks: ‘राहुल गांधी देंगे जवाब’, स्मृति ईरानी के पीएम से नफरत, देश से नफरत के आरोप पर बोले मल्लिकार्जुन खरगे</text:p>
          </table:table-cell>
          <table:table-cell office:value-type="string" calcext:value-type="string">
            <text:p>ABP Live15 Mar 2023 04:13 PM (IST) <text:s/></text:p>
          </table:table-cell>
          <table:table-cell office:value-type="string" calcext:value-type="string">
            <text:p>['By: ABP Live | Updated at : 15 Mar 2023 04:13 PM (IST) <text:s/>', '\n', 'मल्लिकार्जुन खरगे (फाइल फोटो) <text:s/>( Image Source : PTI )', 'Mallikarjun Kharge On Smriti Irani: वायनाड से कांग्रेस सांसद राहुल गांधी की ब्रिटेन यात्रा के दौरान जो बयान दिए गए उससे देश में राजनीतिक माहौल गरमा गया है. एक तरफ बीजेपी राहुल पर हमलावर है तो वहीं कांग्रेस भी जमकर मुकाबला कर रही है. इसी क्रम में कांग्रेस अध्यक्ष मल्लिकार्जुन खरगे ने कहा है कि राहुल गांधी केंद्रीय मंत्री स्मृति ईरानी के उस आरोप का जवाब देंगे जिसमें उन्होंने कहा था कि उनकी पीएम मोदी से नफरत देश से नफरत में बदल गई.', 'फिलहाल राहुल गांधी ब्रिटेन की यात्रा खत्म करके बुधवार (15 मार्च) को भारत पहुंच चुके हैं. उनकी टिप्पणियों पर हुए विवाद के बीच वो पहले ही सफाई दे चुके हैं कि उन्होंने देश के गौरव को कभी कम नहीं आंका है. वहीं, कांग्रेस भी इस बात को कह रही है कि पीएम मोदी और बीजेपी की आलोचना करना देश की आलोचना करना नहीं है.', 'क्या कहा स्मृति ईरानी ने?', 'साल 2019 के लोकसभा चुनाव में अमेठी से राहुल गांधी को हराने वाली स्मृति ईरानी ने उन पर हमला करते हुए कहा कि पीएम मोदी पर हमला करते-करते राहुल गांधी अब भारत पर भी हमला करने लगे हैं. बीजेपी ऑफिस में प्रेस कॉन्फ्रेंस करते हुए स्मृति ईरानी ने कहा कि प्रधानमंत्री नरेंद्र मोदी को लेकर जो राहुल गांधी की नफरत थी, वो अब देश के खिलाफ होने लगी है. उन्होंने एक ऐसे देश का दौरा करके विदेशी ताकतों को उकसाया है, जिसका इतिहास भारत को गुलाम बनाने का रहा है. इसके साथ ही बीजेपी ने राहुल गांधी से माफी की मांग की.', 'क्या बोले मल्लिकार्जुन खरगे?', 'राहुल गांधी से माफी की मांग पर कांग्रेस अध्यक्ष मल्लिकार्जुन खरगे भड़क गए और कहा, “मैं राहुल गांधी से माफी की मांग करने वाले लोगों से एक सवाल करना चाहता हूं कि पीएम मोदी 5 से 6 देशों में गए. हमारे देश के लोगों को अपमानित किया. उन्होंने कहा कि भारत में जन्म लेना पाप है. बोलने के अधिकार को कमजोर किया जा रहा है. सच बोलने वाले लोगों को जेल भेजा जा रहा है. क्या ये लोकतंत्र को खत्म करना नहीं है.”', 'ये भी पढ़ें: देश की राष्ट्रीय सुरक्षा से समझौता क्यों कर रही है सरकार? बीजेपी के हमले पर राहुल गांधी का पलटवार', "Uddhav vs Shinde: 'शिंदे कैंप के विधायकों को उद्धव ठाकरे के कांग्रेस-NCP से गठबंधन पर एतराज था तो...', सुप्रीम कोर्ट की अहम टिप्पणी", 'Karnataka Election 2023: टिकट बंटवारे से पहले दावेदारों ने बढ़ाई BJP की टेंशन, सीएम बसवराज बोम्मई ने क्या कुछ कहा?', 'Shiv Sena Symbol Row: एकनाथ शिंदे गुट को शिवसेना का चिह्न देने के मामले में EC ने SC में दाखिल किया जवाब, कहा- सही था फैसला', 'H3N2: सावधान! पैर पसार रहा H3N2 इन्फ्लूएंजा वायरस, इस केंद्र शासित प्रदेश में 26 मार्च तक स्कूल बंद', 'Budget Session: राहुल गांधी के बयान और JPC की मांग पर संसद में संग्राम जारी, विपक्ष ने निकाला मार्च, सरकार बोली- ध्यान हटाने की है कोशिश | बड़ी बातें', '89 साल के देवगौड़ा के लिए कर्नाटक का चुनाव इस बार सबसे मुश्किल क्यों?', 'Salman Khan Security: ABP न्यूज़ पर लॉरेंस बिश्नोई के इंटरव्यू के बाद मुंबई पुलिस हुई एक्टिव, सलमान खान की सुरक्षा का रिव्यू शुरू', 'Weekend Maariage: क्या है वीकेंड मैरिज, जिसमें शादी होती है मगर आप सिंगल रह सकते हैं...', "1984 Anti Sikh Riots: 'तलवार और पेट्रोल बम लेकर आए थे लोग', तापसी पन्नू ने सुनाया 1984 दंगे का भयानक मंजर, बताया कैसे बचा परिवार", 'क्या अब फॉर्मासिस्ट भी डॉक्टर की तरह दवाई लिख पाएंगे? यहां इस कानून को मिली मंजूरी']</text:p>
          </table:table-cell>
        </table:table-row>
        <table:table-row table:style-name="ro7">
          <table:table-cell office:value-type="string" calcext:value-type="string">
            <text:p>Jail Inmates Of UP: यूपी के जेलों में ओबीसी और दलित कैदियों की संख्या अधिक, जानें क्या कहते हैं सरकार के आंकड़े</text:p>
          </table:table-cell>
          <table:table-cell office:value-type="string" calcext:value-type="string">
            <text:p>ABP Live15 Mar 2023 03:53 PM (IST) <text:s/></text:p>
          </table:table-cell>
          <table:table-cell office:value-type="string" calcext:value-type="string">
            <text:p>['By: ABP Live | Updated at : 15 Mar 2023 03:53 PM (IST) <text:s/>', '\n', 'साल 2021 की रिपोर्ट में यूपी की जेलों में 24 फीसदी कैदी दलित और 45 फीसदी ओबीसी रहे. (प्रतीकात्मक फोटो) <text:s/>( Image Source : Getty )', 'Govt Tells In Parliament About UP Jail Inmates: उत्तर प्रदेश की जेलों में 24 फीसदी कैदी दलित और 45 फीसदी अन्य पिछड़ा वर्ग (ओबीसी) के रहे. ये बात सरकार ने 2021 के आंकड़ों का हवाला देते हुए संसद में बताई. दरअसल\xa0 राज्य मंत्री (MoS) अजय कुमार मिश्रा ने संसद में एक सवाल के जवाब में ये आंकड़े पेश किए. ये सवाल बहुजन समाज पार्टी (बसपा) के सदस्य श्याम सिंह यादव ने पूछा था.', 'ताकि जेलों में बेवजह न रहें कैदी', 'राज्य मंत्री मिश्रा ने कैदियों के कल्याण के लिए किए गए अन्य उपायों को सूचीबद्ध करते हुए बताया कि 2021 तक, यूपी राज्य में 90,606 अंडरट्रायल कैदी थे, जिनमें से 21,942 एससी समुदाय के थे, 4,657 एसटी समुदाय के थे और 41,678 ओबीसी वर्ग के थे. इस दौरान सरकार ने विचाराधीन कैदियों को जेल में सड़ने से रोकने के लिए की गई पहलों के बारे में भी जानकारी दी.', 'इसके साथ ही उन्होंने इस तरफ भी ध्यान दिलाया कि केंद्र सरकार ने\xa0 मॉडल प्रिज़न मैनुअल 2016 (Model Prison Manual 2016) प्रसारित किया है और ये राज्य सरकारों की जिम्मेदारी और जवाबदेही है कि इस बारे में राज्यों में जागरूकता बढ़ाएं. इसके तहत उन सुविधाओं के बारे में बताया जाता है जो विचाराधीन कैदियों को दी जाती हैं. इनमें अंडर ट्रायल कैदियों की कानूनी मदद के साथ ही याचिका के लिए सौदेबाजी जैसी सुविधाएं शामिल हैं. ', 'दरअसल\xa0बीएसपी सांसद श्याम सिंह यादव ने जेलों में कैदियों के बारे में चिंता जताई थी, जिसमें उनके परीक्षण, जेलों की भीड़भाड़ और वंचित सामाजिक-आर्थिक समूहों से संबंधित कैदियों के मामले शामिल थे, जो मुकदमे का इंतजार कर रहे थे.', "'ई-जेल सॉफ्टवेयर है मददगार'", 'गृह मंत्रालय ने संसद में बताया, “ई-जेल सॉफ्टवेयर, एक जेल मैनेजमेंट एप्लीकेशन है. ये इंटरऑपरेबल आपराधिक न्याय प्रणाली के साथ जुड़ा है जो राज्य में जेल अधिकारियों को कैदियों के डेटा को तेजी और कुशल तरीके से एक्सेस करने की सुविधा देता\xa0 है, जिससे उन्हें उन कैदियों की पहचान करने में मदद मिलती है जिनके मामले विचाराधीन समीक्षा समिति के विचार के लिए बकाया हैं.“', 'बसपा सांसद ने आगे गृह मंत्रालय से जेल में संचारी रोगों (Communicable Diseases) के प्रसार में स्पाइक के बारे में पूछा, क्योंकि लॉकडाउन के बाद के वक्त में गिरफ्तारियों में बढ़ोतरी देखी गई.\xa0 इस पर जवाब देते हुए मंत्रालय ने जवाब दिया कि राज्य सरकारें जेलों में क्षमता से अधिक कैदियों के मुद्दे से निपटने में सक्षम हैं.', 'मंत्रालय ने कहा कि राज्य सरकार ने जरूरत और आवश्यकता के अनुसार जेल के कैदियों को समायोजित करने के लिए अतिरिक्त बैरकों और अतिरिक्त जेलों के लिए पर्याप्त प्रावधान किए हैं. मंत्रालय ने ये भी कहा, "राज्य कानूनी सेवा प्राधिकरणों ने जेलों में कानूनी सेवा क्लीनिक स्थापित किए हैं, जो जरूरतमंद व्यक्तियों को मुफ्त कानूनी मदद देते हैं."\xa0 भारत की जेल सांख्यिकी रिपोर्ट (2021) के मुताबिक, 5,54,034 कैदियों में से 4,27,165, (76%) विचाराधीन कैदी थे. इसी रिपोर्ट से जेलों में भीड़भाड़ की स्थिति का पता चलता है', 'गृह मामलों के मंत्रालय ने संसद को बताया कि राष्ट्रीय विधिक सेवा प्राधिकरण (एनएएलएसए) जेलों में मुफ्त कानूनी मदद देने, प्ली बार्गेनिंग, लोक अदालतों और कैदियों के जमानत के अधिकार सहित उनके कानूनी अधिकारों के बारे में जागरूकता पैदा करने के लिए शिविर भी लगाता है.', 'ये भी पढ़ें: UP Jail News: मुख्यमंत्री योगी आदित्यनाथ ने जेलों में भीड़ कम करने के लिए बनाया प्लान, दिए ये निर्देश', 'Karnataka Election 2023: टिकट बंटवारे से पहले दावेदारों ने बढ़ाई BJP की टेंशन, सीएम बसवराज बोम्मई ने क्या कुछ कहा?', "Uddhav vs Shinde: 'शिंदे कैंप के विधायकों को उद्धव ठाकरे के कांग्रेस-NCP से गठबंधन पर एतराज था तो...', सुप्रीम कोर्ट की अहम टिप्पणी", 'Shiv Sena Symbol Row: एकनाथ शिंदे गुट को शिवसेना का चिह्न देने के मामले में EC ने SC में दाखिल किया जवाब, कहा- सही था फैसला', 'H3N2: सावधान! पैर पसार रहा H3N2 इन्फ्लूएंजा वायरस, इस केंद्र शासित प्रदेश में 26 मार्च तक स्कूल बंद', 'Budget Session: राहुल गांधी के बयान और JPC की मांग पर संसद में संग्राम जारी, विपक्ष ने निकाला मार्च, सरकार बोली- ध्यान हटाने की है कोशिश | बड़ी बातें', '89 साल के देवगौड़ा के लिए कर्नाटक का चुनाव इस बार सबसे मुश्किल क्यों?', 'Salman Khan Security: ABP न्यूज़ पर लॉरेंस बिश्नोई के इंटरव्यू के बाद मुंबई पुलिस हुई एक्टिव, सलमान खान की सुरक्षा का रिव्यू शुरू', 'Weekend Maariage: क्या है वीकेंड मैरिज, जिसमें शादी होती है मगर आप सिंगल रह सकते हैं...', "1984 Anti Sikh Riots: 'तलवार और पेट्रोल बम लेकर आए थे लोग', तापसी पन्नू ने सुनाया 1984 दंगे का भयानक मंजर, बताया कैसे बचा परिवार", 'क्या अब फॉर्मासिस्ट भी डॉक्टर की तरह दवाई लिख पाएंगे? यहां इस कानून को मिली मंजूरी']</text:p>
          </table:table-cell>
        </table:table-row>
        <table:table-row table:style-name="ro4">
          <table:table-cell office:value-type="string" calcext:value-type="string">
            <text:p>Karnataka Election 2023: 'सत्ता में आए तो...', <text:s/>प्रदेश कांग्रेस अध्यक्ष डीके शिवकुमार ने कर्नाटक के DGP को चेताया</text:p>
          </table:table-cell>
          <table:table-cell office:value-type="string" calcext:value-type="string">
            <text:p>ABP Live15 Mar 2023 03:40 PM (IST) <text:s/></text:p>
          </table:table-cell>
          <table:table-cell office:value-type="string" calcext:value-type="string">
            <text:p>['By: ABP Live | Updated at : 15 Mar 2023 03:40 PM (IST) <text:s/>', '\n', 'कार्नाटक कांग्रेस प्रदेश अध्यक्ष डीके शिवकुमार (फाइल फोटो) <text:s/>( Image Source : PTI )', 'Karnataka Congress Chief Warns DGP Praveen Sood:\xa0कर्नाटक कांग्रेस प्रमुख डीके शिवकुमार (DK Shivakumar) ने राज्य के पुलिस महानिदेशक (DGP) प्रवीण सूद (Praveen Sood) की गिरफ्तारी की मांग की है. इसी के साथ उन्होंने चेतावनी दी है कि अगर कांग्रेस (Congress) फिर से सत्ता में आती है तो डीजीपी के खिलाफ कार्रवाई की जाएगी. एनडीटीवी की रिपोर्ट के मुताबिक, डीके शिवकुमार ने दावा किया कि डीजीपी सत्तारूढ़ बीजेपी (BJP) सरकार का बचाव कर रहे हैं और उनकी पार्टी (कांग्रेस) के नेताओं के खिलाफ मामले दर्ज कर रहे हैं.', "रिपोर्ट के मुताबिक, कांग्रेस प्रदेश अध्यक्ष ने पुलिस महानिदेशक के लिए 'नालायक' शब्द का इस्तेमाल किया. एक वीडियो में वह इसे बोलते भी सुनाई दे रहे हैं. शिवकुमार ने कहा कि तत्काल प्रभाव से डीजीपी के खिलाफ मामला दर्ज किया जाना चाहिए और उनकी गिरफ्तारी होनी चाहिए. उन्होंने कहा कि निर्वाचन आयोग (ECI) को डीजीपी को हटा देना चाहिए.\xa0बता दें कि कर्नाटक में मई से पहले विधानसभा चुनाव होना है. इस लिहाज से चुनाव में अब बहुत कम दिन बचे हैं. उससे पहले कांग्रेस प्रदेश अध्यक्ष की ओर से डीजीपी को लेकर यह चेतावनी सामने आई है.\xa0", 'और क्या बोले डीके शिवकुमार?', "रिपोर्ट के मुताबिक, डीके शिवकुमार ने आगे कहा, ''उन्होंने (डीजीपी) सेवा में तीन साल पूरे कर लिए हैं. आप कितने दिन उन्हें रखना और उनकी पूजा करना चाहते हैं. उन्होंने हमारे खिलाफ 25 से ज्यादा मामले दर्ज कराए हैं.'' इसी के साथ उन्होंने कहा कि कांग्रेस उनके खिलाफ एक्शन लेगी अगर सत्ता में वापस आती है.", 'बता दें कि 224 सदस्यीय कर्नाटक विधानसभा में कांग्रेस ने कम से कम 150 सीटें जीतने का लक्ष्य रखा है. बहुमत हासिल करने के उद्देश्य से यह लक्ष्य निर्धारित किया गया है. बता दें कि कर्नाटक में विधानसभा के लिए बहुमत का आंकड़ा 113 सीटों का है. वहीं, जनता दल (सेक्युलर) (JDS) ने पहले ही अपने 93 उम्मीदवारों की पहली लिस्ट जारी कर दी है जबकि बीजेपी और कांग्रेस ने अभी तक अपने-अपने उम्मीदवारों के नामों की घोषणा नहीं की है.', 'यह भी पढ़ें- 89 साल के देवगौड़ा के लिए कर्नाटक का चुनाव इस बार सबसे मुश्किल क्यों?\xa0', "Uddhav vs Shinde: 'शिंदे कैंप के विधायकों को उद्धव ठाकरे के कांग्रेस-NCP से गठबंधन पर एतराज था तो...', सुप्रीम कोर्ट की अहम टिप्पणी", 'Karnataka Election 2023: टिकट बंटवारे से पहले दावेदारों ने बढ़ाई BJP की टेंशन, सीएम बसवराज बोम्मई ने क्या कुछ कहा?', 'Shiv Sena Symbol Row: एकनाथ शिंदे गुट को शिवसेना का चिह्न देने के मामले में EC ने SC में दाखिल किया जवाब, कहा- सही था फैसला', 'H3N2: सावधान! पैर पसार रहा H3N2 इन्फ्लूएंजा वायरस, इस केंद्र शासित प्रदेश में 26 मार्च तक स्कूल बंद', 'Budget Session: राहुल गांधी के बयान और JPC की मांग पर संसद में संग्राम जारी, विपक्ष ने निकाला मार्च, सरकार बोली- ध्यान हटाने की है कोशिश | बड़ी बातें', '89 साल के देवगौड़ा के लिए कर्नाटक का चुनाव इस बार सबसे मुश्किल क्यों?', 'Salman Khan Security: ABP न्यूज़ पर लॉरेंस बिश्नोई के इंटरव्यू के बाद मुंबई पुलिस हुई एक्टिव, सलमान खान की सुरक्षा का रिव्यू शुरू', 'Weekend Maariage: क्या है वीकेंड मैरिज, जिसमें शादी होती है मगर आप सिंगल रह सकते हैं...', "1984 Anti Sikh Riots: 'तलवार और पेट्रोल बम लेकर आए थे लोग', तापसी पन्नू ने सुनाया 1984 दंगे का भयानक मंजर, बताया कैसे बचा परिवार", 'क्या अब फॉर्मासिस्ट भी डॉक्टर की तरह दवाई लिख पाएंगे? यहां इस कानून को मिली मंजूरी']</text:p>
          </table:table-cell>
        </table:table-row>
        <table:table-row table:style-name="ro8">
          <table:table-cell office:value-type="string" calcext:value-type="string">
            <text:p>First Bullet Train: गुजरात और महाराष्‍ट्र में अब तक कितना हुआ काम और कब से शुरू हो रही बुलेट ट्रेन, केंद्र सरकार ने दिया जवाब</text:p>
          </table:table-cell>
          <table:table-cell office:value-type="string" calcext:value-type="string">
            <text:p>ABP Live15 Mar 2023 03:23 PM (IST) <text:s/></text:p>
          </table:table-cell>
          <table:table-cell office:value-type="string" calcext:value-type="string">
            <text:p>['By: ABP Live | Updated at : 15 Mar 2023 03:23 PM (IST) <text:s/>', '\n', 'बुलेट ट्रेन प्रोजेक्ट <text:s/>( Image Source : File Photo )', 'Mumbai-Ahmedabad Bullet Train Project: पीएम मोदी की महत्वकांक्षी परियोजना बुलेट ट्रेन का देशवासी बड़ी बेसब्री से इंतजार कर रहे हैं. रेल मंत्री अश्विनी वैष्णव ने अगस्त 2026 तक पहली बुलेट ट्रेन चलाने का लक्ष्य रखा है. लिहाजा इस परियोजना पर काफी तेजी के साथ काम चल रहा है. पहली बुलेट ट्रेन गुजरात के अहमदाबाद से महाराष्ट्र के मुंबई के बीच चलाई जानी है. इस परियोजना में अबतक कितना काम हुआ है, इसकी जानकारी अश्विनी वैष्णव ने दी है.', 'रेल मंत्री के मुताबिक, अहमदाबाद से मुंबई के बीच चलाई जाने वाली बुलेट ट्रेन के लिए 36.93% काम पूरा हो चुका है. वहीं रेल मंत्रालय ने ट्विटर पर अपडेट साझा करते हुए बताया कि 28 फरवरी 2023 तक 26.33 प्रतिशत फिजिकल प्रोसेस पूरा हो चुका है. इसमें महाराष्ट्र ने 13.72 प्रतिशत काम पूरा कर लिया है, वहीं दूसरी ओर, गुजरात ने 52 प्रतिशत से अधिक सिविल कार्य पूरा कर लिया है.', 'अगस्त 2026 में दौड़ेगी पहली बुलेट ट्रेन', 'मंत्रालय के अनुसार, परियोजना तेज गति से आगे बढ़ रही है. बुलेट ट्रेन की नींव अगस्त 2021 में रखी गई थी और महज डेढ़ साल के अंदर 154 किलोमीटर ट्रैक का काम पूरा किया जा चुका है. मंत्रालय ने आगे कहा, "हमारे पास अगस्त 2026 में पहली बुलेट ट्रेन चलाने और अगस्त 2027 तक एक बड़े सेक्शन को चालू करने का लक्ष्य है."\xa0', '257.06 किमी. तक पाइलिंग का काम पूरा', 'रेल मंत्रालय के मुताबिक, 257.06 किलोमीटर के हिस्से में पाइलिंग का काम पूरा हो चुका है, जबकि 155.48 किमी तक पीयर वर्क भी पूरा हो चुका था. 37.64 किलोमीटर के ट्रैक पर गार्डर्स भी बिझा दिए गए हैं. मंत्रालय ने आगे बताया कि इस परियोजना के लिए अभी तक 8,000 से अधिक पेड़ लगाए गए हैं और 83,600 छोटे पौधे लगाए गए हैं.', '\xa0', '#BulletTrain Project (As on 28.02.23)Overall Physical Progress: 𝟐𝟔.𝟑𝟑%GujaratOverall📈:32.93%Civil Works:54.74%MaharashtraOverall📈:13.72%🏗️Pile work: 257.06 Km🏗️Pier work: 155.48 Km🏗️37.64 Km Girders launched🌲8003 trees transplanted🌱83,600 saplings planted pic.twitter.com/0qntHKykoa', '\n\n', "'उद्धव सरकार के कारण लेट हुआ प्रोजेक्ट'", 'बुलेट ट्रेन प्रोजेक्ट पर जानकारी देते हुए रेल मंत्री अश्विनी वैष्णव ने कहा, "हमारे सामने महाराष्ट्र में सबसे ज्यादा चुनौती थी, लेकिन सरकार बदलने के बाद से वहां भी अब सब कुछ योजना के अनुसार चल रहा है." उन्होंने कहा, "उद्धव ठाकरे के नेतृत्व वाली MVA सरकार के दौरान महाराष्ट्र में भूमि अधिग्रहण की धीमी गति और राज्य के अंतर्गत आने वाले खंड में कार्यों की निविदा में देरी के कारण इस परियोजना में देरी हुई है."', 'ये भी पढ़ें-High Air Fare: एयरलाइंस के मनमाने हवाई किराये वसूलने पर संसद की स्थाई समिति ने जताई चिंता, लोअर- अपर बैंड फिक्स करने की सिफारिश की', "Uddhav vs Shinde: 'शिंदे कैंप के विधायकों को उद्धव ठाकरे के कांग्रेस-NCP से गठबंधन पर एतराज था तो...', सुप्रीम कोर्ट की अहम टिप्पणी", 'H3N2: सावधान! पैर पसार रहा H3N2 इन्फ्लूएंजा वायरस, इस केंद्र शासित प्रदेश में 26 मार्च तक स्कूल बंद', 'Budget Session: राहुल गांधी के बयान और JPC की मांग पर संसद में संग्राम जारी, विपक्ष ने निकाला मार्च, सरकार बोली- ध्यान हटाने की है कोशिश | बड़ी बातें', "Suicide Cases: ‘राष्ट्रीय पुरुष आयोग बनाएं', शादी के बाद सुसाइड केस का जिक्र करते हुए सुप्रीम कोर्ट में याचिका दायर", 'Rahul Gandhi Remarks: ‘राहुल गांधी देंगे जवाब’, स्मृति ईरानी के पीएम से नफरत, देश से नफरत के आरोप पर बोले मल्लिकार्जुन खरगे', '89 साल के देवगौड़ा के लिए कर्नाटक का चुनाव इस बार सबसे मुश्किल क्यों?', 'Salman Khan Security: ABP न्यूज़ पर लॉरेंस बिश्नोई के इंटरव्यू के बाद मुंबई पुलिस हुई एक्टिव, सलमान खान की सुरक्षा का रिव्यू शुरू', 'Weekend Maariage: क्या है वीकेंड मैरिज, जिसमें शादी होती है मगर आप सिंगल रह सकते हैं...', 'Shiv Sena symbol Row: एकनाथ शिंदे गुट को शिवसेना का चिह्न देने के मामले में EC ने SC में दाखिल किया जवाब, कहा- सही था फैसला', "1984 Anti Sikh Riots: 'तलवार और पेट्रोल बम लेकर आए थे लोग', तापसी पन्नू ने सुनाया 1984 दंगे का भयानक मंजर, बताया कैसे बचा परिवार", ' यह वेबसाइट कुकीज़ या इसी तरह की तकनीकों का इस्तेमाल करती है, ताकि आपके ब्राउजिंग अनुभव को बेहतर बनाया जा सके और व्यक्तिगतर तौर पर इसकी सिफारिश करती है. हमारी वेबसाइट के लगातार इस्तेमाल के लिए आप हमारी प्राइवेसी पॉलिसी से सहमत हों. ']</text:p>
          </table:table-cell>
        </table:table-row>
        <table:table-row table:style-name="ro4">
          <table:table-cell office:value-type="string" calcext:value-type="string">
            <text:p>Rain Alert: खुशनुमा होगा मौसम! यूपी और हरियाणा समेत इन राज्यों में होगी बारिश, IMD का अलर्ट जारी</text:p>
          </table:table-cell>
          <table:table-cell office:value-type="string" calcext:value-type="string">
            <text:p>ABP Live15 Mar 2023 02:42 PM (IST) <text:s/></text:p>
          </table:table-cell>
          <table:table-cell office:value-type="string" calcext:value-type="string">
            <text:p>['By: ABP Live | Updated at : 15 Mar 2023 02:42 PM (IST) <text:s/>', '\n', 'भारत के कई राज्यों में बारिश का अनुमान <text:s/>( Image Source : PTI )', 'IMD Rain Alert: बीते एक-दो दिनों में कई राज्यों में तेज हवाएं चलने के साथ हल्की बारिश का सिलसिला जारी है. इस बीच अब भारतीय मौसम विज्ञान विभाग (IMD) ने फिर से 18 राज्यों के लिए बारिश का अलर्ट जारी कर दिया है. मौसम पूर्वानुमान के मुताबिक बिहार, पूर्वी मध्य प्रदेश, उत्तर प्रदेश और छत्तीसगढ़, तेलंगाना और मराठवाड़ा में 16 और 17 मार्च को बारिश की संभावना जताई गई है.\xa0', 'आईएमडी ने ट्वीट कर बताया कि इन राज्यों में छिटपुट बारिश के साथ आंधी, बिजली गिरने और तूफान आने की भी स्थिति रहेगी. 30 से 40 किमी प्रति घंटे की रफ्तार से हवाएं चल सकती है. वहीं, पहाड़ी राज्य उत्तराखंड, हिमाचल प्रदेश, जम्मू कश्मीर में भी 17 और 18 मार्च को बारिश होने के आसार हैं. कई जगहों पर बिजली चमकने के साथ बादलों में गड़गड़ाहट और हल्की बारिश की संभावना बन रही है.\xa0', 'बिहार में कैसा रहेगा मौसम\xa0', 'मौसम विज्ञान केंद्र पटना की तरफ से जारी मौसम बुलेटिन में बताया गया है कि अगले 24 घंटों के दौरान प्रदेश का मौसम शुष्क रहेगा. आज आसमान में बादल छाए रहेंगे तो वहीं कुछ जगहों पर हल्की बारिश के साथ बिजली चमकने की भी संभावना है. बिहार के भभुआ और बक्सर जिले के एक-दो स्थानों पर हल्की बारिश दर्ज की जा सकती है.', 'यूपी में होगी झमाझम बारिश', 'आईएमडी के अनुसार उत्तर प्रदेश (Uttar Pradesh) में बुधवार से लेकर गुरुवार तक राज्य के कई इलाकों में बारिश हो सकती है. पश्चिमी यूपी में भी बारिश का अलर्ट जारी किया गया है. मौसम वैज्ञानिक के अनुसार पश्चिमी विक्षोभ की सक्रियता ही इसकी मुख्य वजह है. हालांकि, बारिश के बाद गर्मी एक बार फिर से बढ़ने लगेगी.\xa0', 'हरियाणा-पंजाब के मौसम में होगा बदलाव', 'हरियाणा और पंजाब में भी मौसम में लगातार बदलाव आ रहा है. हरियाणा कृषि विश्वविद्यालय के मौसम विभाग ने मौसम को लेकर अलर्ट जारी किया है. पश्चिम विक्षोभ की वजह से 18 और 19 मार्च को मौसम में बदलाव आएगा और हल्कि बारिश भी हो सकती है.\xa0', 'ये भी पढ़ें:\xa0', 'हीट वेव अलर्ट के बीच आंध्र, कर्नाटक और तमिलनाडु में होगी प्री मानसून बारिश, किसानों के लिए खतरे की घंटी, नॉर्थ ईस्ट का हाल भी जानें', 'SCO Summit: एससीओ समिट के लिए भारत ने पाकिस्तान के रक्षा मंत्री को भेजा न्यौता, अगले महीने दिल्ली में होगी मीटिंग', "Uddhav vs Shinde: 'शिंदे कैंप के विधायकों को उद्धव ठाकरे के कांग्रेस-NCP से गठबंधन पर एतराज था तो...', सुप्रीम कोर्ट की अहम टिप्पणी", 'Karnataka Election 2023: टिकट बंटवारे से पहले दावेदारों ने बढ़ाई BJP की टेंशन, सीएम बसवराज बोम्मई ने क्या कुछ कहा?', 'Shiv Sena Symbol Row: एकनाथ शिंदे गुट को शिवसेना का चिह्न देने के मामले में EC ने SC में दाखिल किया जवाब, कहा- सही था फैसला', 'H3N2: सावधान! पैर पसार रहा H3N2 इन्फ्लूएंजा वायरस, इस केंद्र शासित प्रदेश में 26 मार्च तक स्कूल बंद', '89 साल के देवगौड़ा के लिए कर्नाटक का चुनाव इस बार सबसे मुश्किल क्यों?', 'Salman Khan Security: ABP न्यूज़ पर लॉरेंस बिश्नोई के इंटरव्यू के बाद मुंबई पुलिस हुई एक्टिव, सलमान खान की सुरक्षा का रिव्यू शुरू', 'स्टीम आयरन को यूज करते वक्त ज्यादातर लोग करते हैं ये <text:s/>गलतियां... ये है इस्तेमाल करने का सही तरीका', 'Budget Session: राहुल गांधी के बयान और JPC की मांग पर संसद में संग्राम जारी, विपक्ष ने निकाला मार्च, सरकार बोली- ध्यान हटाने की है कोशिश | बड़ी बातें', 'Weekend Maariage: क्या है वीकेंड मैरिज, जिसमें शादी होती है मगर आप सिंगल रह सकते हैं...']</text:p>
          </table:table-cell>
        </table:table-row>
        <table:table-row table:style-name="ro9">
          <table:table-cell office:value-type="string" calcext:value-type="string">
            <text:p>Pune: पाकिस्तानी घुसपैठिए को पुणे पुलिस ने किया गिरफ्तार, नकली पासपोर्ट पर कर चुका है दुबई की यात्रा</text:p>
          </table:table-cell>
          <table:table-cell office:value-type="string" calcext:value-type="string">
            <text:p>15 Mar 2023 02:41 PM (IST) <text:s/></text:p>
          </table:table-cell>
          <table:table-cell office:value-type="string" calcext:value-type="string">
            <text:p>['By: लता महेश शर्मा | Updated at : 15 Mar 2023 02:41 PM (IST) <text:s/>', '\n', 'पुलिस ने पाकिस्तानी युवक को पकड़ा है (फाइल फोटो)', 'Pakistani Man In Pune: पुणे पुलिस ने अवैध रूप से रह रहे एक पाकिस्तानी युवक को गिरफ्तार किया है. युवक को पुणे के खड़क इलाके से पुलिस ने पकड़ा है. युवक की पहचान मोहम्मद अमन अंसारी के रूप में हुई है. 22 वर्षीय युवक बीते 8 साल से इलाके में अवैध रूप से रह रहा था.', 'जानकारी के अनुसार, 2015 से अवैध रूप से भवानी पेठ में चूड़ामन तालीम के पास रह रहा था. पुलिस को युवक के पास से एक नकली पाकिस्तानी पासपोर्ट भी मिला है. इस पासपोर्ट का इस्तेमाल कर वह दुबई भी जा चुका है. विदेश जाने की खबर से एजेंसियां सतर्क हैं और युवक के मंसूबों को जानने में जुट गई हैं.', 'पुलिस कर रही जांचयुवक के खिलाफ खड़क थाना पुलिस ने विदेशी अधिनियम, 1946 की धारा 14 और पासपोर्ट अधिनियम के तहत केस दर्ज हुआ है. पुलिस इस बात का पता लगाने की कोशिश कर रही है कि वह इतने सालों से पुणे में क्या कर रहा था औऱ उसके इरादे क्या थे. इसके साथ यह भी जानने की कोशिश हो रही है कि क्या वह आतंकी गतिविधियों में शामिल था.', 'पुलिस को सूचना मिली थी कि भवानी पेठ इलाके में एक पाकिस्तानी घुसपैठिया अवैध रूप से रह रहा है. सूचना पर पुलिस ने घेरेबंदी कर अंसारी को चूड़ामन तालीम चौक के पास से पकड़ लिया. हिरासत में लेकर उसकी तलाशी ली गई तो उसके पास से एक नकली पासपोर्ट मिला. पूछताछ में खुलासा हुआ कि वह इस पासपोर्ट का इस्तेमाल कर दुबई तक की यात्रा कर चुका है.', '\xa0', 'यह भी पढ़ें', 'लीक कर रहे थे भारत की डिफेंस इंफॉर्मेशन, पाकिस्तानी एजेंटों की मदद करने पर असम से 5 गिरफ्तार', 'Shiv Sena Symbol Row: एकनाथ शिंदे गुट को शिवसेना का चिह्न देने के मामले में EC ने SC में दाखिल किया जवाब, कहा- सही था फैसला', "Uddhav vs Shinde: 'शिंदे कैंप के विधायकों को उद्धव ठाकरे के कांग्रेस-NCP से गठबंधन पर एतराज था तो...', सुप्रीम कोर्ट की अहम टिप्पणी", 'H3N2: सावधान! पैर पसार रहा H3N2 इन्फ्लूएंजा वायरस, इस केंद्र शासित प्रदेश में 26 मार्च तक स्कूल बंद', 'Budget Session: राहुल गांधी के बयान और JPC की मांग पर संसद में संग्राम जारी, विपक्ष ने निकाला मार्च, सरकार बोली- ध्यान हटाने की है कोशिश | बड़ी बातें', "Suicide Cases: ‘राष्ट्रीय पुरुष आयोग बनाएं', शादी के बाद सुसाइड केस का जिक्र करते हुए सुप्रीम कोर्ट में याचिका दायर", '89 साल के देवगौड़ा के लिए कर्नाटक का चुनाव इस बार सबसे मुश्किल क्यों?', 'Salman Khan Security: ABP न्यूज़ पर लॉरेंस बिश्नोई के इंटरव्यू के बाद मुंबई पुलिस हुई एक्टिव, सलमान खान की सुरक्षा का रिव्यू शुरू', 'Weekend Maariage: क्या है वीकेंड मैरिज, जिसमें शादी होती है मगर आप सिंगल रह सकते हैं...', "1984 Anti Sikh Riots: 'तलवार और पेट्रोल बम लेकर आए थे लोग', तापसी पन्नू ने सुनाया 1984 दंगे का भयानक मंजर, बताया कैसे बचा परिवार", 'क्या अब फॉर्मासिस्ट भी डॉक्टर की तरह दवाई लिख पाएंगे? यहां इस कानून को मिली मंजूरी', ' यह वेबसाइट कुकीज़ या इसी तरह की तकनीकों का इस्तेमाल करती है, ताकि आपके ब्राउजिंग अनुभव को बेहतर बनाया जा सके और व्यक्तिगतर तौर पर इसकी सिफारिश करती है. हमारी वेबसाइट के लगातार इस्तेमाल के लिए आप हमारी प्राइवेसी पॉलिसी से सहमत हों. ']</text:p>
          </table:table-cell>
        </table:table-row>
        <table:table-row table:style-name="ro4">
          <table:table-cell office:value-type="string" calcext:value-type="string">
            <text:p>Crime: आंध्र प्रदेश का मुख्‍यमंत्री बनकर पूर्व रणजी क्रिकेटर ने कंपनी से ठगे 12 लाख</text:p>
          </table:table-cell>
          <table:table-cell office:value-type="string" calcext:value-type="string">
            <text:p>ABP Live15 Mar 2023 02:41 PM (IST) <text:s/></text:p>
          </table:table-cell>
          <table:table-cell office:value-type="string" calcext:value-type="string">
            <text:p>['By: ABP Live | Updated at : 15 Mar 2023 02:41 PM (IST) <text:s/>', '\n', 'पूर्व रणजी क्रिकेटर गिरफ्तार <text:s/>( Image Source : ANI )', 'Crime News: मुंबई पुलिस (Mumbai Police) की साइबर सेल ने पूर्व रणजी क्रिकेटर को गिरफ्तार (Former Ranji Cricketer Arrested) किया है. आरोप है कि उसने मुख्यमंत्री जगन मोहन रेड्डी और उनके पीए के नाम पर कई कंपनियों से करीब तीन करोड़ रुपए की ठगी की है. आरोपी की पहचान पूर्ण रणजी क्रिकेटर नागराजू बुदुमुरु के रूप में हुई है. वह अबतक 60 कंपनियों को धोखा देकर 3 करोड़ रुपये हड़प चुका है.\xa0', 'पुलिस ने आरोपी के पास से करीब 7.6 लाख रुपए बरामद किए हैं. अपने करियर में सबसे खराब मोड़ लेने के बाद बुदुमुरु ने अपनी शानदार जीवनशैली को बनाए रखने के लिए इस तरह की ठगी का इस्तेमाल करना शुरू कर दिया था और वह धीरे-धीरे इसका आदी हो गया. साइबर पुलिस के अधिकारी ने बताया जब उसने 2018 के बाद मैदान पर अच्छा प्रदर्शन करना बंद कर दिया तो उसने साइबर क्राइम का रास्ता अपनाया. अलग-अलग बहानों से वह लोगों को ठगने लगा.\xa0', 'कैसे की करोड़ों की ठगी\xa0', 'बुदुमुरु 2014 से 2016 के बीच आंध्र रणजी टीम का हिस्सा था. वह आईपीएल फ्रेंचाइजी सनराइजर्स हैदराबाद (Sunrise Hyderabad) का भी हिस्सा रहा है. उसने विभिन्न कंपनियों के सामने खुद को आंध्र प्रदेश के मुख्यमंत्री जगन मोहन रेड्डी का सहयोगी बताया और कंपनियों से क्रिकेटर्स को स्पॉन्सर करने को कहा. इस तरह नागराज ने मुख्यमंत्री और उनके पीए के नाम का सहारा लेकर करोड़ों रुपए की ठगी की', 'कैसे हुआ ठगी का खुलासा\xa0', 'नागराज ने मुंबई स्थित एक कंपनी से संपर्क किया और खुद को आंध्र प्रदेश के मुख्यमंत्री जगन मोहन रेड्डी का निजी सचिव नागेश्वर रेड्डी बताया और क्रिकेटर के लिए स्पॉन्सर करने की मांग की. क्रिकेटर के लिए स्पॉन्सर करने की मांग की. कई दिन बीत जाने के बाद भी क्रिकेट बोर्ड ने कंपनी से संपर्क नहीं किया तो कंपनी ने इसकी शिकायत मुंबई पुलिस से की और पुलिस ने मामला दर्ज कर जांच करना शुरू कर दिया. पुलिस ने उसे यावारीपेट्टा इलाके से गिरफ्तार किया.\xa0', 'ये भी पढ़ें:\xa0', 'Land For Job Scam: राबड़ी देवी और बेटी मीसा भारती कोर्ट पहुंचे, व्हीलचेयर से लाए गए पूर्व रेल मंत्री लालू यादव', 'SCO Summit: एससीओ समिट के लिए भारत ने पाकिस्तान के रक्षा मंत्री को भेजा न्यौता, अगले महीने दिल्ली में होगी मीटिंग', "Uddhav vs Shinde: 'शिंदे कैंप के विधायकों को उद्धव ठाकरे के कांग्रेस-NCP से गठबंधन पर एतराज था तो...', सुप्रीम कोर्ट की अहम टिप्पणी", 'Karnataka Election 2023: टिकट बंटवारे से पहले दावेदारों ने बढ़ाई BJP की टेंशन, सीएम बसवराज बोम्मई ने क्या कुछ कहा?', 'Shiv Sena Symbol Row: एकनाथ शिंदे गुट को शिवसेना का चिह्न देने के मामले में EC ने SC में दाखिल किया जवाब, कहा- सही था फैसला', 'H3N2: सावधान! पैर पसार रहा H3N2 इन्फ्लूएंजा वायरस, इस केंद्र शासित प्रदेश में 26 मार्च तक स्कूल बंद', '89 साल के देवगौड़ा के लिए कर्नाटक का चुनाव इस बार सबसे मुश्किल क्यों?', 'Salman Khan Security: ABP न्यूज़ पर लॉरेंस बिश्नोई के इंटरव्यू के बाद मुंबई पुलिस हुई एक्टिव, सलमान खान की सुरक्षा का रिव्यू शुरू', 'स्टीम आयरन को यूज करते वक्त ज्यादातर लोग करते हैं ये <text:s/>गलतियां... ये है इस्तेमाल करने का सही तरीका', 'Budget Session: राहुल गांधी के बयान और JPC की मांग पर संसद में संग्राम जारी, विपक्ष ने निकाला मार्च, सरकार बोली- ध्यान हटाने की है कोशिश | बड़ी बातें', 'Weekend Maariage: क्या है वीकेंड मैरिज, जिसमें शादी होती है मगर आप सिंगल रह सकते हैं...']</text:p>
          </table:table-cell>
        </table:table-row>
        <table:table-row table:style-name="ro10">
          <table:table-cell office:value-type="string" calcext:value-type="string">
            <text:p>ED के लपेटे में आ चुके हैं अब तक ये विपक्षी नेता, लिस्ट में राहुल गांधी से लेकर संजय राउत तक का नाम</text:p>
          </table:table-cell>
          <table:table-cell office:value-type="string" calcext:value-type="string">
            <text:p>ABP Live15 Mar 2023 02:39 PM (IST) <text:s/></text:p>
          </table:table-cell>
          <table:table-cell office:value-type="string" calcext:value-type="string">
            <text:p>['By: ABP Live | Updated at : 15 Mar 2023 02:39 PM (IST) <text:s/>', '\n', 'ईडी की पूछताछ के विरोध में विपक्ष आवाज उठाता रहा है. <text:s/>( Image Source : PTI )', 'ED Action On Opposition Leaders:\xa0कुछ साल पहले तक सीबीआई की खूब चर्चा हुआ करती थी लेकिन कुछ समय से एक दूसरी एजेंसी सुर्खियों में छाई हुई है. इसका नाम है प्रवर्तन निदेशालय यानी ईडी. मुख्य रूप से यह एजेंसी मनी लॉन्ड्रिंग और अवैध धन के लेन-देन को रोकने का काम करती है. बुधवार (15 मार्च) को ही रेलवे में नौकरी के बदले जमीन घोटाले के मामले में पूर्व रेल मंत्री लालू प्रसाद यादव, राबड़ी देवी और उनकी बेटी मीसा भारती दिल्ली की अदालत में पेश हुई थीं जहां सभी को निजी मुचलके पर जमानत दे दी गई. लालू यादव के पहले ईडी ने मनीष सिसोदिया को गिरफ्तार किया है. वहीं, बीते सप्ताह ही बीआरएस नेता के कविता से पूछताछ की.\xa0', 'पिछले कुछ समय से विपक्षी नेताओं पर ईडी की कार्रवाई को लेकर केंद्र की मोदी सरकार पर आरोप भी लगते रहे हैं. यह कहा जाता रहा है कि ईडी सिर्फ विपक्षी नेताओं को निशाना बना रही है. आइए एक नजर डालते हैं उन प्रमुख नेताओं पर जो ईडी के लपेटे में आए हैं.', 'ईडी के रडार पर नेता', 'राहुल गांधी और सोनिया गांधी- नेशनल हेराल्ड मामले में दोनों नेताओं के खिलाफ ईडी की जांच चल रही है. बीते साल जुलाई में ईडी ने दोनों नेताओं से पूछताछ की थी.', 'लालू यादव, राबड़ी देवी और मीसा भारती- आरजेडी नेता और बिहार के पूर्व मुख्यमंत्री लालू प्रसाद यादव पर केंद्र में रेल मंत्री रहते हुए रेलवे में नौकरी के बदले जमीन लेने का आरोप है. मंगलवार को तीनों को दिल्ली की अदालत में पेश किया गया था जहां उन्हें जमानत मिली. इसके पहले 6-7 मार्च को सीबीई ने क्रमशः राबड़ी देवी और लालू यादव से पूछताछ की थी. वहीं, 10 मार्च को ईडी की टीम ने लालू और उनके करीबियों के ठिकानों पर छापेमारी की थी.', 'के कविता- भारत राष्ट्र समिति की नेता और तेलंगाना सीएम केसीआर की बेटी के कविता दिल्ली आबकारी घोटाले में ईडी के निशाने पर हैं. ईडी ने 11 मार्च को कविता से 9 घंटे पूछताछ की थी. 16 मार्च को उन्हें फिर बुलाया गया है.', 'हसन मुशरिफ- एनसीपी नेता और महाराष्ट्र विधानसभा के सदस्य पर वित्तीय गबन का आरोप है. उन्हें ईडी ने समन भेजा है. 14 मार्च को महाराष्ट्र हाई कोर्ट ने मनी लॉन्ड्रिंग के मामले में दो सप्ताह तक गिरप्तारी से राहत दी है.', 'अनिल परब- शिवसेना के उद्धव गुट के नेता और महाराष्ट्र पर मनी लॉन्ड्रिंग का आरोप है. अनिल परब ने इस मामले को निरस्त करने के लिए बॉम्बे हाईकोर्ट का रुख किया है. परब ने उच्च न्यायालय से आग्रह किया है कि उन्हें किसी भी तरह की दंडात्मक कार्रवाई से राहत प्रदान की जाए क्योंकि उनकी याचिका पर सुनवाई लंबित है.', 'हेमंत सोरेन- झारखंड मुक्ति मोर्चा के नेता और झारखंड के सीएम हेमंत सोरेन पर अवैध खनन मामले में आरोप है. ईडी ने पिछले साल नवम्बर में हेमंत सोरेन से पूछताछ की थी.', 'इन नेताओं पर ईडी का एक्शन', 'मनीष सिसोदिया- आम आदमी पार्टी नेता और दिल्ली के पूर्व डिप्टी सीएम मनीष सिसोदिया को बीते महीने 26 फरवरी को सीबीआई ने गिरफ्तार किया था. सिसोदिया पर दिल्ली आबकारी नीति में घोटाले का आरोप है. जेल में बंद सिसोदिया से ईडी ने पूछताछ की और 9 मार्च को मनी लॉन्ड्रिंग के मामले में गिरफ्तारी की.', 'पार्थ चटर्जी- पश्चिम बंगाल के पूर्व शिक्षा मंत्री और ममता बनर्जी के करीबी पार्थ चटर्जी को ईडी ने शिक्षा घोटाले में गिरफ्तार किया था. ईडी की टीम ने पार्थ चटर्जी की सहयोगी अर्पिता मुखर्जी के कोलकाता स्थित घर में छापा मारा था. यहां से ईडी को 21 करोड़ रुपये मिले थे. इसके कुछ दिन बाद दूसरे फ्लैट से 28 करोड़ रुपये मिले थे.\xa0', 'सत्येंद्र जैन- आम आदमी पार्टी नेता और दिल्ली सरकार के पूर्व मंत्री सत्येंद्र जैन को ईडी ने मनी लॉन्ड्रिंग के मामले में गिरफ्तार किया था. जैन पर अवैध ढंग से लेन-देन का आरोप है.\xa0', 'नवाब मलिक- एनसीपी नेता नवाब मलिक को ईडी ने 2022 में गिरफ्तार किया था. प्रवर्तन निदेशालय नवाब मलिक के खिलाफ अंडरवर्ल्ड से जुड़े मनी लॉन्ड्रिंग मामले में जांच कर रहा है. नवाब मलिक पर अंडरवर्ल्ड डॉन दाऊद इब्राहीम की जमीन से जुड़ी एक डील में शामिल होने के आरोप हैं.', 'डीके शिवकुमार- कर्नाटक में कांग्रेस के प्रदेश अध्यक्ष डीके शिवकुमार को ईडी ने मनी लॉन्ड्रिंग मामले में गिरफ्तार किया था. वह इस समय जमानत पर हैं.', 'संजय राउत- शिवसेना (उद्धव बालासाहेब ठाकरे) गुट के नेता और राज्यसभा सांसद संजय राउत को ईडी ने मनी लॉन्ड्रिंग के एक मामले में गिरफ्तार किया था. राउत भी इस समय जमानत पर हैं.', 'अनिल देशमुख- महाराष्ट्र के पूर्व गृह मंत्री और एनसीपी नेता पर पोस्ट के बदले पैसे लेने का आरोप है. ईडी ने उन्हें गिरफ्तार किया था. वह इस समय जमानत पर बाहर हैं.', 'यह भी पढ़ें- Land For Job Scam: लालू यादव, मीसा भारती और राबड़ी देवी को 50 हजार रुपए के निजी मुचलके पर मिली जमानत', 'Karnataka Election 2023: टिकट बंटवारे से पहले दावेदारों ने बढ़ाई BJP की टेंशन, सीएम बसवराज बोम्मई ने क्या कुछ कहा?', "Uddhav vs Shinde: 'शिंदे कैंप के विधायकों को उद्धव ठाकरे के कांग्रेस-NCP से गठबंधन पर एतराज था तो...', सुप्रीम कोर्ट की अहम टिप्पणी", 'Shiv Sena Symbol Row: एकनाथ शिंदे गुट को शिवसेना का चिह्न देने के मामले में EC ने SC में दाखिल किया जवाब, कहा- सही था फैसला', 'H3N2: सावधान! पैर पसार रहा H3N2 इन्फ्लूएंजा वायरस, इस केंद्र शासित प्रदेश में 26 मार्च तक स्कूल बंद', 'Budget Session: राहुल गांधी के बयान और JPC की मांग पर संसद में संग्राम जारी, विपक्ष ने निकाला मार्च, सरकार बोली- ध्यान हटाने की है कोशिश | बड़ी बातें', '89 साल के देवगौड़ा के लिए कर्नाटक का चुनाव इस बार सबसे मुश्किल क्यों?', 'Salman Khan Security: ABP न्यूज़ पर लॉरेंस बिश्नोई के इंटरव्यू के बाद मुंबई पुलिस हुई एक्टिव, सलमान खान की सुरक्षा का रिव्यू शुरू', 'Weekend Maariage: क्या है वीकेंड मैरिज, जिसमें शादी होती है मगर आप सिंगल रह सकते हैं...', "1984 Anti Sikh Riots: 'तलवार और पेट्रोल बम लेकर आए थे लोग', तापसी पन्नू ने सुनाया 1984 दंगे का भयानक मंजर, बताया कैसे बचा परिवार", 'क्या अब फॉर्मासिस्ट भी डॉक्टर की तरह दवाई लिख पाएंगे? यहां इस कानून को मिली मंजूरी']</text:p>
          </table:table-cell>
        </table:table-row>
        <table:table-row table:style-name="ro11">
          <table:table-cell office:value-type="string" calcext:value-type="string">
            <text:p>Breaking News Live: अडानी पर कार्रवाई की मांग को लेकर ED दफ्तर तक विपक्ष का मार्च, विजय चौक पर नेताओं को रोका</text:p>
          </table:table-cell>
          <table:table-cell office:value-type="string" calcext:value-type="string">
            <text:p>15 Mar 2023 02:37 PM (IST)</text:p>
          </table:table-cell>
          <table:table-cell office:value-type="string" calcext:value-type="string">
            <text:p>['By : ABP Live | Updated: 15 Mar 2023 02:37 PM (IST) ', 'केंद्रीय मंत्री जी. किशन रेड्डी ने कहा, हम सभी विषयों पर चर्चा करने के लिए तैयार हैं. हम पीछे हटने वाले नहीं है. हम विपक्ष की समस्या समझ रहे हैं. चुनाव आने वाला है इसलिए वो कीचड़ फेंकने का प्रयास करते हैं मगर उन्हें नहीं पता कि कीचड़ में ही कमल खिलेगा.', 'कांग्रेस के अध्यक्ष मल्लिकार्जुन खड़गे ने कहा, हम अडानी मामले में ज्ञापन सौंपने के लिए ईडी जा रहे हैं लेकिन सरकार हमको विजय चौक के पास भी नहीं जाने दे रही. जो लोग अपने पैसे सरकार के विश्वास के साथ बैंक में रखते हैं वही पैसे सरकार एक व्यक्ति को सरकार की संपत्ति खरीदने के लिए दे रही है.', 'बिहार: जमीन के बदले नौकरी मामले में RJD नेता लालू यादव, राबड़ी देवी और मीसा भारती को जमानत मिलने के बाद विधानसभा परिसर में लड्डू बांटने को लेकर RJD और BJP विधायक आपस में भिड़ गए. बीजेपी का आरोप है कि RJD विधायकों ने जबरदस्ती मिठाई खिलाने और परेशान करने की कोशिश की.', 'नेपाल के प्रधानमंत्री पुष्प कमल दहल 20 मार्च को विश्वास मत लेंगे. प्रधानमंत्री सचिवालय के सूत्र ने ANI को पुष्टि की. उन्होंने सत्तारूढ़ गठबंधन के नेताओं के साथ चर्चा की है और 20 मार्च को विश्वास मत लेने की तैयारी कर रहे हैं."', 'अडानी मामले पर जेपीसी जांच की मांग पर कांग्रेस सांसद अधीर रंजन चौधरी ने कहा, सरकार जानती है कि अगर उन्होंने हमारी जेपीसी की मांग को मान लिया तो जनता के सामने उनकी धज्जियां उड़ जाएगी. बीजेपी के सभी भ्रष्टाचार आम लोगों के सामने साबित हो जाएंगे.\xa0', '\xa0कांग्रेस सूत्रों के मुताबिक, राहुल गांधी आज विदेश से दिल्ली लौटे हैं. उनके आज संसद में भाग लेने की संभावना है.', 'दिल्ली: LPG सिलेंडर की कीमतों में बढ़ोतरी के खिलाफ TMC सांसदों ने संसद परिसर में गांधी प्रतिमा के सामने धरना दिया.', 'कांग्रेस सांसद मनीष तिवारी ने लोकसभा में, संविधान के अनुच्छेद 105 के तहत सांसदों को दी गई अभिव्यक्ति की स्वतंत्रता के सार, पदार्थ और भावना पर विस्तृत चर्चा करने के लिए स्थगन प्रस्ताव नोटिस दिया.', 'पंजाब में आज से अमृतसर में जी-20 की बैठक होनी है जिसको लेकर सुरक्षा सहित सभी तैयारियां पूरी कर ली गई हैं.', 'पंजाब में आज से अमृतसर में जी-20 की बैठक होनी है जिसको लेकर सुरक्षा सहित सभी तैयारियां पूरी कर ली गई हैं.', 'छत्तीसगढ़ मुख्यमंत्री भूपेश बघेल ने कहा, BJP ने हस्ताक्षर किया था कि 5 साल GST क्षतिपूर्ति की राशि मिलेगी लेकिन ये राशि जून 2022 से मिलनी बंद हो गई. हर साल हमारा 5-6 हज़ार करोड़ का नुकसान हो रहा है. इसके लिए BJP ज़िम्मेदार है।इसमें छत्तीसगढ़ की जनता का सबसे ज्यादा नुकसान है.', 'RRR के अभिनेता जूनियर एनटीआर ने भारत लौटने के बाद ऑस्कर अवॉर्ड को लेकर खुशी जाहिर की. उन्होंने कहा, "एमएम कीरावनी और चंद्र बोस को ऑस्कर पुरस्कार स्वीकार करते हुए देखना सबसे अच्छा पल था. मुझे RRR पर बहुत गर्व महसूस हो रहा है."', "Breaking News Live Updates 15th March' 23: गैंगस्टर लॉरेंस बिश्नोई ने जेल से एबीपी न्यूज़ को दिए इंटरव्यू में बताया कि सलमान खान काले हिरण को मारने के मामले में हमारे समाज के लोग से आकर माफी मांग लें, नहीं तो उसका भी ठोस जवाब दिया जाएगा. उन्होंने हमारे समाज से अब तक माफी नहीं मांगी है. मेरे मन में उनके लिए बचपन से गुस्सा है. कभी न कभी हम उनका अहंकार तोड़ देंगे. उन्हें हमारे देवता के मंदिर में आकर माफी मांगनी होगी. हम सलमान खान को शोहरत के लिए नहीं बल्कि मकसद के लिए मारेंगे.\xa0", 'फेसबुक की पैरेंट कंपनी मेटा में छंटनी', 'फेसबुक की पैरेंट कंपनी मेटा ने फिर से 10,000 कर्मचारियों की छंटनी का एलान किया है. इससे पहले कंपनी 11,000 कर्मचारियों की छंटनी कर चुकी है. मेटा के सीईओ मार्क जुकरबर्ग ने कर्मचारियों को मैसेज देते हुए कहा, हम टीम की संख्या में 10,000 की कटौती करने जा रहे हैं. साथ ही 5,000 ऐसे पद जिसके लिए अब तक हायरिंग नहीं की गई थी उसे अब खत्म करने का फैसला लिया गया है.\xa0', 'जूनियर एनटीआर ने आरआरआर पर...', 'RRR के अभिनेता जूनियर एनटीआर हैदराबाद के राजीव गांधी अंतर्राष्ट्रीय हवाई अड्डे पर पहुंचे. नाटू-नाटू गाने के ऑस्कर जीतने को लेकर उन्होंने कहा, "एमएम कीरावनी और चंद्र बोस को ऑस्कर पुरस्कार स्वीकार करते हुए देखना सबसे अच्छा पल था. मुझे RRR पर बहुत गर्व महसूस हो रहा है."', 'मैं RRR को प्रोत्साहित करने के लिए हर भारतीय को धन्यवाद देना चाहता हूं, यह पुरस्कार (ऑस्कर) जो हमने जीता है वह दर्शकों और फिल्म उद्योग के प्यार से ही संभव हो पाया है. वहीं, नाटू-नाटू गाने के कोरियोग्राफर प्रेम रक्षित ने कहा, ऑस्कर जीतने के बाद जब कीरावनी सर और चंद्रबोस बाहर आए तो केरावनी सर ने मुझे गले लगाया, मैं उस पल में कितना धन्य महसूस कर रहा था मैं उसे बयां नहीं कर सकता.', '\xa0', 'SCO Summit: एससीओ समिट के लिए भारत ने पाकिस्तान के रक्षा मंत्री को भेजा न्यौता, अगले महीने दिल्ली में होगी मीटिंग', '89 साल के देवगौड़ा के लिए कर्नाटक का चुनाव इस बार सबसे मुश्किल क्यों?', 'Salman Khan Security: ABP न्यूज़ पर लॉरेंस बिश्नोई के इंटरव्यू के बाद मुंबई पुलिस हुई एक्टिव, सलमान खान की सुरक्षा का रिव्यू शुरू', 'स्टीम आयरन को यूज करते वक्त ज्यादातर लोग करते हैं ये <text:s/>गलतियां... ये है इस्तेमाल करने का सही तरीका', 'Shiv Sena Symbol Row: एकनाथ शिंदे गुट को शिवसेना का चिह्न देने के मामले में EC ने SC में दाखिल किया जवाब, कहा- सही था फैसला']</text:p>
          </table:table-cell>
        </table:table-row>
        <table:table-row table:style-name="ro4">
          <table:table-cell office:value-type="string" calcext:value-type="string">
            <text:p>देश में वायरल अटैक! बीते हफ्ते में तेजी से बढ़े कोविड, स्वाइन फ्लू और एच3एन2 के मामले</text:p>
          </table:table-cell>
          <table:table-cell office:value-type="string" calcext:value-type="string">
            <text:p>ABP Live15 Mar 2023 02:35 PM (IST) <text:s/></text:p>
          </table:table-cell>
          <table:table-cell office:value-type="string" calcext:value-type="string">
            <text:p>['By: ABP Live | Updated at : 15 Mar 2023 02:35 PM (IST) <text:s/>', '\n <text:s text:c="3"/>Edited By: vaibhavsingh \n\n', 'कोविड के बढ़ते हुए मामले <text:s/>( Image Source : PTI )', 'Viral Surge In India: देश में इन दिनों तेजी से कोविड, एच3एन2 और स्वाइन फ्लू के मामलों में तेजी से बढोतरी देखी जा रही है. एकीकृत रोग निगरानी कार्यक्रम (आईडीएसपी) ने रियल टाइम डेटा का एनालिसिस किया है और रियल टाइम डेटा चेक करने से पता चलता है कि 28 फरवरी तक अलग-अलग राज्यों में कोविड के कुल 955 मामले रिपोर्ट किये गये हैं.\xa0', 'स्वास्थ्य मंत्रालय से खबर लिखे जाने तक मिले आंकड़े के मुताबिक अगर नजर डालें तो कोविड के कुल 945 मामलों में से सबसे ज्यादा तमिलनाडु में रजिस्टर किये गये हैं. तमिलनाडु (545), महाराष्ट्र (170), गुजरात (170), केरल (42) और पंजाब (28) से स्वाइन फ्लू के अधिकतम मामले सामने आए हैं.', 'कोविड के कितने मामले?भारत में एक दिन में कोरोना वायरस संक्रमण के 618 नए मामले आने के बाद देश में अभी तक संक्रमित हुए लोगों की संख्या बढ़कर 4,46,91,956 हो गई है. देश में 117 दिन बाद संक्रमण के 600 से अधिक दैनिक मामले सामने आए हैं. वहीं उपचाराधीन मरीजों की संख्या बढ़कर 4,197 पर पहुंच गई है. देश में पिछले साल 18 नवंबर को संक्रमण के 656 दैनिक मामले सामने आए थे.', 'केंद्रीय स्वास्थ्य मंत्रालय की ओर से बुधवार को सुबह आठ बजे जारी अद्यतन आंकड़ों के मुताबिक, देश में संक्रमण से पांच और मरीजों की मौत के बाद मृतक संख्या बढ़कर 5,30,789 हो गई. कर्नाटक तथा महाराष्ट्र में दो-दो और उत्तराखंड में एक व्यक्ति की संक्रमण से मौत हुई. भारत में अभी तक कुल 4,41,56,970 लोग संक्रमण मुक्त हो चुके हैं, जबकि कोविड-19 से मृत्यु दर 1.19 प्रतिशत है. मरीजों के ठीक होने की राष्ट्रीय दर 98.80 प्रतिशत है.', 'दिल्ली के अस्पतालों में भी बढ़े एच3एन2 के मामलेदिल्ली के अस्पतालों में एच3एन2 वायरस के मामले बढ़ रहे हैं. चिकित्सकों ने यह जानकारी दी. एच3एन2 वायरस से बुखार, सर्दी और शरीर में दर्द जैसे लक्षण उत्त्पन होते हैं, लेकिन कुछ मामलों में लगातार खांसी होने लगती है जिससे मरीज बेहद कमजोर हो जाते हैं. चिकित्सकों ने कहा कि ओपीडी में इस तरह की शिकायत लेकर आने वाले मरीजों की संख्या में करीब 150 फीसदी की बढ़ोतरी हुई है.', 'Salman Khan Security: ABP न्यूज़ पर लॉरेंस बिश्नोई के इंटरव्यू के बाद मुंबई पुलिस हुई एक्टिव, सलमान खान की सुरक्षा का रिव्यू शुरू', 'Karnataka Election 2023: टिकट बंटवारे से पहले दावेदारों ने बढ़ाई BJP की टेंशन, सीएम बसवराज बोम्मई ने क्या कुछ कहा?', "Uddhav vs Shinde: 'शिंदे कैंप के विधायकों को उद्धव ठाकरे के कांग्रेस-NCP से गठबंधन पर एतराज था तो...', सुप्रीम कोर्ट की अहम टिप्पणी", 'Shiv Sena Symbol Row: एकनाथ शिंदे गुट को शिवसेना का चिह्न देने के मामले में EC ने SC में दाखिल किया जवाब, कहा- सही था फैसला', 'H3N2: सावधान! पैर पसार रहा H3N2 इन्फ्लूएंजा वायरस, इस केंद्र शासित प्रदेश में 26 मार्च तक स्कूल बंद', 'Budget Session: राहुल गांधी के बयान और JPC की मांग पर संसद में संग्राम जारी, विपक्ष ने निकाला मार्च, सरकार बोली- ध्यान हटाने की है कोशिश | बड़ी बातें', '89 साल के देवगौड़ा के लिए कर्नाटक का चुनाव इस बार सबसे मुश्किल क्यों?', 'Salman Khan Security: ABP न्यूज़ पर लॉरेंस बिश्नोई के इंटरव्यू के बाद मुंबई पुलिस हुई एक्टिव, सलमान खान की सुरक्षा का रिव्यू शुरू', 'Weekend Maariage: क्या है वीकेंड मैरिज, जिसमें शादी होती है मगर आप सिंगल रह सकते हैं...', "1984 Anti Sikh Riots: 'तलवार और पेट्रोल बम लेकर आए थे लोग', तापसी पन्नू ने सुनाया 1984 दंगे का भयानक मंजर, बताया कैसे बचा परिवार", 'क्या अब फॉर्मासिस्ट भी डॉक्टर की तरह दवाई लिख पाएंगे? यहां इस कानून को मिली मंजूरी']</text:p>
          </table:table-cell>
        </table:table-row>
        <table:table-row table:style-name="ro12">
          <table:table-cell office:value-type="string" calcext:value-type="string">
            <text:p>89 साल के देवगौड़ा के लिए कर्नाटक का चुनाव इस बार सबसे मुश्किल क्यों?</text:p>
          </table:table-cell>
          <table:table-cell office:value-type="string" calcext:value-type="string">
            <text:p>15 Mar 2023 02:33 PM (IST) <text:s/></text:p>
          </table:table-cell>
          <table:table-cell office:value-type="string" calcext:value-type="string">
            <text:p>['By: अविनीश मिश्रा | Updated at : 15 Mar 2023 02:33 PM (IST) <text:s/>', '\n', '89 साल के एचडी देवगौड़ा अभी भी राजनीति में सक्रिय हैं (Photo- Getty)', 'तारीख 12 मार्च और समय दोपहर के करीब 2 बजे. प्रधानमंत्री नरेंद्र मोदी का पुराने मैसूर के मांड्या में रोड शो खत्म होता है. इधर, बेंगलुरु के सरकारी आवास पर 89 साल के पूर्व पीएम और जनता दल सेक्युलर के अध्यक्ष एचडी देवगौड़ा मंड्या के वरिष्ठ नेताओं के साथ बैठकर रोडशो का फीडबैक लेते हैं.\xa0', 'कर्नाटक में चुनावी बिगुल बजने में अभी करीब 15 दिन का वक्त बचा है. चुनाव में जीत के लिए बीजेपी और कांग्रेस ने पूरी ताकत झोंक दी है. दोनों के बीच लड़ाई में जेडीएस इस बार फंसती नजर आ रही है. 2018 में जेडीएस 37 सीटें जीतकर कर्नाटक में सरकार बनाई थी.', '2019 में ऑपरेशन लोटस की चपेट में कुमारस्वामी की सरकार गिर गई थी. उस वक्त जेडीएस और कांग्रेस के कई विधायक बीजेपी में शामिल हो गए थे. सरकार गिरने के बाद जेडीएस ने कांग्रेस से भी गठबंधन तोड़ लिया था. देवगौड़ा की पार्टी 2018 की तरह फिर से कर्नाटक में अकेले चुनाव लड़ रही है.', '1960 के दशक में पॉलिटिक्स में एंट्री करने वाले देवगौड़ा के लिए यह चुनाव सबसे मुश्किल साबित हो रहा है. 51 साल के राजनीतिक करियर में देवगौड़ा मुख्यमंत्री से लेकर प्रधानमंत्री तक बने. खुद की पार्टी भी बनाई.\xa0', 'देवगौड़ा के फर्श से अर्श तक पहुंचने की सबसे बड़ी वजह उनका गढ़ ओल्ड मैसूर रहा. इस बार कांग्रेस और बीजेपी ने ओल्ड मैसूर में सेंध लगाने के लिए कई स्तर पर रणनीति तैयार की है.', 'जनता दल में टूट के बाद बना था जेडीएसएचडी देवगौड़ा ने राजनीतिक करियर की शुरुआत कांग्रेस से किया था, लेकिन 1962 में टिकट नहीं मिलने पर निर्दलीय चुनाव लड़ गए. कांग्रेस में टूट के बाद उन्होंने पुराने कांग्रेस में शामिल हो गए और कर्नाटक में पार्टी के विस्तार में जुट गए.\xa0', 'इंदिरा गांधी के खिलाफ जनता पार्टी का गठन हुआ तो देवगौड़ा को कर्नाटक में इसकी कमान मिली. वे लगातार 2 टर्म तक वहां के प्रदेश अध्यक्ष रहे. इसके बाद देवगौड़ा सरकार में भी शामिल हुए.\xa0', '1994 आते-आते जनता दल में टूट शुरू हो गई. 1999 में जनता दल के कई नेता बीजेपी में शामिल हो गए. इसके बाद देवगौड़ा और मधु दंडवते ने मिलकर जनता दल सेक्युलर का गठन किया. जेडीएस कर्नाटक और केरल की पॉलिटिक्स में सक्रिय है.', '23 साल में 2 बार सरकार बनाईजनता दल सेक्युलर गठन के बाद एचडी देवगौड़ा ने कर्नाटक में 2 बार सरकार बनाई. सरकार बनाने के लिए देवगौड़ा की पार्टी ने बीजेपी और कांग्रेस दोनों के साथ गठबंधन किया.\xa0', '1999 में जेडीएस विधानसभा की 203 सीटों पर उम्मीदवार उतारा, लेकिन पार्टी को ज्यादा सफलता नहीं मिली. सिर्फ 10 सीटों पर जेडीएस को जीत मिली. 2004 में जेडीएस ने राज्य की राजनीति में बड़ा खेल किया.\xa0', 'पार्टी 220 सीटों पर चुनाव लड़ी और 58 सीटों पर जीत दर्ज की. जेडीएस के इतिहास में अब तक की यह सबसे बड़ी जीत मानी जाती है. चुनाव के बाद जेडीएस ने कांग्रेस के साथ गठबंधन किया. समझौते के तहत कांग्रेस से धरम सिंह मुख्यमंत्री और जेडीएस के सिद्धरमैया उप मुख्यमंत्री बने.', 'यह गठबंधन 3 साल तक ही टिक पाया और देवगौड़ा के बेटे एचडी कुमारस्वामी ने बीजेपी से समझौता कर लिया. इस समझौते के तहत कुमारस्वामी मुख्यमंत्री बनाए गए. यह समझौता भी ज्यादा दिनों तक नहीं चल पाया.', '2008 के चुनाव में जेडीएस में टूट हो गई और कई नेता पार्टी छोड़ गए. इसका नुकसान भी देवगौड़ा को हुआ, लेकिन वे अपने गढ़ बचाने में कामयाब रहे. 2008 में जेडीएस को 28 सीटों पर जीत मिली. हालांकि, इस बार पार्टी को विपक्ष में ही बैठना पड़ा.', '2013 में देवगौड़ा ने फिर वापसी की और उनकी पार्टी 40 सीटों पर जीत हासिल की. कांग्रेस के मजबूत होने के बावजूद देवगौड़ा पुराने मैसूर में दबदबा कायम करने में सफल रहे.\xa0', '2018 में एचडी देवगौड़ा की पार्टी 199 सीटों पर चुनाव लड़ी. पार्टी को 37 सीटों पर जीत मिली. इस बार किसी भी दल को पूर्ण बहुमत नहीं मिला, जिसके बाद कांग्रेस के समर्थन से एचडी कुमारस्वामी मुख्यमंत्री बनाए गए.', 'दिलचस्प बात है कि 2004 से लेकर 2018 तक के चुनाव में देवगौड़ा की पार्टी को 18-20 फीसदी तक का वोट प्रतिशत बरकरार रहा. 2004 में जेडीएस को सबसे अधिक 20.77 फीसदी वोट मिला था.', '89 साल के देवगौड़ा के लिए सबसे मुश्किल चुनाव क्यों?5 दशक के राजनीतिक करियर में देवगौड़ा अब तक 15 से अधिक चुनाव लड़ चुके हैं. देवगौड़ा के नेतृत्व में 7 चुनाव अब तक लड़ा जा चुका है. देवगौड़ा हर बार चुनावी रिजल्ट से राजनीतिक विश्लेषकों को चौंकाते रहे हैं, लेकिन देवगौड़ा की मझधार इस बार बीच भंवर में फंस चुकी है. आखिर वजह क्या है, आइए विस्तार से जानते हैं...', '1. बीजेपी-कांग्रेस ने मैसूर में मोर्चाबंदी कर दी हैपुराने मैसूर में विधानसभा की कुल 61 सीटें हैं और यहां की 45 सीटों पर वोक्कलिगा समुदाय का दबदबा है. ये वोटर्स हमेशा से देवगौड़ा का समर्थन करते आए हैं. यही वजह है कि जेडीएस हर चुनाव में 70-80 फीसदी सीटें इन्हीं इलाकों में जीतती रही है.', 'इस बार कांग्रेस और बीजेपी ने इन इलाकों में मजबूत मोर्चाबंदी कर दी है. बीजेपी ने मैसूर में 200 से अधिक सीनियर नेताओं की तैनाती कर दी है. पार्टी पुराने मैसूर के शहरी इलाकों में विशेष फोकस कर रही है.\xa0', 'पुराने मैसूर के मांड्या और हसन में प्रधानमंत्री नरेंद्र मोदी और अमित शाह की रैली कराई जा रही है. हाल ही में कर्नाटक सरकार ने पुराने मैसूर के लिए कई परियोजना की शुरुआत की है.', 'बीजेपी पुराने मैसूर में अब तक 10 से ज्यादा सीटें नहीं जीत पाई है. इसलिए पार्टी की कोशिश इन इलाकों में बढ़त हासिल करने की है.\xa0', 'कांग्रेस ने भी पुराने मैसूर में पूरी ताकत झोंक दी है. कांग्रेस के प्रदेश अध्यक्ष डीके शिवकुमार वोक्कलिगा समुदाय से आते हैं. 2018 में कांग्रेस को सिद्धरमैया की वजह से झटका लगा था.\xa0', 'कांग्रेस इसलिए इन इलाकों में डीके शिवकुमार की तैनाती की है. शिवकुमार अपने भाषण वोक्कालिगा समुदाय से मुख्यमंत्री बनाए जाने के लिए कांग्रेस को समर्थन देने की अपील करते हैं.\xa0', 'शिवकुमार बीजेपी और जेडीएस के बीच मिलीभगत का भी आरोप लगाते हैं. कांग्रेस का कहना है कि देवगौड़ा और बीजेपी ने आंतरिक समझौता किया है, जिससे कर्नाटक में वोटों का ध्रुवीकरण हो.', '2. पुराने और बड़े नेता छोड़ चुके हैं पार्टीपिछले 15 साल में देवगौड़ा की पार्टी से कई पुराने और दिग्गज नेता नाता तोड़ चुके हैं. इनमें प्रमोद माधवाराज, बीए जीविजयासी चेंगियप्पा, सीटी प्रकाश और एच विश्वनाथ का नाम प्रमुख हैं. ये सभी नेता पुराने मैसूर से आते हैं और अब बीजेपी कांग्रेस में शामिल हो चुके हैं.\xa0', 'जमीनी नेताओं के सहारे ही देवगौड़ा पुराने मैसूर में लोगों से सीधे संपर्क में रहते थे. मांड्या और हसन में लोकल स्तर पर भी कई बड़े नेता पार्टी छोड़ चुके हैं. हाल ही जेडीएस ने आरोप लगाया था कि कांग्रेस उनकी पार्टी तोड़ने का काम कर रही है.', 'नेताओं की कमी की वजह से ही देवगौड़ा ने कांग्रेस से 2022 में जेडीएस में शामिल होने वाले सीएम इब्राहिम को कर्नाटक इकाई का अध्यक्ष बनाया है. कर्नाटक पॉलिटिक्स में इब्राहिम की छवि दलबदलू नेता की रही है.', '3. परिवारवाद का आरोप, विश्वसनीयता भी खतरे मेंजनता दल सेक्युलर पिछले 19 साल में 3 बार पाला बदल चुकी है. कांग्रेस और बीजेपी के साथ गठबंधन में रह चुकी है. इस बार भी गठबंधन की अटकलें लगाई जा रही थी.\xa0', 'गठबंधन तोड़ने और जोड़ने की रणनीति की वजह से देवगौड़ा की विश्वसनीयता पर भी असर पड़ा है. इसके अलावा देवगौड़ा पार्टी में पूरे परिवार को शामिल कर लिए हैं. पार्टी के बड़े पद पर उनके परिवार के लोगों का ही कब्जा है.', 'देवगौड़ा के बेटे कुमारस्वामी विधायक दल के नेता हैं. दूसरे बेटे एचडी रेवन्ना कर्नाटक सरकार में मंत्री रह चुके हैं. रेवन्ना के बेटे प्रज्वल लोकसभा के सांसद हैं. कुमारस्वामी के बेटे निखिल जेडीएस युवा मोर्चा के अध्यक्ष हैं.', 'अब जाते-जाते देवगौड़ा के प्रधानमंत्री बनने की कहान भी जान लीजिए...', '1996 के चुनाव में कांग्रेस के भीतर टूट की वजह से नरसिम्हा राव की सरकार को बड़ा झटका लगा. कांग्रेस 141 सीटों पर ही सिमट गई. राम मंदिर आंदोलन के सहारे बीजेपी 161 सीट जीतकर सबसे बड़ी पार्टी बन गई.', 'बीजेपी ने अटल बिहारी वाजपेयी को नेता चुना और सरकार बनाने का दावा पेश कर दिया. तत्कालीन राष्ट्रपति शंकर दयाल शर्मा ने उन्हें प्रधानमंत्री पद की शपथ भी दिलवा दी, लेकिन अटल बिहारी वाजपेयी बहुमत साबित नहीं कर पाए.', 'इसी बीच जनता दल ने 13 पार्टियों का संयुक्त मोर्चा बनाया. कांग्रेस ने इस मोर्चे का समर्थन कर दिया. अब बारी थी नेता चुनने की. सबसे पहले पूर्व पीएम वीपी सिंह के नाम को आगे बढ़ाया गया, लेकिन उन्होंने कुर्सी संभालने से इनकार कर दिया.', 'सीपीएम के ज्योति बासु को भी प्रधानमंत्री पद का ऑफर दिया गया, लेकिन पार्टी के पोलित ब्यूरो ने उनके नाम पर सहमति नहीं दी. जनता दल की बैठक में कर्नाटक के तत्कालीन मुख्यमंत्री एचडी देवगौड़ा के नाम की सिफारिश की गई.', 'देवगौड़ा सीएम पद से इस्तीफा देने के लिए तैयार हो गए. कांग्रेस के समर्थन से देवगौड़ा देश की बागडोर संभाली, लेकिन वे ज्यादा दिनों तक इस पद पर नहीं रहे.\xa0', 'राष्ट्रीय राजनीति में मात खाने के बाद देवगौड़ा ने फिर दक्षिण की राजनीति का रूख किया. नई पार्टी बनाने के बाद उन्होंने कर्नाटक और केरल में विशेष फोकस किया.\xa0', 'प्रधानमंत्री बनने के बाद उन्होंने महिला आरक्षण समेत कई ऐसी योजनाओं का खाका तैयार किया, जो बाद में उनकी लोकप्रियता का कारण बना. 2019 में लोकसभा चुनाव हारने के बाद कांग्रेस के समर्थन से देवगौड़ा 2020 में राज्यसभा के सदस्य बने.', 'पुराने मैसूर की एक रैली में उनके बेटे कुमारस्वामी ने इमोशनल अपील करते हुए कहा था कि पिता को 120 सीटों का तोहफा देना चाहता हूं, जिससे उन्हे मरने से पहले यह अहसास हो जाए कि उनकी पार्टी ठीक ढंग से चल रही है.', 'कुमारस्वामी के इस बयान के बाद से माना जा रहा है कि देवगौड़ा का यह अंतिम चुनाव हो सकता है.', 'Pakistan: 20 घंटों से इमरान खान के घर को घेरे बैठी पुलिस को हाईकोर्ट से झटका, पूर्व प्रधानमंत्री की गिरफ्तारी पर रोक...', 'Karnataka Election 2023: टिकट बंटवारे से पहले दावेदारों ने बढ़ाई BJP की टेंशन, सीएम बसवराज बोम्मई ने क्या कुछ कहा?', "Uddhav vs Shinde: 'शिंदे कैंप के विधायकों को उद्धव ठाकरे के कांग्रेस-NCP से गठबंधन पर एतराज था तो...', सुप्रीम कोर्ट की अहम टिप्पणी", 'Shiv Sena Symbol Row: एकनाथ शिंदे गुट को शिवसेना का चिह्न देने के मामले में EC ने SC में दाखिल किया जवाब, कहा- सही था फैसला', 'H3N2: सावधान! पैर पसार रहा H3N2 इन्फ्लूएंजा वायरस, इस केंद्र शासित प्रदेश में 26 मार्च तक स्कूल बंद', 'Budget Session: राहुल गांधी के बयान और JPC की मांग पर संसद में संग्राम जारी, विपक्ष ने निकाला मार्च, सरकार बोली- ध्यान हटाने की है कोशिश | बड़ी बातें', 'Salman Khan Security: ABP न्यूज़ पर लॉरेंस बिश्नोई के इंटरव्यू के बाद मुंबई पुलिस हुई एक्टिव, सलमान खान की सुरक्षा का रिव्यू शुरू', 'Weekend Maariage: क्या है वीकेंड मैरिज, जिसमें शादी होती है मगर आप सिंगल रह सकते हैं...', "1984 Anti Sikh Riots: 'तलवार और पेट्रोल बम लेकर आए थे लोग', तापसी पन्नू ने सुनाया 1984 दंगे का भयानक मंजर, बताया कैसे बचा परिवार", 'क्या अब फॉर्मासिस्ट भी डॉक्टर की तरह दवाई लिख पाएंगे? यहां इस कानून को मिली मंजूरी']</text:p>
          </table:table-cell>
        </table:table-row>
        <table:table-row table:style-name="ro4">
          <table:table-cell office:value-type="string" calcext:value-type="string">
            <text:p>SCO Summit: एससीओ समिट के लिए भारत ने पाकिस्तान के रक्षा मंत्री को भेजा न्यौता, अगले महीने दिल्ली में होगी मीटिंग</text:p>
          </table:table-cell>
          <table:table-cell office:value-type="string" calcext:value-type="string">
            <text:p>ABP Live15 Mar 2023 05:11 PM (IST) <text:s/></text:p>
          </table:table-cell>
          <table:table-cell office:value-type="string" calcext:value-type="string">
            <text:p>['By: ABP Live | Updated at : 15 Mar 2023 05:11 PM (IST) <text:s/>', '\n', 'एससीओ समिट (फाइल फोटो) <text:s/>( Image Source : PTI )', 'India Invites Pakistan In SCO Summit: अगले महीने दिल्ली में होने वाली रक्षा मंत्रियों शंघाई सहयोग संगठन की बैठक के लिए भारत ने पाकिस्तान के रक्षा मंत्री ख्वाजा आसिफ को निमंत्रण भेजा है. एससीओ के रक्षा मंत्रियों की बैठक में सदस्य देशों को औपचारिक तौर पर आमंत्रित किया गया है. शंघाई सहयोग संगठन के देशों में भारत, पाकिस्तान, चीन, कजाकिस्तान, किर्गिस्तान, रूस, तजाकिस्तान और उज्बेकिस्तान शामिल हैं और फिलहाल भारत इस संगठन का अध्यक्ष है.', 'इस बैठक के लिए सभी मंत्रियों ने अपने समकक्ष सभी एससीओ सदस्य मंत्रियों को आमंत्रित किया है जिसमें गृह मंत्री ने पाकिस्तान के गृह मंत्री को भी आमंत्रित किया है. इसके साथ ही राष्ट्रीय सुरक्षा सलाहकार ने अपने समकक्ष को भी आमंत्रित किया है. मंगलवार (14 मार्च) को विदेश मंत्रालय ने पाकिस्तान के विदेश मंत्री को भी आमंत्रित किया है.', 'इससे पहले भी किया गया है आमंत्रित', 'भारत ने इससे पहले एससीओ के चीफ जस्टिस वाली बैठक के लिए पाकिस्तान के चीफ जस्टिस उमर अता बांदियाल को भी आमंत्रित किया था. हालांकि, वो इस बैठक में शामिल नहीं हुए थे. उनकी जगह पर जस्टिस मुनीब अख्तर वीडियो कॉन्फ्रेंसिंग के जरिए बैठक में शामिल हुए थे.', 'गोवा में होगी विदेश मंत्रियों की बैठक', 'एससीओ के रक्षा मंत्रियों की बैठक अप्रैल में होगा तो वहीं, विदेश मंत्रियों की बैठक मई के महीने में गोवा में होने वाली है. वहीं, पाकिस्तान सरकार का कहना है कि अभी इस बारे में कोई फैसला नहीं लिया गया है कि विदेश मंत्री बिलावल भुट्टो और रक्षा मंत्री ख्वाजा आसिफ भारत में होने वाली इन बैठकों में शामिल होंगे या नहीं. भारत ने पाकिस्तान के विदेश मंत्री सहित चीन के विदेश मंत्री किन गांग को भी इस बैठक में आमंत्रित किया है.', 'क्या है एससीओ समिट?', 'शंघाई सहयोग संगठन की स्थापना साल 1996 में 26 अप्रैल को हुई थी. इसकी स्थापना सदस्य देशों के बीच आर्थिक, राजनीतिक, और सैन्य सहयोग को बढ़ावा देने के लिए की गई थी. इसकी बैठक हर साल आयोजित की जाती है और इस साल एससीओ की अध्यक्षता भारत के पास है. \xa0', 'ये भी पढ़ें: बिलावल भुट्टो के भारत दौरे को लेकर कंफ्यूज पाकिस्तान, कह रहा हम अभी फैसला...', "Uddhav vs Shinde: 'शिंदे कैंप के विधायकों को उद्धव ठाकरे के कांग्रेस-NCP से गठबंधन पर एतराज था तो...', सुप्रीम कोर्ट की अहम टिप्पणी", 'Karnataka Election 2023: टिकट बंटवारे से पहले दावेदारों ने बढ़ाई BJP की टेंशन, सीएम बसवराज बोम्मई ने क्या कुछ कहा?', 'Shiv Sena Symbol Row: एकनाथ शिंदे गुट को शिवसेना का चिह्न देने के मामले में EC ने SC में दाखिल किया जवाब, कहा- सही था फैसला', 'H3N2: सावधान! पैर पसार रहा H3N2 इन्फ्लूएंजा वायरस, इस केंद्र शासित प्रदेश में 26 मार्च तक स्कूल बंद', 'Budget Session: राहुल गांधी के बयान और JPC की मांग पर संसद में संग्राम जारी, विपक्ष ने निकाला मार्च, सरकार बोली- ध्यान हटाने की है कोशिश | बड़ी बातें', '89 साल के देवगौड़ा के लिए कर्नाटक का चुनाव इस बार सबसे मुश्किल क्यों?', 'Salman Khan Security: ABP न्यूज़ पर लॉरेंस बिश्नोई के इंटरव्यू के बाद मुंबई पुलिस हुई एक्टिव, सलमान खान की सुरक्षा का रिव्यू शुरू', 'स्टीम आयरन को यूज करते वक्त ज्यादातर लोग करते हैं ये <text:s/>गलतियां... ये है इस्तेमाल करने का सही तरीका', 'Weekend Maariage: क्या है वीकेंड मैरिज, जिसमें शादी होती है मगर आप सिंगल रह सकते हैं...', "1984 Anti Sikh Riots: 'तलवार और पेट्रोल बम लेकर आए थे लोग', तापसी पन्नू ने सुनाया 1984 दंगे का भयानक मंजर, बताया कैसे बचा परिवार"]</text:p>
          </table:table-cell>
        </table:table-row>
        <table:table-row table:style-name="ro12">
          <table:table-cell office:value-type="string" calcext:value-type="string">
            <text:p>89 साल के देवगौड़ा के लिए कर्नाटक का चुनाव इस बार सबसे मुश्किल क्यों?</text:p>
          </table:table-cell>
          <table:table-cell office:value-type="string" calcext:value-type="string">
            <text:p>15 Mar 2023 02:33 PM (IST) <text:s/></text:p>
          </table:table-cell>
          <table:table-cell office:value-type="string" calcext:value-type="string">
            <text:p>['By: अविनीश मिश्रा | Updated at : 15 Mar 2023 02:33 PM (IST) <text:s/>', '\n', '89 साल के एचडी देवगौड़ा अभी भी राजनीति में सक्रिय हैं (Photo- Getty)', 'तारीख 12 मार्च और समय दोपहर के करीब 2 बजे. प्रधानमंत्री नरेंद्र मोदी का पुराने मैसूर के मांड्या में रोड शो खत्म होता है. इधर, बेंगलुरु के सरकारी आवास पर 89 साल के पूर्व पीएम और जनता दल सेक्युलर के अध्यक्ष एचडी देवगौड़ा मंड्या के वरिष्ठ नेताओं के साथ बैठकर रोडशो का फीडबैक लेते हैं.\xa0', 'कर्नाटक में चुनावी बिगुल बजने में अभी करीब 15 दिन का वक्त बचा है. चुनाव में जीत के लिए बीजेपी और कांग्रेस ने पूरी ताकत झोंक दी है. दोनों के बीच लड़ाई में जेडीएस इस बार फंसती नजर आ रही है. 2018 में जेडीएस 37 सीटें जीतकर कर्नाटक में सरकार बनाई थी.', '2019 में ऑपरेशन लोटस की चपेट में कुमारस्वामी की सरकार गिर गई थी. उस वक्त जेडीएस और कांग्रेस के कई विधायक बीजेपी में शामिल हो गए थे. सरकार गिरने के बाद जेडीएस ने कांग्रेस से भी गठबंधन तोड़ लिया था. देवगौड़ा की पार्टी 2018 की तरह फिर से कर्नाटक में अकेले चुनाव लड़ रही है.', '1960 के दशक में पॉलिटिक्स में एंट्री करने वाले देवगौड़ा के लिए यह चुनाव सबसे मुश्किल साबित हो रहा है. 51 साल के राजनीतिक करियर में देवगौड़ा मुख्यमंत्री से लेकर प्रधानमंत्री तक बने. खुद की पार्टी भी बनाई.\xa0', 'देवगौड़ा के फर्श से अर्श तक पहुंचने की सबसे बड़ी वजह उनका गढ़ ओल्ड मैसूर रहा. इस बार कांग्रेस और बीजेपी ने ओल्ड मैसूर में सेंध लगाने के लिए कई स्तर पर रणनीति तैयार की है.', 'जनता दल में टूट के बाद बना था जेडीएसएचडी देवगौड़ा ने राजनीतिक करियर की शुरुआत कांग्रेस से किया था, लेकिन 1962 में टिकट नहीं मिलने पर निर्दलीय चुनाव लड़ गए. कांग्रेस में टूट के बाद उन्होंने पुराने कांग्रेस में शामिल हो गए और कर्नाटक में पार्टी के विस्तार में जुट गए.\xa0', 'इंदिरा गांधी के खिलाफ जनता पार्टी का गठन हुआ तो देवगौड़ा को कर्नाटक में इसकी कमान मिली. वे लगातार 2 टर्म तक वहां के प्रदेश अध्यक्ष रहे. इसके बाद देवगौड़ा सरकार में भी शामिल हुए.\xa0', '1994 आते-आते जनता दल में टूट शुरू हो गई. 1999 में जनता दल के कई नेता बीजेपी में शामिल हो गए. इसके बाद देवगौड़ा और मधु दंडवते ने मिलकर जनता दल सेक्युलर का गठन किया. जेडीएस कर्नाटक और केरल की पॉलिटिक्स में सक्रिय है.', '23 साल में 2 बार सरकार बनाईजनता दल सेक्युलर गठन के बाद एचडी देवगौड़ा ने कर्नाटक में 2 बार सरकार बनाई. सरकार बनाने के लिए देवगौड़ा की पार्टी ने बीजेपी और कांग्रेस दोनों के साथ गठबंधन किया.\xa0', '1999 में जेडीएस विधानसभा की 203 सीटों पर उम्मीदवार उतारा, लेकिन पार्टी को ज्यादा सफलता नहीं मिली. सिर्फ 10 सीटों पर जेडीएस को जीत मिली. 2004 में जेडीएस ने राज्य की राजनीति में बड़ा खेल किया.\xa0', 'पार्टी 220 सीटों पर चुनाव लड़ी और 58 सीटों पर जीत दर्ज की. जेडीएस के इतिहास में अब तक की यह सबसे बड़ी जीत मानी जाती है. चुनाव के बाद जेडीएस ने कांग्रेस के साथ गठबंधन किया. समझौते के तहत कांग्रेस से धरम सिंह मुख्यमंत्री और जेडीएस के सिद्धरमैया उप मुख्यमंत्री बने.', 'यह गठबंधन 3 साल तक ही टिक पाया और देवगौड़ा के बेटे एचडी कुमारस्वामी ने बीजेपी से समझौता कर लिया. इस समझौते के तहत कुमारस्वामी मुख्यमंत्री बनाए गए. यह समझौता भी ज्यादा दिनों तक नहीं चल पाया.', '2008 के चुनाव में जेडीएस में टूट हो गई और कई नेता पार्टी छोड़ गए. इसका नुकसान भी देवगौड़ा को हुआ, लेकिन वे अपने गढ़ बचाने में कामयाब रहे. 2008 में जेडीएस को 28 सीटों पर जीत मिली. हालांकि, इस बार पार्टी को विपक्ष में ही बैठना पड़ा.', '2013 में देवगौड़ा ने फिर वापसी की और उनकी पार्टी 40 सीटों पर जीत हासिल की. कांग्रेस के मजबूत होने के बावजूद देवगौड़ा पुराने मैसूर में दबदबा कायम करने में सफल रहे.\xa0', '2018 में एचडी देवगौड़ा की पार्टी 199 सीटों पर चुनाव लड़ी. पार्टी को 37 सीटों पर जीत मिली. इस बार किसी भी दल को पूर्ण बहुमत नहीं मिला, जिसके बाद कांग्रेस के समर्थन से एचडी कुमारस्वामी मुख्यमंत्री बनाए गए.', 'दिलचस्प बात है कि 2004 से लेकर 2018 तक के चुनाव में देवगौड़ा की पार्टी को 18-20 फीसदी तक का वोट प्रतिशत बरकरार रहा. 2004 में जेडीएस को सबसे अधिक 20.77 फीसदी वोट मिला था.', '89 साल के देवगौड़ा के लिए सबसे मुश्किल चुनाव क्यों?5 दशक के राजनीतिक करियर में देवगौड़ा अब तक 15 से अधिक चुनाव लड़ चुके हैं. देवगौड़ा के नेतृत्व में 7 चुनाव अब तक लड़ा जा चुका है. देवगौड़ा हर बार चुनावी रिजल्ट से राजनीतिक विश्लेषकों को चौंकाते रहे हैं, लेकिन देवगौड़ा की मझधार इस बार बीच भंवर में फंस चुकी है. आखिर वजह क्या है, आइए विस्तार से जानते हैं...', '1. बीजेपी-कांग्रेस ने मैसूर में मोर्चाबंदी कर दी हैपुराने मैसूर में विधानसभा की कुल 61 सीटें हैं और यहां की 45 सीटों पर वोक्कलिगा समुदाय का दबदबा है. ये वोटर्स हमेशा से देवगौड़ा का समर्थन करते आए हैं. यही वजह है कि जेडीएस हर चुनाव में 70-80 फीसदी सीटें इन्हीं इलाकों में जीतती रही है.', 'इस बार कांग्रेस और बीजेपी ने इन इलाकों में मजबूत मोर्चाबंदी कर दी है. बीजेपी ने मैसूर में 200 से अधिक सीनियर नेताओं की तैनाती कर दी है. पार्टी पुराने मैसूर के शहरी इलाकों में विशेष फोकस कर रही है.\xa0', 'पुराने मैसूर के मांड्या और हसन में प्रधानमंत्री नरेंद्र मोदी और अमित शाह की रैली कराई जा रही है. हाल ही में कर्नाटक सरकार ने पुराने मैसूर के लिए कई परियोजना की शुरुआत की है.', 'बीजेपी पुराने मैसूर में अब तक 10 से ज्यादा सीटें नहीं जीत पाई है. इसलिए पार्टी की कोशिश इन इलाकों में बढ़त हासिल करने की है.\xa0', 'कांग्रेस ने भी पुराने मैसूर में पूरी ताकत झोंक दी है. कांग्रेस के प्रदेश अध्यक्ष डीके शिवकुमार वोक्कलिगा समुदाय से आते हैं. 2018 में कांग्रेस को सिद्धरमैया की वजह से झटका लगा था.\xa0', 'कांग्रेस इसलिए इन इलाकों में डीके शिवकुमार की तैनाती की है. शिवकुमार अपने भाषण वोक्कालिगा समुदाय से मुख्यमंत्री बनाए जाने के लिए कांग्रेस को समर्थन देने की अपील करते हैं.\xa0', 'शिवकुमार बीजेपी और जेडीएस के बीच मिलीभगत का भी आरोप लगाते हैं. कांग्रेस का कहना है कि देवगौड़ा और बीजेपी ने आंतरिक समझौता किया है, जिससे कर्नाटक में वोटों का ध्रुवीकरण हो.', '2. पुराने और बड़े नेता छोड़ चुके हैं पार्टीपिछले 15 साल में देवगौड़ा की पार्टी से कई पुराने और दिग्गज नेता नाता तोड़ चुके हैं. इनमें प्रमोद माधवाराज, बीए जीविजयासी चेंगियप्पा, सीटी प्रकाश और एच विश्वनाथ का नाम प्रमुख हैं. ये सभी नेता पुराने मैसूर से आते हैं और अब बीजेपी कांग्रेस में शामिल हो चुके हैं.\xa0', 'जमीनी नेताओं के सहारे ही देवगौड़ा पुराने मैसूर में लोगों से सीधे संपर्क में रहते थे. मांड्या और हसन में लोकल स्तर पर भी कई बड़े नेता पार्टी छोड़ चुके हैं. हाल ही जेडीएस ने आरोप लगाया था कि कांग्रेस उनकी पार्टी तोड़ने का काम कर रही है.', 'नेताओं की कमी की वजह से ही देवगौड़ा ने कांग्रेस से 2022 में जेडीएस में शामिल होने वाले सीएम इब्राहिम को कर्नाटक इकाई का अध्यक्ष बनाया है. कर्नाटक पॉलिटिक्स में इब्राहिम की छवि दलबदलू नेता की रही है.', '3. परिवारवाद का आरोप, विश्वसनीयता भी खतरे मेंजनता दल सेक्युलर पिछले 19 साल में 3 बार पाला बदल चुकी है. कांग्रेस और बीजेपी के साथ गठबंधन में रह चुकी है. इस बार भी गठबंधन की अटकलें लगाई जा रही थी.\xa0', 'गठबंधन तोड़ने और जोड़ने की रणनीति की वजह से देवगौड़ा की विश्वसनीयता पर भी असर पड़ा है. इसके अलावा देवगौड़ा पार्टी में पूरे परिवार को शामिल कर लिए हैं. पार्टी के बड़े पद पर उनके परिवार के लोगों का ही कब्जा है.', 'देवगौड़ा के बेटे कुमारस्वामी विधायक दल के नेता हैं. दूसरे बेटे एचडी रेवन्ना कर्नाटक सरकार में मंत्री रह चुके हैं. रेवन्ना के बेटे प्रज्वल लोकसभा के सांसद हैं. कुमारस्वामी के बेटे निखिल जेडीएस युवा मोर्चा के अध्यक्ष हैं.', 'अब जाते-जाते देवगौड़ा के प्रधानमंत्री बनने की कहान भी जान लीजिए...', '1996 के चुनाव में कांग्रेस के भीतर टूट की वजह से नरसिम्हा राव की सरकार को बड़ा झटका लगा. कांग्रेस 141 सीटों पर ही सिमट गई. राम मंदिर आंदोलन के सहारे बीजेपी 161 सीट जीतकर सबसे बड़ी पार्टी बन गई.', 'बीजेपी ने अटल बिहारी वाजपेयी को नेता चुना और सरकार बनाने का दावा पेश कर दिया. तत्कालीन राष्ट्रपति शंकर दयाल शर्मा ने उन्हें प्रधानमंत्री पद की शपथ भी दिलवा दी, लेकिन अटल बिहारी वाजपेयी बहुमत साबित नहीं कर पाए.', 'इसी बीच जनता दल ने 13 पार्टियों का संयुक्त मोर्चा बनाया. कांग्रेस ने इस मोर्चे का समर्थन कर दिया. अब बारी थी नेता चुनने की. सबसे पहले पूर्व पीएम वीपी सिंह के नाम को आगे बढ़ाया गया, लेकिन उन्होंने कुर्सी संभालने से इनकार कर दिया.', 'सीपीएम के ज्योति बासु को भी प्रधानमंत्री पद का ऑफर दिया गया, लेकिन पार्टी के पोलित ब्यूरो ने उनके नाम पर सहमति नहीं दी. जनता दल की बैठक में कर्नाटक के तत्कालीन मुख्यमंत्री एचडी देवगौड़ा के नाम की सिफारिश की गई.', 'देवगौड़ा सीएम पद से इस्तीफा देने के लिए तैयार हो गए. कांग्रेस के समर्थन से देवगौड़ा देश की बागडोर संभाली, लेकिन वे ज्यादा दिनों तक इस पद पर नहीं रहे.\xa0', 'राष्ट्रीय राजनीति में मात खाने के बाद देवगौड़ा ने फिर दक्षिण की राजनीति का रूख किया. नई पार्टी बनाने के बाद उन्होंने कर्नाटक और केरल में विशेष फोकस किया.\xa0', 'प्रधानमंत्री बनने के बाद उन्होंने महिला आरक्षण समेत कई ऐसी योजनाओं का खाका तैयार किया, जो बाद में उनकी लोकप्रियता का कारण बना. 2019 में लोकसभा चुनाव हारने के बाद कांग्रेस के समर्थन से देवगौड़ा 2020 में राज्यसभा के सदस्य बने.', 'पुराने मैसूर की एक रैली में उनके बेटे कुमारस्वामी ने इमोशनल अपील करते हुए कहा था कि पिता को 120 सीटों का तोहफा देना चाहता हूं, जिससे उन्हे मरने से पहले यह अहसास हो जाए कि उनकी पार्टी ठीक ढंग से चल रही है.', 'कुमारस्वामी के इस बयान के बाद से माना जा रहा है कि देवगौड़ा का यह अंतिम चुनाव हो सकता है.', 'Pakistan: 20 घंटों से इमरान खान के घर को घेरे बैठी पुलिस को हाईकोर्ट से झटका, पूर्व प्रधानमंत्री की गिरफ्तारी पर रोक...', 'Karnataka Election 2023: टिकट बंटवारे से पहले दावेदारों ने बढ़ाई BJP की टेंशन, सीएम बसवराज बोम्मई ने क्या कुछ कहा?', "Uddhav vs Shinde: 'शिंदे कैंप के विधायकों को उद्धव ठाकरे के कांग्रेस-NCP से गठबंधन पर एतराज था तो...', सुप्रीम कोर्ट की अहम टिप्पणी", 'Shiv Sena Symbol Row: एकनाथ शिंदे गुट को शिवसेना का चिह्न देने के मामले में EC ने SC में दाखिल किया जवाब, कहा- सही था फैसला', 'H3N2: सावधान! पैर पसार रहा H3N2 इन्फ्लूएंजा वायरस, इस केंद्र शासित प्रदेश में 26 मार्च तक स्कूल बंद', 'Budget Session: राहुल गांधी के बयान और JPC की मांग पर संसद में संग्राम जारी, विपक्ष ने निकाला मार्च, सरकार बोली- ध्यान हटाने की है कोशिश | बड़ी बातें', 'Salman Khan Security: ABP न्यूज़ पर लॉरेंस बिश्नोई के इंटरव्यू के बाद मुंबई पुलिस हुई एक्टिव, सलमान खान की सुरक्षा का रिव्यू शुरू', 'Weekend Maariage: क्या है वीकेंड मैरिज, जिसमें शादी होती है मगर आप सिंगल रह सकते हैं...', "1984 Anti Sikh Riots: 'तलवार और पेट्रोल बम लेकर आए थे लोग', तापसी पन्नू ने सुनाया 1984 दंगे का भयानक मंजर, बताया कैसे बचा परिवार", 'क्या अब फॉर्मासिस्ट भी डॉक्टर की तरह दवाई लिख पाएंगे? यहां इस कानून को मिली मंजूरी']</text:p>
          </table:table-cell>
        </table:table-row>
        <table:table-row table:style-name="ro9">
          <table:table-cell office:value-type="string" calcext:value-type="string">
            <text:p>Salman Khan Security: ABP न्यूज़ पर लॉरेंस बिश्नोई के इंटरव्यू के बाद मुंबई पुलिस हुई एक्टिव, सलमान खान की सुरक्षा का रिव्यू शुरू</text:p>
          </table:table-cell>
          <table:table-cell office:value-type="string" calcext:value-type="string">
            <text:p>15 Mar 2023 02:18 PM (IST) <text:s/></text:p>
          </table:table-cell>
          <table:table-cell office:value-type="string" calcext:value-type="string">
            <text:p>['By: गणेश ठाकुर, एबीपी न्यूज | Updated at : 15 Mar 2023 02:18 PM (IST) <text:s/>', '\n', 'सलमान खान की बढ़ाई जा सकती है सुरक्षा <text:s/>( Image Source : Instagram )', "Salman Khan Security: एबीपी न्यूज को जेल से दिए लेटेस्ट इंटरव्यू के दौरान गैंगस्टर लॉरेंस बिश्नोई ने बॉलीवुड एक्टर सलमान खान से माफी मांगने या 'परिणाम भुगतने के लिए तैयार' रहने की धमकी दी थी. इंटरव्यू के दौरान बिश्नोई ने कहा था, 'वह जल्द या बाद में उनकी ईगो तोड़ देगा.' वहीं मुंबई पुलिस ने ABP न्यूज़ पर लॉरेंस बिश्नोई के इंटरव्यू का संज्ञान लिया है. इसी के साथ मुंबई पुलिस ने सलमान ख़ान की सुरक्षा का रिव्यू शुरू किया है. रिव्यू के बाद सलमान की सुरक्षा बढ़ाई जा सकती हैं.", 'लॉरेंस बिश्नोई ने कहा सलमान खान मांगे माफीबता दें कि \xa0सलमान खान को मारने की धमकी को लेकर पूछे गए सवाल के दौरान \xa0लॉरेंस बिश्नोई ने कहा था कि सलमान खान के काले हिरण को मारने के मामले में हमारा समाज एक्टर से नाराज है. वह या तो \xa0लोगों से आकर माफी मांग लें. नहीं तो उसका भी ठोस जवाब दिया जाएगा.', 'सलमान के लिए बचपन से भरा है गुस्सालॉरेंस ने कहा एक्टर ने हमारे समाज से अब तक माफी नहीं मांगी है. मेरे मन में उनके लिए बचपन से गुस्सा भरा है. कभी न कभी हम उनकी ईगो जरूर तोड़ देंगे. उन्हें हमारे देवता के मंदिर में आकर माफी मांगनी होगी. उन्होंने हमारे समाज के लोगों को पैसे भी ऑफर किए थे. हम सलमान खान को शोहरत के लिए नहीं बल्कि मकसद के लिए मारेंगे.\xa0', 'सलमान खान को गन लाइसेंस भी किया गया था जारीबता दें कि पिछले साल अगस्त में मुंबई पुलिस ने सलमान खान की सेल्फ प्रोटेक्शन के लिए गन लाइसेंस भी जारी किया था. धमकियों के बाद, सलमान को कथित तौर पर पिछले साल नवंबर में महाराष्ट्र सरकार द्वारा Y + सुरक्षा कवर दिया गया था. इसका मतलब है कि उनके पास हर समय चार सशस्त्र सुरक्षाकर्मी होंगे.', '\xa0', 'ये भी पढ़ें:-\xa0Alia Bhatt Birthday Plans: शादी के बाद आलिया भट्ट के बर्थडे को खास बनाना चाहते हैं Ranbir Kapoor, बनाया ये शानदार प्लान', 'Alia Bhatt Birthday: बर्थडे पर केक के सामने बैठकर विश मांगती नजर आईं आलिया भट्ट, रेड ड्रेस में दिखीं बेहद क्यूट', "कंगाना के साथ फिल्म करने पर मिली अंकिता लोखंडे को सजा? सुशांत की 'एक्स' के पास नहीं है काम! कारण क्या है", 'Honey Singh Documentary: हनी सिंह ने अपने बर्थडे पर फैंस को दिया खास तोहफा, रैपर की लाइफ पर डॉक्यूमेंट्री का हुआ ऐलान', "Divya Khosla Kumar को शूटिंग के दौरान लगी चोट, एक्ट्रेस ने तस्वीरें शेयर कर लिखा- 'शो मस्ट गो ऑन'", "1984 Anti Sikh Riots: 'तलवार और पेट्रोल बम लेकर आए थे लोग', तापसी पन्नू ने सुनाया 1984 दंगे का भयानक मंजर, बताया कैसे बचा परिवार", 'Budget Session: राहुल गांधी के बयान और JPC की मांग पर संसद में संग्राम जारी, विपक्ष ने निकाला मार्च, सरकार बोली- ध्यान हटाने की है कोशिश | बड़ी बातें', '89 साल के देवगौड़ा के लिए कर्नाटक का चुनाव इस बार सबसे मुश्किल क्यों?', 'Weekend Maariage: क्या है वीकेंड मैरिज, जिसमें शादी होती है मगर आप सिंगल रह सकते हैं...', 'Shiv Sena Symbol Row: एकनाथ शिंदे गुट को शिवसेना का चिह्न देने के मामले में EC ने SC में दाखिल किया जवाब, कहा- सही था फैसला', 'H3N2: सावधान! पैर पसार रहा H3N2 इन्फ्लूएंजा वायरस, इस केंद्र शासित प्रदेश में 26 मार्च तक स्कूल बंद']</text:p>
          </table:table-cell>
        </table:table-row>
        <table:table-row table:style-name="ro13">
          <table:table-cell table:number-columns-repeated="2"/>
          <table:table-cell office:value-type="string" calcext:value-type="string">
            <text:p>['स्टीम आयरन का इस्तेमाल करने से पहले आपको यह देखना चाहिए कि कपड़ा किस फैब्रिक या क्वालिटी का है. अब उसी हिसाब से आपको आयरन के टेंपरेचर को सेट करना चाहिए. टेंपरेचर सेट करने के बाद आपको प्रेस के गर्म होने का इंतजार करना है. गर्म होने के बाद कपड़ों पर आयरन फैरनी शुरू करनी है.', 'आयरन का इस्तेमाल करते समय इस बात का ध्यान रखें की आप कपड़े को किसी मजबूत सतह पर ही फैलाएं. इसके बाद सीधा कपड़ा रखकर प्रेस न करें बल्कि पहले सतह पर एक सूती कपड़ा बिछाएं और उसपर आयरन वाले कपड़े को रखें. दरअसल, कपड़ा बिछाएं आयरन करने से आपके कपड़े को नुकसान पहुंच सकता है.', 'कई बार स्टीम आयरन करने के लिए बटन दबाना पड़ता है तो कई बार भाप अपने आप निकलती है. ऐसे में, अगर आप किसी झुर्रिदार कपड़े पर प्रेस कर रहे हैं तो ध्यान से <text:s/>स्टीम ऑप्शन पर स्विच कर लें', 'स्टीम आयरन करते समय हमेशा डिस्टिल्ड वाटर का ही इस्तेमाल करें. टंकी के पानी का इस्तेमाल न ही किया जाए तो बेहतर होगा. दरअसल, टंकी के पानी में कई तरह के मिनरल्स होते हैं, जिनसे कपड़ों में दाग पड़ सकते हैं. इतना ही नहीं, टंकी के पानी से स्टीम होल्स ब्लॉक भी हो सकते हैं.', 'स्टीम आयरन करते समय ध्यान रखें कि उसका वाटर टैंक ठीक तरीके से लॉक रहे. क्योंकि, ऐसा नहीं होने पर पानी का रिसाव हो सकता है. पानी लीक होने से आपके कपड़े खराब हो सकते हैं.', 'Apple iPhone 15 की अब तक की सभी डिटेल, इतनी होगी कीमत और मिलेंगे ये खास फीचर्स', 'जैसे वोडाफोन-आइडिया मिलकर बना VI... वैसे ही इन दूसरी कंपनियों ने भी एक-दूसरे को खरीदा और अब बाजार में राज कर रही हैं!', 'बेहद काम के हैं ये इमरजेंसी ऐप्स! अभी कर ले इंस्टॉल मुसीबत में बनेंगे सुरक्षा कवच', 'क्या Google Translate का अनुवाद बिल्कुल सही होता है?', 'ये है दुनिया का पहला स्क्रीनलेस फोन, इतनी है कीमत', 'Budget Session: राहुल गांधी के बयान और JPC की मांग पर संसद में संग्राम जारी, विपक्ष ने निकाला मार्च, सरकार बोली- ध्यान हटाने की है कोशिश | बड़ी बातें', '89 साल के देवगौड़ा के लिए कर्नाटक का चुनाव इस बार सबसे मुश्किल क्यों?', 'Salman Khan Security: ABP न्यूज़ पर लॉरेंस बिश्नोई के इंटरव्यू के बाद मुंबई पुलिस हुई एक्टिव, सलमान खान की सुरक्षा का रिव्यू शुरू', 'Weekend Maariage: क्या है वीकेंड मैरिज, जिसमें शादी होती है मगर आप सिंगल रह सकते हैं...', 'Shiv Sena Symbol Row: एकनाथ शिंदे गुट को शिवसेना का चिह्न देने के मामले में EC ने SC में दाखिल किया जवाब, कहा- सही था फैसला']</text:p>
          </table:table-cell>
        </table:table-row>
        <table:table-row table:style-name="ro5">
          <table:table-cell office:value-type="string" calcext:value-type="string">
            <text:p>Shiv Sena Symbol Row: एकनाथ शिंदे गुट को शिवसेना का चिह्न देने के मामले में EC ने SC में दाखिल किया जवाब, कहा- सही था फैसला</text:p>
          </table:table-cell>
          <table:table-cell office:value-type="string" calcext:value-type="string">
            <text:p>निपुण सहगल15 Mar 2023 04:49 PM (IST) <text:s/></text:p>
          </table:table-cell>
          <table:table-cell office:value-type="string" calcext:value-type="string">
            <text:p>['By: निपुण सहगल | Updated at : 15 Mar 2023 04:49 PM (IST) <text:s/>', '\n', 'सुप्रीम कोर्ट <text:s/>( Image Source : PTI )', 'Election Commission On Shiv Sena Symbol Issue: शिवसेना के दो गुट होने के बाद इसके चुनाव चिह्न को लेकर विवाद पर चुनाव आयोग ने सुप्रीम कोर्ट में जवाब दाखिल कर दिया है. चुनाव आयोग ने चुनाव आयोग ने शिंदे खेमे को चुनाव चिह्न आवंटित करने के अपने फैसले को सही ठहराया और कहा कि यह एक तर्कसंगत आदेश था और इसमें उद्धव खेमे के उठाए गए सभी मुद्दे शामिल हैं.\xa0', 'इससे पहले सुप्रीम कोर्ट ने शिदे गुट को राहत देते हुए कहा था कि फिलहाल शिंदे गुट के पास ही शिवसेना का नाम और सिंबल रहेगा. वहीं उद्धव ठाकरे के पास (उद्धव बालासाहेब ठाकरे) नाम और मशाल चुनाव चिह्न होगा. इसके साथ ही सुप्रीम कोर्ट ने चुनाव आयोग और शिंदे गुट से जवाब देने के लिए कहा था. चुनाव आयोग ने जवाब देते हुए कहा कि याचिकाकर्ता (उद्धव ठाकरे) की तरफ से रखी बातों का खंडन करते हैं. चुनाव आयोग का फैसला प्रशासनिक नहीं, अर्ध-न्यायिक था. फैसला लेने वाली संस्था को पक्ष बना कर जवाब नहीं मांगा जा सकता.', 'उद्धव की अर्जी पर नोटिस', 'सुप्रीम कोर्ट ने कहा था कि वह चुनाव आयोग के फैसले पर रोक नहीं लगा सकता. सुप्रीम कोर्ट की टिप्पणी से स्पष्ट हो गया कि फिलहाल शिंदे गुट ही असली शिवसेना कहलाएगा. इसके अलावा सुप्रीम कोर्ट ने चुनाव आयोग के फैसले के खिलाफ उद्धव की अर्जी पर नोटिस जारी किया था. कोर्ट ने दो हफ्ते के अंदर शिंदे गुट और चुनाव आयोग से जवाब मांगा था.', 'शिवसेना चुनाव चिन्ह मामले में चुनाव आयोग ने SC में दाखिल किया जवाब। कहा-* याचिकाकर्ता (उद्धव ठाकरे) की तरफ से रखी बातों का खंडन करते हैं* चुनाव आयोग का फैसला प्रशासनिक नहीं, अर्ध-न्यायिक था* फैसला लेने वाली संस्था को पक्ष बना कर जवाब नहीं मांगा जा सकता', '\n\n', 'चीफ जस्टिस डी वाई चंद्रचूड़, न्यायमूर्ति पीएस नरसिम्हा और न्यायमूर्ति जेबी पारदीवाला की बेंच ने नोटिस जारी किया लेकिन शिंदे खेमे को असली शिवसेना मानने वाले निर्वाचन आयोग के फैसले पर रोक लगाने से इनकार करते हुए कहा कि यह दूसरे पक्ष को सुने बिना नहीं किया जा सकता है.', 'शिंदे खेमे के वकील ने पीठ से कहा कि वह इस बीच ठाकरे गुट के विधायकों को अयोग्य घोषित करने के लिए कोई विप जारी नहीं करेगा या प्रक्रिया शुरू नहीं करेगा. बेंच ने कहा, ‘ठीक है, नोटिस जारी किया जाता है. जवाबी हलफनामा दो हफ्ते के भीतर दाखिल करें.’', 'ये भी पढ़ें: Bhushan Desai: उद्धव गुट को लगा झटका, उनके वफादार सुभाष देसाई के पुत्र ने थामा सीएम शिंदे की शिवसेना का हाथ', "Uddhav vs Shinde: 'शिंदे कैंप के विधायकों को उद्धव ठाकरे के कांग्रेस-NCP से गठबंधन पर एतराज था तो...', सुप्रीम कोर्ट की अहम टिप्पणी", 'H3N2: सावधान! पैर पसार रहा H3N2 इन्फ्लूएंजा वायरस, इस केंद्र शासित प्रदेश में 26 मार्च तक स्कूल बंद', 'Budget Session: राहुल गांधी के बयान और JPC की मांग पर संसद में संग्राम जारी, विपक्ष ने निकाला मार्च, सरकार बोली- ध्यान हटाने की है कोशिश | बड़ी बातें', "Suicide Cases: ‘राष्ट्रीय पुरुष आयोग बनाएं', शादी के बाद सुसाइड केस का जिक्र करते हुए सुप्रीम कोर्ट में याचिका दायर", 'Rahul Gandhi Remarks: ‘राहुल गांधी देंगे जवाब’, स्मृति ईरानी के पीएम से नफरत, देश से नफरत के आरोप पर बोले मल्लिकार्जुन खरगे', '89 साल के देवगौड़ा के लिए कर्नाटक का चुनाव इस बार सबसे मुश्किल क्यों?', 'Salman Khan Security: ABP न्यूज़ पर लॉरेंस बिश्नोई के इंटरव्यू के बाद मुंबई पुलिस हुई एक्टिव, सलमान खान की सुरक्षा का रिव्यू शुरू', 'Weekend Maariage: क्या है वीकेंड मैरिज, जिसमें शादी होती है मगर आप सिंगल रह सकते हैं...', "1984 Anti Sikh Riots: 'तलवार और पेट्रोल बम लेकर आए थे लोग', तापसी पन्नू ने सुनाया 1984 दंगे का भयानक मंजर, बताया कैसे बचा परिवार", 'क्या अब फॉर्मासिस्ट भी डॉक्टर की तरह दवाई लिख पाएंगे? यहां इस कानून को मिली मंजूरी']</text:p>
          </table:table-cell>
        </table:table-row>
        <table:table-row table:style-name="ro6">
          <table:table-cell office:value-type="string" calcext:value-type="string">
            <text:p>Budget Session: राहुल गांधी के बयान और JPC की मांग पर संसद में संग्राम जारी, विपक्ष ने निकाला मार्च, सरकार बोली- ध्यान हटाने की है कोशिश | बड़ी बातें</text:p>
          </table:table-cell>
          <table:table-cell office:value-type="string" calcext:value-type="string">
            <text:p>ABP Live15 Mar 2023 04:18 PM (IST) <text:s/></text:p>
          </table:table-cell>
          <table:table-cell office:value-type="string" calcext:value-type="string">
            <text:p>['By: ABP Live | Updated at : 15 Mar 2023 04:18 PM (IST) <text:s/>', '\n', 'विपक्षी दलों का मार्च <text:s/>( Image Source : PTI )', 'Parliament Budget Session: संसद के बजट सत्र के दूसरे चरण में लगातार तीसरे दिन हंगामा जारी रहा. विपक्षी पार्टियां जहां अडानी मामले में जेपीसी की मांग पर अड़ी है. वहीं सत्ता पक्ष राहुल गांधी के माइक बंद कर देने वाले बयान पर माफी की मांग को लेकर पीछे हटने को तैयार नहीं है. दिनभर की 10 बड़ी बातें-', '1. सरकार और विपक्ष के हंगामे को देखते हुए लोकसभा और राज्यसभा दोनों ही सदनों की कार्यवाही कल तक के लिए स्थगित कर दी गई. इससे पहले सोमवार और मंगलवार को भी सदन की कार्यवाही नहीं चल सकी.', '2.\xa0कांग्रेस समेत 16 विपक्षी दलों के नेताओं ने अडानी समूह से जुड़े मामले में प्रवर्तन निदेशालय (ईडी) के समक्ष ज्ञापन देने के लिए बुधवार (15 मार्च) को संसद भवन से मार्च निकाला, हालांकि पुलिस ने उन्हें विजय चौक पर ही रोक लिया. \xa0ईडी मुख्यालय के लिए संसद भवन से निकलने के बाद ही पुलिस ने विजय चौक पर विपक्षी सांसदों को रोका. पुलिस ने विजय चौक के निकट बैरिकेडिंग लगा रखे थे.', '3. विपक्षी दलों के मार्च में ममता बनर्जी की पार्टी टीएमसी ने हिस्सा नहीं लिया. टीएमसी के सांसदों ने घरेलू रसोई गैस (LPG) की कीमतों में वृद्धि को लेकर संसद भवन परिसर में महात्मा गांधी की प्रतिमा के सामने प्रदर्शन किया.\xa0', '4.\xa0राज्यसभा में नेता प्रतिपक्ष और कांग्रेस अध्यक्ष मल्लिकार्जुन खरगे ने कहा कि हम अडानी समूह के घोटाले के मामले में ज्ञापन देने के लिए ईडी निदेशक से मिलने जा रहे थे, लेकिन सरकार ने हमें रोक लिया और विजय चौक तक भी जाने नहीं दिया. उन्होंने कहा कि विपक्ष इस मामले पर ईडी के समक्ष विस्तृत पक्ष रखना चाहता है और आगे जाने की कोशिश करेगा. कांग्रेस समेत कई विपक्षी दल ने अडानी समूह के खिलाफ तीन पेजों का ज्ञापन तैयार किया है जिसमें शेल कंपनियों समेत कई आरोप लगाए गए हैं.\xa0', '5.\xa0कांग्रेस सांसद अधीर रंजन चौधरी ने कहा कि अडानी ग्रुप के मामले पर जेपीसी जांच की मांग कर रहे हैं. बीजेपी यह नहीं चाहती. ऐसे में बीजेपी का असली चेहरा दिख रहा है. कांग्रेस से केंद्र सरकार डर रही है. इस पर केंद्रीय मंत्री जी.किशन रेड्डी ने कहा कि हम सभी विषयों पर चर्चा करने के लिए तैयार हैं. हम पीछे हटने वाले नहीं है. हम विपक्ष की समस्या समझ रहे हैं. चुनाव आने वाला है इसलिए वो कीचड़ फेंकने का प्रयास करते हैं मगर उन्हें नहीं पता कि कीचड़ में ही कमल खिलेगा. \xa0', '6.\xa0कांग्रेस सहित अन्य विपक्षी दलों के आरोपों पर केंद्रीय मंत्री प्रह्लाद जोशी ने कहा कि विपक्ष ये सब ध्यान हटाने के लिए कर रही है क्योंकि उनके सांसदों को पता है कि राहुल गांधी ने जो किया है वो गलत है. इस पर चर्चा नहीं हो इसलिए ऐसा किया जा रहा है. साथ ही राहुल गांधी से माफी की मांग की है.\xa0', '7.\xa0कांग्रेस अध्यक्ष खरगे ने राहुल गांधी की माफी मांगने को लेकर कहा कि पार्टी नेता राहुल गांधी के ब्रिटेन के बयान पर माफी मांगने का कोई सवाल ही नहीं है और ऐसी मांग कर रहे लोगों को प्रधानमंत्री नरेंद्र मोदी देश की जनता को अपमानित करने वाले विदेश में दिये गये बयानों पर जवाब देना चाहिए. दरअसल राहुल गांधी ने ब्रिटेन दौरे के दौरान कहा था कि सदन में विपक्ष के लिए माइक बंद कर दिए जाते हैं. मोदी सरकार लोकतंत्र पर हमला कर रही है.\xa0', '8. कांग्रेस ने राहुल गांधी पर हमले को लेकर केंद्रीय मंत्री स्मृति ईरानी पर पलटवार करते हुए बुधवार को आरोप लगाया कि वह ‘राहुल गांधी ट्रोल मंत्रालय’ की मंत्री हैं. केंद्रीय मंत्री स्मृति ईरानी ने बुधवार को कांग्रेस नेता राहुल गांधी की ब्रिटेन में उनकी हालिया टिप्पणी को लेकर आलोचना की और कहा कि भारत का लोकतंत्र खतरे में नहीं है, लेकिन विदेशों में उन्होंने जिस तरह का ‘व्यवहार’ किया, उसके लिए लोगों ने उनकी पार्टी को ‘राजनीतिक तबाही’ की ओर धकेल दिया है.', '9. हाल ही में लंदन में एक कार्यक्रम में राहुल गांधी ने आरोप लगाया था कि भारतीय लोकतंत्र के ढांचे पर ‘‘बर्बर हमला’’ हो रहा है. उन्होंने अफसोस जताया कि अमेरिका और यूरोप समेत दुनिया के लोकतांत्रिक हिस्से इस पर ध्यान देने में नाकाम रहे हैं. राहुल ने व्याख्यान में यह आरोप भी लगाया था कि प्रधानमंत्री नरेन्द्र मोदी भारत के लोकतांत्रिक ढांचे को नष्ट कर रहे हैं.', '10. बीजेपी सांसद निशिकांत दुबे ने पूरे मामले पर लोकसभा स्पीकर ओम बिड़ला को लेटर लिखकर राहुल गांधी को बर्खास्त करने की मांग की है.\xa0 उन्होंने कहा कि राहुल गांधी ने देश के खिलाफ बयान दिया है.\xa0', "ये भी पढ़ें- Parliament Budget Session: 'जिस देश ने बनाया था गुलाम, उसी से मदद मांग रहे राहुल गांधी', स्मृति ईरानी बोलीं- टुकड़े-टुकड़े गैंग के समर्थक...", 'Uddhav Vs Shinde: उद्धव ठाकरे को एक और झटका, पूर्व स्वास्थ्य मंत्री और करीबी नेता शिंदे गुट में होंगे शामिल', "Rahul Gandhi Remarks: 'राहुल गांधी की संसद सदस्यता खत्म कर दें', बीजेपी सांसद ने स्पीकर को लिखा पत्र", "Uddhav vs Shinde: 'शिंदे कैंप के विधायकों को उद्धव ठाकरे के कांग्रेस-NCP से गठबंधन पर एतराज था तो...', सुप्रीम कोर्ट की अहम टिप्पणी", 'SCO Summit: एससीओ समिट के लिए भारत ने पाकिस्तान के रक्षा मंत्री को भेजा न्यौता, अगले महीने दिल्ली में होगी मीटिंग', 'Karnataka Election 2023: टिकट बंटवारे से पहले दावेदारों ने बढ़ाई BJP की टेंशन, सीएम बसवराज बोम्मई ने क्या कुछ कहा?', '89 साल के देवगौड़ा के लिए कर्नाटक का चुनाव इस बार सबसे मुश्किल क्यों?', 'Salman Khan Security: ABP न्यूज़ पर लॉरेंस बिश्नोई के इंटरव्यू के बाद मुंबई पुलिस हुई एक्टिव, सलमान खान की सुरक्षा का रिव्यू शुरू', 'स्टीम आयरन को यूज करते वक्त ज्यादातर लोग करते हैं ये <text:s/>गलतियां... ये है इस्तेमाल करने का सही तरीका', 'Shiv Sena Symbol Row: एकनाथ शिंदे गुट को शिवसेना का चिह्न देने के मामले में EC ने SC में दाखिल किया जवाब, कहा- सही था फैसला', 'Weekend Maariage: क्या है वीकेंड मैरिज, जिसमें शादी होती है मगर आप सिंगल रह सकते हैं...']</text:p>
          </table:table-cell>
        </table:table-row>
        <table:table-row table:style-name="ro14">
          <table:table-cell office:value-type="string" calcext:value-type="string">
            <text:p>Weekend Maariage: क्या है वीकेंड मैरिज, जिसमें शादी होती है मगर आप सिंगल रह सकते हैं...</text:p>
          </table:table-cell>
          <table:table-cell office:value-type="string" calcext:value-type="string">
            <text:p>ABP Live15 Mar 2023 03:29 PM (IST) <text:s/></text:p>
          </table:table-cell>
          <table:table-cell office:value-type="string" calcext:value-type="string">
            <text:p>['By: ABP Live | Updated at : 15 Mar 2023 03:29 PM (IST) <text:s/>', '\n', 'वीकेंड मैरिज <text:s/>( Image Source : Freepik )', 'Weekend Maariage: कहते हैं शादी जन्मों जन्मों का बंधन होता है. सात फेरे लेने के बाद इंसान सात जन्मों के लिए एक दूसरे का हो जाता है.एक साथ रहना खाना-पीना, घूमना फिरना, वगैरा वगैरा. लेकिन जापान में शादी का एक ऐसा ट्रेंड चला है, जो सिर्फ वीकेंड का ही बंधन है. यहां शादी सिर्फ सैटरडे संडे का ही बंधन होता है, उसके बाद पति पत्नी एक दूसरे से बिल्कुल अलग हो जाते हैं. यह ट्रेंड जापान में काफी ज्यादा पॉपुलर हो रहा है. इस तरीके को अपनाकर कपल्स सिंगल लाइफ का मजा उठा पा रहे हैं.', 'वीकेंड मैरिज ऐसी शादी है जो वीकेंड तक के लिए ही वैलिड होती है. इसमें कपल एक दूसरे के साथ वीकेंड पर रहते हैं और बाकी दिन वो एक दूसरे से अलग रहते हैं, जैसे वह शादी के पहले रहा करते थे. लोगों का मानना है कि शादीशुदा होने के बाद उन्हें पर्सनल स्पेस नहीं मिल पाता है, ऐसे में वीकेंड मैरिज ट्रेंड शुरू किया गया. इससे दोनों पार्टनर खुश भी रहे और पार्टनर में प्यार भी बढ़ा. वीकेंड मैरिज उन लोगों के लिए काफी अच्छा ऑप्शन है जिनका जॉब प्रोफाइल एक दूसरे से अलग है. वर्किंग आवर भी एक दूसरे से मिलता जुलता नहीं है और तो और जॉब लोकेशन भी एक दूसरे से दूर है या दूसरे शहर में है. ऐसे कपल्स सप्ताह के अंतिम दिनों में साथ में रहकर क्वालिटी टाइम बिता सकते हैं', 'अक्सर ऐसा होता है कि कपल्स का लाइफस्टाइल एक-दूसरे से काफी अलग होता है, ऐसे में जब वह दोनों अलग रहते हैं तो अपने हिसाब से जिंदगी जीते हैं. इसके अलावा अलग-अलग रहने से झगड़ा होने की संभावना भी काफी हद तक कम हो जाती है. क्योंकि अक्सर जब कपल्स एक साथ रहते हैं तो दोनों को एक दूसरे की खामियां काफी नजदीकी से नजर आती है. ऐसे में बात- बात पर झगड़े और बहस होने लगते हैं, लेकिन वीकेंड मैरिज से ये सारी परेशानियां दूर हो सकती है.', 'जापान के लोगों का मानना है कि वीकेंड मैरिज से वो अपने करियर पर ज्यादा फोकस कर पाते हैं और हफ्ते के आखिर में फैमिली टाइम बिता कर अपने हफ्ते भर के स्ट्रेस को कम कर लेते हैं. इससे महिलाओं को ज्यादा फायदा होता है. महिलाएं खुद के लिए टाइम निकाल पाती हैं. घर की टेंशन और हस्बैंड की देखभाल से बच कर खुद को समय दे पाती हैं.', 'लोगों का ये भी मानना है कि जब आप लंबे समय तक दूर रहते हैं और हफ्ते में एक बार करीब आते हैं तो आपके पास एक दूसरे को बताने के लिए बहुत कुछ होता है. अच्छी और बुरी दोनों बातों को साझा कर पाते हैं. क्वालिटी टाइम बिता पाते हैं. इस तरह से एक दूसरे से नजदीकी का अनुभव होता है.रिश्ते में मिठास बढ़ती है. बॉन्डिंग स्ट्रॉन्ग होता है.', 'आज के दौर में लोग बहुत ही आजाद ख्याल के हैं. इस वजह से तलाक के मामले भी बहुत ज्यादा बढ़ रहे हैं. कई बार हस्बैंड वाइफ को एक दूसरे की कंपनी और एक दूसरे का इंटरफेरेंस पसंद नहीं आता. ऐसे में जापान के लोग वीकेंड मैरिज का फंडा शादी को लंबे वक्त तक बरकरार रखने के लिए अपना रहे हैं.', 'Manglik Dosha: अगर आप मांगलिक हैं तो शादी से पहले कर लीजिए ये उपाय, वरना वैवाहिक जीवन हो सकता है बर्बाद', 'Weight loss: हेल्दी ब्रेकफास्ट में उबले अंडे खाकर हो गए हैं बोर? तो इस मॉर्निंग ट्राई करें अंडे से बनी ये टेस्टी रेसिपी', 'H3N2 Influenza: किडनी की सेहत बिगाड़ सकता है H3N2 इन्फ्लूएंजा, इस बीमारी से हैं परेशान तो सावधान और सतर्क रहें', 'PCOS Diet: पीसीओएस की समस्या में महिलाएं गलती से भी न खाएं ये चीजें, वरना सेहत पर पड़ सकता हैं बुरा असर', 'चिलचिलाती गर्मी में पेट को ठंडक पहुंचाएगी ये तीन ड्रिंक्स...आप भी करें ट्राई', 'Budget Session: राहुल गांधी के बयान और JPC की मांग पर संसद में संग्राम जारी, विपक्ष ने निकाला मार्च, सरकार बोली- ध्यान हटाने की है कोशिश | बड़ी बातें', '89 साल के देवगौड़ा के लिए कर्नाटक का चुनाव इस बार सबसे मुश्किल क्यों?', 'Salman Khan Security: ABP न्यूज़ पर लॉरेंस बिश्नोई के इंटरव्यू के बाद मुंबई पुलिस हुई एक्टिव, सलमान खान की सुरक्षा का रिव्यू शुरू', 'Shiv Sena Symbol Row: एकनाथ शिंदे गुट को शिवसेना का चिह्न देने के मामले में EC ने SC में दाखिल किया जवाब, कहा- सही था फैसला', "1984 Anti Sikh Riots: 'तलवार और पेट्रोल बम लेकर आए थे लोग', तापसी पन्नू ने सुनाया 1984 दंगे का भयानक मंजर, बताया कैसे बचा परिवार"]</text:p>
          </table:table-cell>
        </table:table-row>
        <table:table-row table:style-name="ro4">
          <table:table-cell office:value-type="string" calcext:value-type="string">
            <text:p>1984 Anti Sikh Riots: 'तलवार और पेट्रोल बम लेकर आए थे लोग', तापसी पन्नू ने सुनाया 1984 दंगे का भयानक मंजर, बताया कैसे बचा परिवार</text:p>
          </table:table-cell>
          <table:table-cell office:value-type="string" calcext:value-type="string">
            <text:p>ABP Live15 Mar 2023 02:52 PM (IST) <text:s/></text:p>
          </table:table-cell>
          <table:table-cell office:value-type="string" calcext:value-type="string">
            <text:p>['By: ABP Live | Updated at : 15 Mar 2023 02:52 PM (IST) <text:s/>', '\n', 'तापसी पन्नू ने सुनाया 1984 दंगे का भयानक मंजर. <text:s/>( Image Source : Instagram )', 'Taapsee Pannu On 1984 Anti Sikh Riots: बॉलीवुड एक्ट्रेस तापसी पन्नू (Taapsee Pannu) ने दिल्ली में 1984 के सिख विरोधी दंगे के दौरान अपने परिवार के भयानक अनुभव को को लेकर बात की. तापसी ने बताया कि उस वक्त उनके माता-पिता की शादी नहीं हुई थी. दंगाइयों ने शक्ति नगर स्थित उनके पिता के घर में घेर लिया था, लेकिन आस-पड़ोस के लोगों ने उन्हें और उनके पिता के परिवार को बचा लिया.', "दंगाइयों ने घेर लिया था पिता का घरThe Lallantop के साथ इंटरव्यू के दौरान तापसी ने बताया कि उस वक्त उनके पैरेंट्स की शादी नहीं हुई थीं. मां ईस्ट दिल्ली में रहती थीं, तो पिता शक्ति नगर में रहते थे. तापसी पन्नू ने कहा, ''मैं उस समय के बारे में जो कुछ भी जानती हूं, वो मैंने उनसे सुना है. मेरी मां हमें बताती है कि उनके एरिया सेफ था, लेकिन शक्ति नगर में पिता का अकेला सिख परिवार था. हमारे घर के बाहर जोंगा खड़ी रहती थी और उस समय बहुत लोगों के पास कार नहीं थी''.", "तलवार और पेट्रोल बम लेकर पहुंच गए थे घरतापसी ने बताया, ''मुझे बताया गया कि उस समय लोग तलवारें, पेट्रोल बम लेकर आए तो उनको पता था कि वहां पर एक ही सिख फैमिली है. तो उस समय घरवाले लाइट बंद करके घर के अंदर छुप गए थे. भागने का तो कोई ऑप्शन था ही नहीं. क्योंकि पता था कि आसपास लोग आ चुके हैं. तो फिर भागकर कहां जाएंगे? जहां पर रहते थे रेंट पर तो उस बिल्डिंग के अंदर चार फैमिली थी. बाकी तीन हिंदू थे. गेट तक आ गए थे वो लोग और हमारी फैमिली के बार में पता किया तो बाकी हिंदू फैमिली ने बता दिया कि वो तो भाग गए हैं. फिर उनको पता चला कि ये जोंगा हमारी है, तो फिर उसे आग लगा दी. इस तरह बच गए क्योंकि आसपास मोहल्ले वालों ने बचा लिया.''", 'तापसी पन्नू की फिल्मेंवर्क फ्रंट की बात करें तो पिछली बार तापसी पन्नू (Taapsee Pannu) फिल्म दोबारा में नजर आई थीं, जिसका डायरेक्शन अनुराग कश्यप ने किया था. अब वह शाहरुख खान के साथ फिल्म डंकी में नजर आएंगी, जो इस साल के आखिर में सिनेमाघरों में दस्तक देगी. इसका निर्देशन मशहूर डायरेक्टर राजकुमार हिरानी कर रहे हैं.', "यह भी पढ़ें-'नाटू नाटू' की Oscar जीत की आलोचना करना इस नेशनल अवॉर्ड विनिंग एक्ट्रेस को पड़ा भारी, यूजर्स ने जमकर किया ट्रोल", "दीपिका की तारीफ करने पर हैरान हुए लोगों को Kangana Ranaut ने दिया जवाब, बोलीं - 'मैंने सिर्फ कृष्ण धर्म फॉलो किया'", 'Alia Bhatt Birthday: बर्थडे पर केक के सामने बैठकर विश मांगती नजर आईं आलिया भट्ट, रेड ड्रेस में दिखीं बेहद क्यूट', "कंगाना के साथ फिल्म करने पर मिली अंकिता लोखंडे को सजा? सुशांत की 'एक्स' के पास नहीं है काम! कारण क्या है", 'Honey Singh Documentary: हनी सिंह ने अपने बर्थडे पर फैंस को दिया खास तोहफा, रैपर की लाइफ पर डॉक्यूमेंट्री का हुआ ऐलान', "Divya Khosla Kumar को शूटिंग के दौरान लगी चोट, एक्ट्रेस ने तस्वीरें शेयर कर लिखा- 'शो मस्ट गो ऑन'", 'Budget Session: राहुल गांधी के बयान और JPC की मांग पर संसद में संग्राम जारी, विपक्ष ने निकाला मार्च, सरकार बोली- ध्यान हटाने की है कोशिश | बड़ी बातें', '89 साल के देवगौड़ा के लिए कर्नाटक का चुनाव इस बार सबसे मुश्किल क्यों?', 'Salman Khan Security: ABP न्यूज़ पर लॉरेंस बिश्नोई के इंटरव्यू के बाद मुंबई पुलिस हुई एक्टिव, सलमान खान की सुरक्षा का रिव्यू शुरू', 'Weekend Maariage: क्या है वीकेंड मैरिज, जिसमें शादी होती है मगर आप सिंगल रह सकते हैं...', 'Shiv Sena Symbol Row: एकनाथ शिंदे गुट को शिवसेना का चिह्न देने के मामले में EC ने SC में दाखिल किया जवाब, कहा- सही था फैसला']</text:p>
          </table:table-cell>
        </table:table-row>
        <table:table-row table:style-name="ro4">
          <table:table-cell office:value-type="string" calcext:value-type="string">
            <text:p>क्या अब फॉर्मासिस्ट भी डॉक्टर की तरह दवाई लिख पाएंगे? यहां इस कानून को मिली मंजूरी</text:p>
          </table:table-cell>
          <table:table-cell office:value-type="string" calcext:value-type="string">
            <text:p>ABP Live15 Mar 2023 03:01 PM (IST) <text:s/></text:p>
          </table:table-cell>
          <table:table-cell office:value-type="string" calcext:value-type="string">
            <text:p>['By: ABP Live | Updated at : 15 Mar 2023 03:01 PM (IST) <text:s/>', '\n', 'बिहार में भी अब फार्मेसी प्रेक्टिस रेगुलेशन को लागू कर दिया है <text:s/>( Image Source : Getty Images )', 'फार्मेसी प्रेक्टिस रेगुलेशन एक बार चर्चा में आ गया है और इस बार चर्चा में आने की वजह ये है कि इस कानून को अब बिहार में भी मंजूरी मिल गई है. बता दें कि बिहार ऐसा करने वाला चौथा राज्य बन गया है. इससे पहले केरल, कर्नाटक और दिल्ली में यह कानून लागू था और अब इसे बिहार में हरी झंडी मिल गई है. यह कानून फार्मासिस्ट को लेकर है और इसे मंजूरी मिलने के बाद फार्मासिस्ट काफी खुश हैं.\xa0', 'ऐसे में लोगों का सवाल है कि आखिर ये कानून है क्या और जब ये लागू हो गया है तो इससे क्या फायदा होने वाला है. तो आज हम आपको आसान भाषा में समझाने की कोशिश करते हैं कि आखिर ये कानून क्या है और इस कानून की पूरी कहानी क्या है...', 'बता दें कि साल 2015 में ये फार्मेसी प्रेक्टिस रेग्युलेशन एक्ट बनाया गया था, जिसका उद्देश्य फॉर्मासिस्ट प्रेक्टिस सेक्टर को इंप्रूव करना और उसे रेग्युलेट करना था. यह फार्मेसी काउंसिल ऑफ इंडिया ने बनाया था. आसान भाषा में समझें तो इसमें दवाई की दुकानों वाले फार्मासिस्ट को लेकर नियम हैं, जिसमें फार्मासिस्ट की जिम्मेदारियां तय की गई है. इसे 2021 में अपडेट भी किया गया था.', 'इसमें फार्मासिस्ट प्रेक्टिस के नियन, फार्मासिस्ट बनने के नियम, फार्मासिस्ट की जिम्मेदारियां आदि के बारे में बताया गया है. इस कानून में फार्मासिस्ट को मरीजों को सजेशन देने पर फीस लेने की छूट दी गई है. लेकिन, कई लोगों का मानना है कि इसका मतलब है कि अब फार्मासिस्ट भी दवाई लिख पाएंगे और अपना क्लिनिक खोल पाएंगे. \xa0', 'जब ये कानून आया था तो लोग ये मान रहे थे कि अब फार्मासिस्ट भी डॉक्टर की तरह क्लिनिक खोल पाएंगे और उसके साथ ही प्रिस्क्रिप्शन भी लिख पाएंगे. लेकिन, ऐसा नहीं है. इस बारे में सरकार की ओर से इस पर स्पष्टीकरण भी आ चुका है, जिसमें बताया गया है कि फॉर्मेसी प्रेक्टिस रेगुलेशन नियम में क्लिनिक खोलने को लेकर कोई भी प्रावधान है.\xa0', 'दरअसल, इस एक्ट के तहत कोई भी फार्मासिस्ट अब दवाई का नाम और उसके बाद में जानकारी दे सकती है. इसके साथ दवाई की मात्रा, दवाई लेने के तरीके, उसे स्टोर करने के तरीके, दवाई ना ले पाए तो क्या करना चाहिए आदि को लेकर सजेशन दे सकते हैं. हालांकि, इसका मतलब ये नहीं है कि वो डॉक्टर की तरह दवाई सजेस्ट कर दे.\xa0', 'यह भी पढ़ें-\xa0CBI और CID का होता है अलग-अलग काम! आज समझिए कौनसी टीम क्या करती है?', 'गुस्सा आने पर जोर से दरवाजा क्यों बंद करते हैं लोग? आज जान लीजिए इसका जवाब', 'मैनहोल के कवर गोल क्यों होते हैं? वजह जानकर आप भी कहेंगे- यह तो सोचा ही नहीं था', 'CBI और CID का होता है अलग-अलग काम! आज समझिए कौनसी टीम क्या करती है?', 'क्या जेल की सजा में दिन और रात अलग-अलग गिने जाते है, 14 साल की सजा 7 साल में पूरी हो जाती है?', 'बुर्ज खलीफा की नींव में ऐसा क्या खास है कि तूफान, भूकंप कुछ नहीं बिगाड़ सकता?', 'Budget Session: राहुल गांधी के बयान और JPC की मांग पर संसद में संग्राम जारी, विपक्ष ने निकाला मार्च, सरकार बोली- ध्यान हटाने की है कोशिश | बड़ी बातें', '89 साल के देवगौड़ा के लिए कर्नाटक का चुनाव इस बार सबसे मुश्किल क्यों?', 'Salman Khan Security: ABP न्यूज़ पर लॉरेंस बिश्नोई के इंटरव्यू के बाद मुंबई पुलिस हुई एक्टिव, सलमान खान की सुरक्षा का रिव्यू शुरू', 'Weekend Maariage: क्या है वीकेंड मैरिज, जिसमें शादी होती है मगर आप सिंगल रह सकते हैं...', 'Shiv Sena Symbol Row: एकनाथ शिंदे गुट को शिवसेना का चिह्न देने के मामले में EC ने SC में दाखिल किया जवाब, कहा- सही था फैसला']</text:p>
          </table:table-cell>
        </table:table-row>
        <table:table-row table:style-name="ro4">
          <table:table-cell office:value-type="string" calcext:value-type="string">
            <text:p>Karnataka Election 2023: 'सत्ता में आए तो...', <text:s/>प्रदेश कांग्रेस अध्यक्ष डीके शिवकुमार ने कर्नाटक के DGP को चेताया</text:p>
          </table:table-cell>
          <table:table-cell office:value-type="string" calcext:value-type="string">
            <text:p>ABP Live15 Mar 2023 03:40 PM (IST) <text:s/></text:p>
          </table:table-cell>
          <table:table-cell office:value-type="string" calcext:value-type="string">
            <text:p>['By: ABP Live | Updated at : 15 Mar 2023 03:40 PM (IST) <text:s/>', '\n', 'कार्नाटक कांग्रेस प्रदेश अध्यक्ष डीके शिवकुमार (फाइल फोटो) <text:s/>( Image Source : PTI )', 'Karnataka Congress Chief Warns DGP Praveen Sood:\xa0कर्नाटक कांग्रेस प्रमुख डीके शिवकुमार (DK Shivakumar) ने राज्य के पुलिस महानिदेशक (DGP) प्रवीण सूद (Praveen Sood) की गिरफ्तारी की मांग की है. इसी के साथ उन्होंने चेतावनी दी है कि अगर कांग्रेस (Congress) फिर से सत्ता में आती है तो डीजीपी के खिलाफ कार्रवाई की जाएगी. एनडीटीवी की रिपोर्ट के मुताबिक, डीके शिवकुमार ने दावा किया कि डीजीपी सत्तारूढ़ बीजेपी (BJP) सरकार का बचाव कर रहे हैं और उनकी पार्टी (कांग्रेस) के नेताओं के खिलाफ मामले दर्ज कर रहे हैं.', "रिपोर्ट के मुताबिक, कांग्रेस प्रदेश अध्यक्ष ने पुलिस महानिदेशक के लिए 'नालायक' शब्द का इस्तेमाल किया. एक वीडियो में वह इसे बोलते भी सुनाई दे रहे हैं. शिवकुमार ने कहा कि तत्काल प्रभाव से डीजीपी के खिलाफ मामला दर्ज किया जाना चाहिए और उनकी गिरफ्तारी होनी चाहिए. उन्होंने कहा कि निर्वाचन आयोग (ECI) को डीजीपी को हटा देना चाहिए.\xa0बता दें कि कर्नाटक में मई से पहले विधानसभा चुनाव होना है. इस लिहाज से चुनाव में अब बहुत कम दिन बचे हैं. उससे पहले कांग्रेस प्रदेश अध्यक्ष की ओर से डीजीपी को लेकर यह चेतावनी सामने आई है.\xa0", 'और क्या बोले डीके शिवकुमार?', "रिपोर्ट के मुताबिक, डीके शिवकुमार ने आगे कहा, ''उन्होंने (डीजीपी) सेवा में तीन साल पूरे कर लिए हैं. आप कितने दिन उन्हें रखना और उनकी पूजा करना चाहते हैं. उन्होंने हमारे खिलाफ 25 से ज्यादा मामले दर्ज कराए हैं.'' इसी के साथ उन्होंने कहा कि कांग्रेस उनके खिलाफ एक्शन लेगी अगर सत्ता में वापस आती है.", 'बता दें कि 224 सदस्यीय कर्नाटक विधानसभा में कांग्रेस ने कम से कम 150 सीटें जीतने का लक्ष्य रखा है. बहुमत हासिल करने के उद्देश्य से यह लक्ष्य निर्धारित किया गया है. बता दें कि कर्नाटक में विधानसभा के लिए बहुमत का आंकड़ा 113 सीटों का है. वहीं, जनता दल (सेक्युलर) (JDS) ने पहले ही अपने 93 उम्मीदवारों की पहली लिस्ट जारी कर दी है जबकि बीजेपी और कांग्रेस ने अभी तक अपने-अपने उम्मीदवारों के नामों की घोषणा नहीं की है.', 'यह भी पढ़ें- 89 साल के देवगौड़ा के लिए कर्नाटक का चुनाव इस बार सबसे मुश्किल क्यों?\xa0', "Uddhav vs Shinde: 'शिंदे कैंप के विधायकों को उद्धव ठाकरे के कांग्रेस-NCP से गठबंधन पर एतराज था तो...', सुप्रीम कोर्ट की अहम टिप्पणी", 'Karnataka Election 2023: टिकट बंटवारे से पहले दावेदारों ने बढ़ाई BJP की टेंशन, सीएम बसवराज बोम्मई ने क्या कुछ कहा?', 'Shiv Sena Symbol Row: एकनाथ शिंदे गुट को शिवसेना का चिह्न देने के मामले में EC ने SC में दाखिल किया जवाब, कहा- सही था फैसला', 'H3N2: सावधान! पैर पसार रहा H3N2 इन्फ्लूएंजा वायरस, इस केंद्र शासित प्रदेश में 26 मार्च तक स्कूल बंद', 'Budget Session: राहुल गांधी के बयान और JPC की मांग पर संसद में संग्राम जारी, विपक्ष ने निकाला मार्च, सरकार बोली- ध्यान हटाने की है कोशिश | बड़ी बातें', '89 साल के देवगौड़ा के लिए कर्नाटक का चुनाव इस बार सबसे मुश्किल क्यों?', 'Salman Khan Security: ABP न्यूज़ पर लॉरेंस बिश्नोई के इंटरव्यू के बाद मुंबई पुलिस हुई एक्टिव, सलमान खान की सुरक्षा का रिव्यू शुरू', 'Weekend Maariage: क्या है वीकेंड मैरिज, जिसमें शादी होती है मगर आप सिंगल रह सकते हैं...', "1984 Anti Sikh Riots: 'तलवार और पेट्रोल बम लेकर आए थे लोग', तापसी पन्नू ने सुनाया 1984 दंगे का भयानक मंजर, बताया कैसे बचा परिवार", 'क्या अब फॉर्मासिस्ट भी डॉक्टर की तरह दवाई लिख पाएंगे? यहां इस कानून को मिली मंजूरी']</text:p>
          </table:table-cell>
        </table:table-row>
        <table:table-row table:style-name="ro1" table:number-rows-repeated="1048545">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15">00/00/0000</text:date>, <text:time style:data-style-name="N2" text:time-value="18:27:36.63565791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3-15T18:29:18.779195162</dc:date>
    <meta:editing-duration>PT9M21S</meta:editing-duration>
    <meta:editing-cycles>2</meta:editing-cycles>
    <meta:generator>LibreOffice/6.0.7.3$Linux_X86_64 LibreOffice_project/00m0$Build-3</meta:generator>
    <meta:document-statistic meta:table-count="1" meta:cell-count="88" meta:object-count="0"/>
  </office:meta>
</office:document-meta>
</file>